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4"/>
    <style:style style:name="ce23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74pt solid #000000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text-align-source="value-type" style:repeat-content="false" fo:border-left="0.74pt solid #000000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</style:style>
    <style:style style:name="ce26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tra" table:style-name="ta1">
        <table:shapes>
          <draw:frame draw:z-index="0" draw:style-name="gr1" draw:text-style-name="P1" svg:width="16.273cm" svg:height="9.004cm" svg:x="18.172cm" svg:y="0.558cm">
            <draw:object draw:notify-on-update-of-ranges="acttra.B3:acttra.F3 acttra.B11:acttra.F11 acttra.B12:acttra.F12 acttra.B12:acttra.F12 acttra.B47:acttra.F47 acttra.B48:acttra.F48 acttra.B48:acttra.F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273cm" svg:height="9.004cm" svg:x="18.064cm" svg:y="10.386cm">
            <draw:object draw:notify-on-update-of-ranges="acttra.B15:acttra.F15 acttra.B23:acttra.F23 acttra.B24:acttra.F24 acttra.B24:acttra.F24 acttra.B59:acttra.F59 acttra.B60:acttra.F60 acttra.B60:acttra.F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6.273cm" svg:height="9.004cm" svg:x="18.063cm" svg:y="19.869cm">
            <draw:object draw:notify-on-update-of-ranges="acttra.B27:acttra.F27 acttra.B35:acttra.F35 acttra.B36:acttra.F36 acttra.B36:acttra.F36 acttra.B71:acttra.F71 acttra.B72:acttra.F72 acttra.B72:acttra.F7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5" table:default-cell-style-name="ce7"/>
        <table:table-column table:style-name="co1" table:number-columns-repeated="3" table:default-cell-style-name="Default"/>
        <table:table-row table:style-name="ro1">
          <table:table-cell table:style-name="ce1" table:number-columns-repeated="7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9" office:value-type="string" calcext:value-type="string" table:number-columns-spanned="5" table:number-rows-spanned="1">
            <text:p>First Experiment, LD-DFS, g</text:p>
          </table:table-cell>
          <table:covered-table-cell table:number-columns-repeated="4" table:style-name="ce9"/>
          <table:table-cell table:number-columns-repeated="3"/>
        </table:table-row>
        <table:table-row table:style-name="ro1">
          <table:covered-table-cell table:style-name="ce9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909" calcext:value-type="float">
            <text:p>0,909</text:p>
          </table:table-cell>
          <table:table-cell table:number-columns-repeated="2" table:style-name="ce6" office:value-type="float" office:value="0.864" calcext:value-type="float">
            <text:p>0,864</text:p>
          </table:table-cell>
          <table:table-cell table:style-name="ce6" office:value-type="float" office:value="0.727" calcext:value-type="float">
            <text:p>0,727</text:p>
          </table:table-cell>
          <table:table-cell table:style-name="ce6" office:value-type="float" office:value="0.909" calcext:value-type="float">
            <text:p>0,9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4" calcext:value-type="float">
            <text:p>0,864</text:p>
          </table:table-cell>
          <table:table-cell office:value-type="float" office:value="0.955" calcext:value-type="float">
            <text:p>0,955</text:p>
          </table:table-cell>
          <table:table-cell office:value-type="float" office:value="0.682" calcext:value-type="float">
            <text:p>0,682</text:p>
          </table:table-cell>
          <table:table-cell office:value-type="float" office:value="0.818" calcext:value-type="float">
            <text:p>0,818</text:p>
          </table:table-cell>
          <table:table-cell office:value-type="float" office:value="0.864" calcext:value-type="float">
            <text:p>0,86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.955" calcext:value-type="float">
            <text:p>0,95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9" calcext:value-type="float">
            <text:p>0,909</text:p>
          </table:table-cell>
          <table:table-cell table:number-columns-repeated="2" office:value-type="float" office:value="0.864" calcext:value-type="float">
            <text:p>0,864</text:p>
          </table:table-cell>
          <table:table-cell office:value-type="float" office:value="0.909" calcext:value-type="float">
            <text:p>0,909</text:p>
          </table:table-cell>
          <table:table-cell office:value-type="float" office:value="0.318" calcext:value-type="float">
            <text:p>0,3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909" calcext:value-type="float">
            <text:p>0,909</text:p>
          </table:table-cell>
          <table:table-cell office:value-type="float" office:value="0.864" calcext:value-type="float">
            <text:p>0,864</text:p>
          </table:table-cell>
          <table:table-cell office:value-type="float" office:value="0.909" calcext:value-type="float">
            <text:p>0,909</text:p>
          </table:table-cell>
          <table:table-cell office:value-type="float" office:value="0.818" calcext:value-type="float">
            <text:p>0,8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5" calcext:value-type="float">
            <text:p>0,955</text:p>
          </table:table-cell>
          <table:table-cell office:value-type="float" office:value="0.591" calcext:value-type="float">
            <text:p>0,591</text:p>
          </table:table-cell>
          <table:table-cell office:value-type="float" office:value="0.909" calcext:value-type="float">
            <text:p>0,909</text:p>
          </table:table-cell>
          <table:table-cell office:value-type="float" office:value="0.773" calcext:value-type="float">
            <text:p>0,773</text:p>
          </table:table-cell>
          <table:table-cell office:value-type="float" office:value="0.909" calcext:value-type="float">
            <text:p>0,909</text:p>
          </table:table-cell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2" table:style-name="ce8" office:value-type="float" office:value="0.955" calcext:value-type="float">
            <text:p>0,955</text:p>
          </table:table-cell>
          <table:table-cell table:style-name="ce8" office:value-type="float" office:value="0.909" calcext:value-type="float">
            <text:p>0,909</text:p>
          </table:table-cell>
          <table:table-cell table:number-columns-repeated="2" table:style-name="ce8" office:value-type="float" office:value="0.818" calcext:value-type="float">
            <text:p>0,818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:.B10])" office:value-type="float" office:value="0.922285714285714" calcext:value-type="float">
            <text:p>0,922285714285714</text:p>
          </table:table-cell>
          <table:table-cell table:style-name="ce6" table:formula="of:=AVERAGE([.C4:.C10])" office:value-type="float" office:value="0.870428571428571" calcext:value-type="float">
            <text:p>0,870428571428571</text:p>
          </table:table-cell>
          <table:table-cell table:style-name="ce6" table:formula="of:=AVERAGE([.D4:.D10])" office:value-type="float" office:value="0.863857142857143" calcext:value-type="float">
            <text:p>0,863857142857143</text:p>
          </table:table-cell>
          <table:table-cell table:style-name="ce6" table:formula="of:=AVERAGE([.E4:.E10])" office:value-type="float" office:value="0.844142857142857" calcext:value-type="float">
            <text:p>0,844142857142857</text:p>
          </table:table-cell>
          <table:table-cell table:style-name="ce6" table:formula="of:=AVERAGE([.F4:.F10])" office:value-type="float" office:value="0.798714285714286" calcext:value-type="float">
            <text:p>0,798714285714286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4:.B10])" office:value-type="float" office:value="0.0344901642294064" calcext:value-type="float">
            <text:p>0,0344901642294064</text:p>
          </table:table-cell>
          <table:table-cell table:style-name="ce8" table:formula="of:=STDEV([.C4:.C10])" office:value-type="float" office:value="0.129812502149391" calcext:value-type="float">
            <text:p>0,129812502149391</text:p>
          </table:table-cell>
          <table:table-cell table:style-name="ce8" table:formula="of:=STDEV([.D4:.D10])" office:value-type="float" office:value="0.0870391263961761" calcext:value-type="float">
            <text:p>0,0870391263961761</text:p>
          </table:table-cell>
          <table:table-cell table:style-name="ce8" table:formula="of:=STDEV([.E4:.E10])" office:value-type="float" office:value="0.0825155108074205" calcext:value-type="float">
            <text:p>0,0825155108074205</text:p>
          </table:table-cell>
          <table:table-cell table:style-name="ce8" table:formula="of:=STDEV([.F4:.F10])" office:value-type="float" office:value="0.217885072370515" calcext:value-type="float">
            <text:p>0,217885072370515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9" office:value-type="string" calcext:value-type="string" table:number-columns-spanned="5" table:number-rows-spanned="1">
            <text:p>First Experiment, LD-DFS, x</text:p>
          </table:table-cell>
          <table:covered-table-cell table:number-columns-repeated="4" table:style-name="ce9"/>
          <table:table-cell table:style-name="ce1"/>
          <table:table-cell table:number-columns-repeated="2"/>
        </table:table-row>
        <table:table-row table:style-name="ro1">
          <table:covered-table-cell table:style-name="ce9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50" calcext:value-type="float">
            <text:p>5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4]" office:value-type="float" office:value="0.909" calcext:value-type="float">
            <text:p>0,909</text:p>
          </table:table-cell>
          <table:table-cell table:style-name="ce6" office:value-type="float" office:value="0.773" calcext:value-type="float">
            <text:p>0,773</text:p>
          </table:table-cell>
          <table:table-cell table:style-name="ce6" office:value-type="float" office:value="0.591" calcext:value-type="float">
            <text:p>0,591</text:p>
          </table:table-cell>
          <table:table-cell table:style-name="ce6" office:value-type="float" office:value="0.955" calcext:value-type="float">
            <text:p>0,955</text:p>
          </table:table-cell>
          <table:table-cell table:style-name="ce6"/>
          <table:table-cell table:style-name="ce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0.864" calcext:value-type="float">
            <text:p>0,864</text:p>
          </table:table-cell>
          <table:table-cell office:value-type="float" office:value="0.909" calcext:value-type="float">
            <text:p>0,909</text:p>
          </table:table-cell>
          <table:table-cell office:value-type="float" office:value="0.773" calcext:value-type="float">
            <text:p>0,773</text:p>
          </table:table-cell>
          <table:table-cell office:value-type="float" office:value="0.864" calcext:value-type="float">
            <text:p>0,864</text:p>
          </table:table-cell>
          <table:table-cell/>
          <table:table-cell table:style-name="ce3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" office:value-type="float" office:value="0.955" calcext:value-type="float">
            <text:p>0,955</text:p>
          </table:table-cell>
          <table:table-cell office:value-type="float" office:value="0.909" calcext:value-type="float">
            <text:p>0,909</text:p>
          </table:table-cell>
          <table:table-cell office:value-type="float" office:value="0.773" calcext:value-type="float">
            <text:p>0,773</text:p>
          </table:table-cell>
          <table:table-cell office:value-type="float" office:value="0.909" calcext:value-type="float">
            <text:p>0,909</text:p>
          </table:table-cell>
          <table:table-cell/>
          <table:table-cell table:style-name="ce31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0.909" calcext:value-type="float">
            <text:p>0,909</text:p>
          </table:table-cell>
          <table:table-cell office:value-type="float" office:value="0.818" calcext:value-type="float">
            <text:p>0,818</text:p>
          </table:table-cell>
          <table:table-cell table:number-columns-repeated="2" office:value-type="float" office:value="0.545" calcext:value-type="float">
            <text:p>0,545</text:p>
          </table:table-cell>
          <table:table-cell/>
          <table:table-cell table:style-name="ce31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" office:value-type="float" office:value="0.909" calcext:value-type="float">
            <text:p>0,909</text:p>
          </table:table-cell>
          <table:table-cell table:style-name="ce31" office:value-type="float" office:value="0.773" calcext:value-type="float">
            <text:p>0,773</text:p>
          </table:table-cell>
          <table:table-cell office:value-type="float" office:value="0.818" calcext:value-type="float">
            <text:p>0,818</text:p>
          </table:table-cell>
          <table:table-cell office:value-type="float" office:value="0.727" calcext:value-type="float">
            <text:p>0,727</text:p>
          </table:table-cell>
          <table:table-cell/>
          <table:table-cell table:style-name="ce31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" office:value-type="float" office:value="0.955" calcext:value-type="float">
            <text:p>0,955</text:p>
          </table:table-cell>
          <table:table-cell office:value-type="float" office:value="0.864" calcext:value-type="float">
            <text:p>0,864</text:p>
          </table:table-cell>
          <table:table-cell office:value-type="float" office:value="0.636" calcext:value-type="float">
            <text:p>0,636</text:p>
          </table:table-cell>
          <table:table-cell office:value-type="float" office:value="0.545" calcext:value-type="float">
            <text:p>0,545</text:p>
          </table:table-cell>
          <table:table-cell/>
          <table:table-cell table:style-name="ce31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table:formula="of:=[.B10]" office:value-type="float" office:value="0.955" calcext:value-type="float">
            <text:p>0,955</text:p>
          </table:table-cell>
          <table:table-cell table:style-name="ce31" office:value-type="float" office:value="0.773" calcext:value-type="float">
            <text:p>0,773</text:p>
          </table:table-cell>
          <table:table-cell table:style-name="ce8" office:value-type="float" office:value="0.727" calcext:value-type="float">
            <text:p>0,727</text:p>
          </table:table-cell>
          <table:table-cell office:value-type="float" office:value="0.909" calcext:value-type="float">
            <text:p>0,909</text:p>
          </table:table-cell>
          <table:table-cell table:style-name="ce8"/>
          <table:table-cell table:style-name="ce31"/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16:.B22])" office:value-type="float" office:value="0.922285714285714" calcext:value-type="float">
            <text:p>0,922285714285714</text:p>
          </table:table-cell>
          <table:table-cell table:style-name="ce6" table:formula="of:=AVERAGE([.C16:.C22])" office:value-type="float" office:value="0.831285714285714" calcext:value-type="float">
            <text:p>0,831285714285714</text:p>
          </table:table-cell>
          <table:table-cell table:style-name="ce6" table:formula="of:=AVERAGE([.D16:.D22])" office:value-type="float" office:value="0.694714285714286" calcext:value-type="float">
            <text:p>0,694714285714286</text:p>
          </table:table-cell>
          <table:table-cell table:style-name="ce6" table:formula="of:=AVERAGE([.E16:.E22])" office:value-type="float" office:value="0.779142857142857" calcext:value-type="float">
            <text:p>0,779142857142857</text:p>
          </table:table-cell>
          <table:table-cell table:style-name="ce6" table:formula="of:=AVERAGE([.F16:.F22])" office:value-type="string" office:string-value="" calcext:value-type="error">
            <text:p>#DIV/0!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16:.B22])" office:value-type="float" office:value="0.0344901642294064" calcext:value-type="float">
            <text:p>0,0344901642294064</text:p>
          </table:table-cell>
          <table:table-cell table:style-name="ce8" table:formula="of:=STDEV([.C16:.C22])" office:value-type="float" office:value="0.0626064807234158" calcext:value-type="float">
            <text:p>0,0626064807234158</text:p>
          </table:table-cell>
          <table:table-cell table:style-name="ce8" table:formula="of:=STDEV([.D16:.D22])" office:value-type="float" office:value="0.104177275650234" calcext:value-type="float">
            <text:p>0,104177275650234</text:p>
          </table:table-cell>
          <table:table-cell table:style-name="ce8" table:formula="of:=STDEV([.E16:.E22])" office:value-type="float" office:value="0.175222171895595" calcext:value-type="float">
            <text:p>0,175222171895595</text:p>
          </table:table-cell>
          <table:table-cell table:style-name="ce8" table:formula="of:=STDEV([.F16:.F22])" office:value-type="string" office:string-value="" calcext:value-type="error">
            <text:p>#DIV/0!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31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5" table:number-rows-spanned="1">
            <text:p>First Experiment, Greedy, x</text:p>
          </table:table-cell>
          <table:covered-table-cell table:number-columns-repeated="4" table:style-name="ce1"/>
          <table:table-cell table:number-columns-repeated="3"/>
        </table:table-row>
        <table:table-row table:style-name="ro1">
          <table:covered-table-cell table:style-name="ce9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0.909" calcext:value-type="float">
            <text:p>0,909</text:p>
          </table:table-cell>
          <table:table-cell table:style-name="ce6" office:value-type="float" office:value="0.636" calcext:value-type="float">
            <text:p>0,636</text:p>
          </table:table-cell>
          <table:table-cell table:style-name="ce6" office:value-type="float" office:value="0.682" calcext:value-type="float">
            <text:p>0,6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office:value-type="float" office:value="0.909" calcext:value-type="float">
            <text:p>0,909</text:p>
          </table:table-cell>
          <table:table-cell table:number-columns-repeated="2" office:value-type="float" office:value="0.955" calcext:value-type="float">
            <text:p>0,955</text:p>
          </table:table-cell>
          <table:table-cell office:value-type="float" office:value="0.682" calcext:value-type="float">
            <text:p>0,682</text:p>
          </table:table-cell>
          <table:table-cell office:value-type="float" office:value="0.318" calcext:value-type="float">
            <text:p>0,3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" office:value-type="float" office:value="0.909" calcext:value-type="float">
            <text:p>0,909</text:p>
          </table:table-cell>
          <table:table-cell office:value-type="float" office:value="0.727" calcext:value-type="float">
            <text:p>0,727</text:p>
          </table:table-cell>
          <table:table-cell table:style-name="ce31" office:value-type="float" office:value="0.909" calcext:value-type="float">
            <text:p>0,909</text:p>
          </table:table-cell>
          <table:table-cell office:value-type="float" office:value="0.727" calcext:value-type="float">
            <text:p>0,727</text:p>
          </table:table-cell>
          <table:table-cell office:value-type="float" office:value="0.636" calcext:value-type="float">
            <text:p>0,6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31" office:value-type="float" office:value="0.909" calcext:value-type="float">
            <text:p>0,909</text:p>
          </table:table-cell>
          <table:table-cell table:number-columns-repeated="2" office:value-type="float" office:value="0.864" calcext:value-type="float">
            <text:p>0,864</text:p>
          </table:table-cell>
          <table:table-cell office:value-type="float" office:value="0.455" calcext:value-type="float">
            <text:p>0,45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table:style-name="ce31" office:value-type="float" office:value="0.909" calcext:value-type="float">
            <text:p>0,909</text:p>
          </table:table-cell>
          <table:table-cell office:value-type="float" office:value="0.591" calcext:value-type="float">
            <text:p>0,591</text:p>
          </table:table-cell>
          <table:table-cell office:value-type="float" office:value="0.818" calcext:value-type="float">
            <text:p>0,8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73" calcext:value-type="float">
            <text:p>0,773</text:p>
          </table:table-cell>
          <table:table-cell office:value-type="float" office:value="0.955" calcext:value-type="float">
            <text:p>0,955</text:p>
          </table:table-cell>
          <table:table-cell table:number-columns-repeated="2" office:value-type="float" office:value="0.636" calcext:value-type="float">
            <text:p>0,636</text:p>
          </table:table-cell>
          <table:table-cell office:value-type="float" office:value="0.955" calcext:value-type="float">
            <text:p>0,955</text:p>
          </table:table-cell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2" table:style-name="ce31" office:value-type="float" office:value="0.909" calcext:value-type="float">
            <text:p>0,909</text:p>
          </table:table-cell>
          <table:table-cell table:style-name="ce8" office:value-type="float" office:value="0.773" calcext:value-type="float">
            <text:p>0,773</text:p>
          </table:table-cell>
          <table:table-cell table:style-name="ce8" office:value-type="float" office:value="0.727" calcext:value-type="float">
            <text:p>0,727</text:p>
          </table:table-cell>
          <table:table-cell table:style-name="ce8" office:value-type="float" office:value="0.818" calcext:value-type="float">
            <text:p>0,818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28:.B34])" office:value-type="float" office:value="0.889571428571429" calcext:value-type="float">
            <text:p>0,889571428571429</text:p>
          </table:table-cell>
          <table:table-cell table:style-name="ce6" table:formula="of:=AVERAGE([.C28:.C34])" office:value-type="float" office:value="0.896142857142857" calcext:value-type="float">
            <text:p>0,896142857142857</text:p>
          </table:table-cell>
          <table:table-cell table:style-name="ce6" table:formula="of:=AVERAGE([.D28:.D34])" office:value-type="float" office:value="0.850714285714286" calcext:value-type="float">
            <text:p>0,850714285714286</text:p>
          </table:table-cell>
          <table:table-cell table:style-name="ce6" table:formula="of:=AVERAGE([.E28:.E34])" office:value-type="float" office:value="0.694714285714286" calcext:value-type="float">
            <text:p>0,694714285714286</text:p>
          </table:table-cell>
          <table:table-cell table:style-name="ce6" table:formula="of:=AVERAGE([.F28:.F34])" office:value-type="float" office:value="0.668857142857143" calcext:value-type="float">
            <text:p>0,668857142857143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28:.B34])" office:value-type="float" office:value="0.0514031683292549" calcext:value-type="float">
            <text:p>0,0514031683292549</text:p>
          </table:table-cell>
          <table:table-cell table:style-name="ce8" table:formula="of:=STDEV([.C28:.C34])" office:value-type="float" office:value="0.0776733085245045" calcext:value-type="float">
            <text:p>0,0776733085245045</text:p>
          </table:table-cell>
          <table:table-cell table:style-name="ce8" table:formula="of:=STDEV([.D28:.D34])" office:value-type="float" office:value="0.110593420970258" calcext:value-type="float">
            <text:p>0,110593420970258</text:p>
          </table:table-cell>
          <table:table-cell table:style-name="ce8" table:formula="of:=STDEV([.E28:.E34])" office:value-type="float" office:value="0.0899587206921676" calcext:value-type="float">
            <text:p>0,0899587206921676</text:p>
          </table:table-cell>
          <table:table-cell table:style-name="ce8" table:formula="of:=STDEV([.F28:.F34])" office:value-type="float" office:value="0.222280924786203" calcext:value-type="float">
            <text:p>0,222280924786203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9" office:value-type="string" calcext:value-type="string" table:number-columns-spanned="5" table:number-rows-spanned="1">
            <text:p>Second Experiment, LD-DFS, g</text:p>
          </table:table-cell>
          <table:covered-table-cell table:number-columns-repeated="4" table:style-name="ce9"/>
          <table:table-cell table:number-columns-repeated="3"/>
        </table:table-row>
        <table:table-row table:style-name="ro1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757" calcext:value-type="float">
            <text:p>0,757</text:p>
          </table:table-cell>
          <table:table-cell table:style-name="ce6" office:value-type="float" office:value="0.743" calcext:value-type="float">
            <text:p>0,743</text:p>
          </table:table-cell>
          <table:table-cell table:style-name="ce6" office:value-type="float" office:value="0.557" calcext:value-type="float">
            <text:p>0,557</text:p>
          </table:table-cell>
          <table:table-cell table:style-name="ce6" office:value-type="float" office:value="0.686" calcext:value-type="float">
            <text:p>0,686</text:p>
          </table:table-cell>
          <table:table-cell table:style-name="ce6" office:value-type="float" office:value="0.529" calcext:value-type="float">
            <text:p>0,529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0.714" calcext:value-type="float">
            <text:p>0,714</text:p>
          </table:table-cell>
          <table:table-cell office:value-type="float" office:value="0.543" calcext:value-type="float">
            <text:p>0,543</text:p>
          </table:table-cell>
          <table:table-cell office:value-type="float" office:value="0.586" calcext:value-type="float">
            <text:p>0,586</text:p>
          </table:table-cell>
          <table:table-cell office:value-type="float" office:value="0.657" calcext:value-type="float">
            <text:p>0,657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3" calcext:value-type="float">
            <text:p>0,643</text:p>
          </table:table-cell>
          <table:table-cell table:number-columns-repeated="2" office:value-type="float" office:value="0.714" calcext:value-type="float">
            <text:p>0,714</text:p>
          </table:table-cell>
          <table:table-cell office:value-type="float" office:value="0.514" calcext:value-type="float">
            <text:p>0,514</text:p>
          </table:table-cell>
          <table:table-cell office:value-type="float" office:value="0.7" calcext:value-type="float">
            <text:p>0,7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4" calcext:value-type="float">
            <text:p>0,71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314" calcext:value-type="float">
            <text:p>0,314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1" calcext:value-type="float">
            <text:p>0,671</text:p>
          </table:table-cell>
          <table:table-cell office:value-type="float" office:value="0.714" calcext:value-type="float">
            <text:p>0,714</text:p>
          </table:table-cell>
          <table:table-cell office:value-type="float" office:value="0.6" calcext:value-type="float">
            <text:p>0,6</text:p>
          </table:table-cell>
          <table:table-cell office:value-type="float" office:value="0.686" calcext:value-type="float">
            <text:p>0,686</text:p>
          </table:table-cell>
          <table:table-cell office:value-type="float" office:value="0.329" calcext:value-type="float">
            <text:p>0,329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1" calcext:value-type="float">
            <text:p>0,571</text:p>
          </table:table-cell>
          <table:table-cell office:value-type="float" office:value="0.557" calcext:value-type="float">
            <text:p>0,557</text:p>
          </table:table-cell>
          <table:table-cell office:value-type="float" office:value="0.6" calcext:value-type="float">
            <text:p>0,6</text:p>
          </table:table-cell>
          <table:table-cell office:value-type="float" office:value="0.457" calcext:value-type="float">
            <text:p>0,457</text:p>
          </table:table-cell>
          <table:table-cell office:value-type="float" office:value="0.414" calcext:value-type="float">
            <text:p>0,414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657" calcext:value-type="float">
            <text:p>0,657</text:p>
          </table:table-cell>
          <table:table-cell table:style-name="ce8" office:value-type="float" office:value="0.643" calcext:value-type="float">
            <text:p>0,643</text:p>
          </table:table-cell>
          <table:table-cell table:style-name="ce8" office:value-type="float" office:value="0.629" calcext:value-type="float">
            <text:p>0,629</text:p>
          </table:table-cell>
          <table:table-cell table:style-name="ce8" office:value-type="float" office:value="0.586" calcext:value-type="float">
            <text:p>0,586</text:p>
          </table:table-cell>
          <table:table-cell table:style-name="ce8" office:value-type="float" office:value="0.643" calcext:value-type="float">
            <text:p>0,643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0:.B46])" office:value-type="float" office:value="0.673285714285714" calcext:value-type="float">
            <text:p>0,673285714285714</text:p>
          </table:table-cell>
          <table:table-cell table:style-name="ce6" table:formula="of:=AVERAGE([.C40:.C46])" office:value-type="float" office:value="0.673428571428572" calcext:value-type="float">
            <text:p>0,673428571428572</text:p>
          </table:table-cell>
          <table:table-cell table:style-name="ce6" table:formula="of:=AVERAGE([.D40:.D46])" office:value-type="float" office:value="0.606142857142857" calcext:value-type="float">
            <text:p>0,606142857142857</text:p>
          </table:table-cell>
          <table:table-cell table:style-name="ce6" table:formula="of:=AVERAGE([.E40:.E46])" office:value-type="float" office:value="0.573571428571429" calcext:value-type="float">
            <text:p>0,573571428571429</text:p>
          </table:table-cell>
          <table:table-cell table:style-name="ce6" table:formula="of:=AVERAGE([.F40:.F46])" office:value-type="float" office:value="0.512285714285714" calcext:value-type="float">
            <text:p>0,512285714285714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40:.B46])" office:value-type="float" office:value="0.0592022361225044" calcext:value-type="float">
            <text:p>0,0592022361225044</text:p>
          </table:table-cell>
          <table:table-cell table:style-name="ce8" table:formula="of:=STDEV([.C40:.C46])" office:value-type="float" office:value="0.0661232615218405" calcext:value-type="float">
            <text:p>0,0661232615218405</text:p>
          </table:table-cell>
          <table:table-cell table:style-name="ce8" table:formula="of:=STDEV([.D40:.D46])" office:value-type="float" office:value="0.0557835954722311" calcext:value-type="float">
            <text:p>0,0557835954722311</text:p>
          </table:table-cell>
          <table:table-cell table:style-name="ce8" table:formula="of:=STDEV([.E40:.E46])" office:value-type="float" office:value="0.0895727956149953" calcext:value-type="float">
            <text:p>0,0895727956149953</text:p>
          </table:table-cell>
          <table:table-cell table:style-name="ce8" table:formula="of:=STDEV([.F40:.F46])" office:value-type="float" office:value="0.161304798735928" calcext:value-type="float">
            <text:p>0,161304798735928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31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9" office:value-type="string" calcext:value-type="string" table:number-columns-spanned="5" table:number-rows-spanned="1">
            <text:p>Second Experiment, LD-DFS, x</text:p>
          </table:table-cell>
          <table:covered-table-cell table:number-columns-repeated="4" table:style-name="ce9"/>
          <table:table-cell table:style-name="ce31"/>
          <table:table-cell table:number-columns-repeated="2"/>
        </table:table-row>
        <table:table-row table:style-name="ro1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0" calcext:value-type="float">
            <text:p>50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40]" office:value-type="float" office:value="0.757" calcext:value-type="float">
            <text:p>0,757</text:p>
          </table:table-cell>
          <table:table-cell table:style-name="ce6" office:value-type="float" office:value="0.671" calcext:value-type="float">
            <text:p>0,671</text:p>
          </table:table-cell>
          <table:table-cell table:style-name="ce6" office:value-type="float" office:value="0.543" calcext:value-type="float">
            <text:p>0,543</text:p>
          </table:table-cell>
          <table:table-cell table:style-name="ce6" office:value-type="float" office:value="0.386" calcext:value-type="float">
            <text:p>0,386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]" office:value-type="float" office:value="0.7" calcext:value-type="float">
            <text:p>0,7</text:p>
          </table:table-cell>
          <table:table-cell office:value-type="float" office:value="0.614" calcext:value-type="float">
            <text:p>0,614</text:p>
          </table:table-cell>
          <table:table-cell office:value-type="float" office:value="0.571" calcext:value-type="float">
            <text:p>0,571</text:p>
          </table:table-cell>
          <table:table-cell office:value-type="float" office:value="0.543" calcext:value-type="float">
            <text:p>0,5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2]" office:value-type="float" office:value="0.643" calcext:value-type="float">
            <text:p>0,643</text:p>
          </table:table-cell>
          <table:table-cell office:value-type="float" office:value="0.629" calcext:value-type="float">
            <text:p>0,629</text:p>
          </table:table-cell>
          <table:table-cell office:value-type="float" office:value="0.571" calcext:value-type="float">
            <text:p>0,571</text:p>
          </table:table-cell>
          <table:table-cell office:value-type="float" office:value="0.114" calcext:value-type="float">
            <text:p>0,11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3]" office:value-type="float" office:value="0.714" calcext:value-type="float">
            <text:p>0,714</text:p>
          </table:table-cell>
          <table:table-cell office:value-type="float" office:value="0.443" calcext:value-type="float">
            <text:p>0,443</text:p>
          </table:table-cell>
          <table:table-cell office:value-type="float" office:value="0.586" calcext:value-type="float">
            <text:p>0,586</text:p>
          </table:table-cell>
          <table:table-cell office:value-type="float" office:value="0.171" calcext:value-type="float">
            <text:p>0,17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4]" office:value-type="float" office:value="0.671" calcext:value-type="float">
            <text:p>0,671</text:p>
          </table:table-cell>
          <table:table-cell office:value-type="float" office:value="0.586" calcext:value-type="float">
            <text:p>0,586</text:p>
          </table:table-cell>
          <table:table-cell office:value-type="float" office:value="0.571" calcext:value-type="float">
            <text:p>0,571</text:p>
          </table:table-cell>
          <table:table-cell office:value-type="float" office:value="0.214" calcext:value-type="float">
            <text:p>0,21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5]" office:value-type="float" office:value="0.571" calcext:value-type="float">
            <text:p>0,571</text:p>
          </table:table-cell>
          <table:table-cell office:value-type="float" office:value="0.714" calcext:value-type="float">
            <text:p>0,714</text:p>
          </table:table-cell>
          <table:table-cell office:value-type="float" office:value="0.443" calcext:value-type="float">
            <text:p>0,443</text:p>
          </table:table-cell>
          <table:table-cell office:value-type="float" office:value="0.429" calcext:value-type="float">
            <text:p>0,429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table:formula="of:=[.B46]" office:value-type="float" office:value="0.657" calcext:value-type="float">
            <text:p>0,657</text:p>
          </table:table-cell>
          <table:table-cell table:style-name="ce8" office:value-type="float" office:value="0.514" calcext:value-type="float">
            <text:p>0,514</text:p>
          </table:table-cell>
          <table:table-cell table:style-name="ce8" office:value-type="float" office:value="0.343" calcext:value-type="float">
            <text:p>0,343</text:p>
          </table:table-cell>
          <table:table-cell table:style-name="ce8" office:value-type="float" office:value="0.329" calcext:value-type="float">
            <text:p>0,329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52:.B58])" office:value-type="float" office:value="0.673285714285714" calcext:value-type="float">
            <text:p>0,673285714285714</text:p>
          </table:table-cell>
          <table:table-cell table:style-name="ce6" table:formula="of:=AVERAGE([.C52:.C58])" office:value-type="float" office:value="0.595857142857143" calcext:value-type="float">
            <text:p>0,595857142857143</text:p>
          </table:table-cell>
          <table:table-cell table:style-name="ce6" table:formula="of:=AVERAGE([.D52:.D58])" office:value-type="float" office:value="0.518285714285714" calcext:value-type="float">
            <text:p>0,518285714285714</text:p>
          </table:table-cell>
          <table:table-cell table:style-name="ce6" table:formula="of:=AVERAGE([.E52:.E58])" office:value-type="float" office:value="0.312285714285714" calcext:value-type="float">
            <text:p>0,312285714285714</text:p>
          </table:table-cell>
          <table:table-cell table:style-name="ce6" table:formula="of:=AVERAGE([.F52:.F5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52:.B58])" office:value-type="float" office:value="0.0592022361225044" calcext:value-type="float">
            <text:p>0,0592022361225044</text:p>
          </table:table-cell>
          <table:table-cell table:style-name="ce8" table:formula="of:=STDEV([.C52:.C58])" office:value-type="float" office:value="0.092371403532025" calcext:value-type="float">
            <text:p>0,092371403532025</text:p>
          </table:table-cell>
          <table:table-cell table:style-name="ce8" table:formula="of:=STDEV([.D52:.D58])" office:value-type="float" office:value="0.091218993427382" calcext:value-type="float">
            <text:p>0,091218993427382</text:p>
          </table:table-cell>
          <table:table-cell table:style-name="ce8" table:formula="of:=STDEV([.E52:.E58])" office:value-type="float" office:value="0.15357052048458" calcext:value-type="float">
            <text:p>0,15357052048458</text:p>
          </table:table-cell>
          <table:table-cell table:style-name="ce8" table:formula="of:=STDEV([.F52:.F5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5" table:number-rows-spanned="1">
            <text:p>Second Experiment, Greedy, x</text:p>
          </table:table-cell>
          <table:covered-table-cell table:number-columns-repeated="4" table:style-name="ce1"/>
          <table:table-cell table:number-columns-repeated="3"/>
        </table:table-row>
        <table:table-row table:style-name="ro1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643" calcext:value-type="float">
            <text:p>0,643</text:p>
          </table:table-cell>
          <table:table-cell table:style-name="ce6" office:value-type="float" office:value="0.586" calcext:value-type="float">
            <text:p>0,586</text:p>
          </table:table-cell>
          <table:table-cell table:style-name="ce6" office:value-type="float" office:value="0.529" calcext:value-type="float">
            <text:p>0,529</text:p>
          </table:table-cell>
          <table:table-cell table:style-name="ce6" office:value-type="float" office:value="0.629" calcext:value-type="float">
            <text:p>0,629</text:p>
          </table:table-cell>
          <table:table-cell table:style-name="ce6" office:value-type="float" office:value="0.429" calcext:value-type="float">
            <text:p>0,4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7" calcext:value-type="float">
            <text:p>0,657</text:p>
          </table:table-cell>
          <table:table-cell office:value-type="float" office:value="0.671" calcext:value-type="float">
            <text:p>0,671</text:p>
          </table:table-cell>
          <table:table-cell office:value-type="float" office:value="0.729" calcext:value-type="float">
            <text:p>0,729</text:p>
          </table:table-cell>
          <table:table-cell office:value-type="float" office:value="0.571" calcext:value-type="float">
            <text:p>0,571</text:p>
          </table:table-cell>
          <table:table-cell office:value-type="float" office:value="0.329" calcext:value-type="float">
            <text:p>0,32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0.729" calcext:value-type="float">
            <text:p>0,729</text:p>
          </table:table-cell>
          <table:table-cell office:value-type="float" office:value="0.586" calcext:value-type="float">
            <text:p>0,586</text:p>
          </table:table-cell>
          <table:table-cell office:value-type="float" office:value="0.614" calcext:value-type="float">
            <text:p>0,614</text:p>
          </table:table-cell>
          <table:table-cell office:value-type="float" office:value="0.457" calcext:value-type="float">
            <text:p>0,4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office:value-type="float" office:value="0.643" calcext:value-type="float">
            <text:p>0,643</text:p>
          </table:table-cell>
          <table:table-cell office:value-type="float" office:value="0.671" calcext:value-type="float">
            <text:p>0,671</text:p>
          </table:table-cell>
          <table:table-cell office:value-type="float" office:value="0.6" calcext:value-type="float">
            <text:p>0,6</text:p>
          </table:table-cell>
          <table:table-cell office:value-type="float" office:value="0.586" calcext:value-type="float">
            <text:p>0,586</text:p>
          </table:table-cell>
          <table:table-cell office:value-type="float" office:value="0.386" calcext:value-type="float">
            <text:p>0,38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629" calcext:value-type="float">
            <text:p>0,629</text:p>
          </table:table-cell>
          <table:table-cell office:value-type="float" office:value="0.586" calcext:value-type="float">
            <text:p>0,586</text:p>
          </table:table-cell>
          <table:table-cell office:value-type="float" office:value="0.614" calcext:value-type="float">
            <text:p>0,614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4" calcext:value-type="float">
            <text:p>0,614</text:p>
          </table:table-cell>
          <table:table-cell office:value-type="float" office:value="0.714" calcext:value-type="float">
            <text:p>0,714</text:p>
          </table:table-cell>
          <table:table-cell office:value-type="float" office:value="0.514" calcext:value-type="float">
            <text:p>0,514</text:p>
          </table:table-cell>
          <table:table-cell office:value-type="float" office:value="0.557" calcext:value-type="float">
            <text:p>0,557</text:p>
          </table:table-cell>
          <table:table-cell office:value-type="float" office:value="0.386" calcext:value-type="float">
            <text:p>0,386</text:p>
          </table:table-cell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629" calcext:value-type="float">
            <text:p>0,629</text:p>
          </table:table-cell>
          <table:table-cell table:style-name="ce8" office:value-type="float" office:value="0.686" calcext:value-type="float">
            <text:p>0,68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543" calcext:value-type="float">
            <text:p>0,543</text:p>
          </table:table-cell>
          <table:table-cell table:style-name="ce32" office:value-type="float" office:value="0.429" calcext:value-type="float">
            <text:p>0,429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64:.B70])" office:value-type="float" office:value="0.640857142857143" calcext:value-type="float">
            <text:p>0,640857142857143</text:p>
          </table:table-cell>
          <table:table-cell table:style-name="ce6" table:formula="of:=AVERAGE([.C64:.C70])" office:value-type="float" office:value="0.669428571428571" calcext:value-type="float">
            <text:p>0,669428571428571</text:p>
          </table:table-cell>
          <table:table-cell table:style-name="ce6" table:formula="of:=AVERAGE([.D64:.D70])" office:value-type="float" office:value="0.577714285714286" calcext:value-type="float">
            <text:p>0,577714285714286</text:p>
          </table:table-cell>
          <table:table-cell table:style-name="ce6" table:formula="of:=AVERAGE([.E64:.E70])" office:value-type="float" office:value="0.587714285714286" calcext:value-type="float">
            <text:p>0,587714285714286</text:p>
          </table:table-cell>
          <table:table-cell table:style-name="ce6" table:formula="of:=AVERAGE([.F64:.F70])" office:value-type="float" office:value="0.416571428571429" calcext:value-type="float">
            <text:p>0,416571428571429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64:.B70])" office:value-type="float" office:value="0.0324007642473063" calcext:value-type="float">
            <text:p>0,0324007642473063</text:p>
          </table:table-cell>
          <table:table-cell table:style-name="ce8" table:formula="of:=STDEV([.C64:.C70])" office:value-type="float" office:value="0.0490063164053273" calcext:value-type="float">
            <text:p>0,0490063164053273</text:p>
          </table:table-cell>
          <table:table-cell table:style-name="ce8" table:formula="of:=STDEV([.D64:.D70])" office:value-type="float" office:value="0.0774525968699873" calcext:value-type="float">
            <text:p>0,0774525968699873</text:p>
          </table:table-cell>
          <table:table-cell table:style-name="ce8" table:formula="of:=STDEV([.E64:.E70])" office:value-type="float" office:value="0.0324330812890906" calcext:value-type="float">
            <text:p>0,0324330812890906</text:p>
          </table:table-cell>
          <table:table-cell table:style-name="ce8" table:formula="of:=STDEV([.F64:.F70])" office:value-type="float" office:value="0.0554402295054687" calcext:value-type="float">
            <text:p>0,0554402295054687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9" table:number-columns-repeated="9"/>
        </table:table-row>
      </table:table>
      <table:table table:name="syneva" table:style-name="ta1">
        <table:shapes>
          <draw:frame draw:z-index="0" draw:style-name="gr1" draw:text-style-name="P1" svg:width="15.997cm" svg:height="9.004cm" svg:x="18.089cm" svg:y="0.479cm">
            <draw:object draw:notify-on-update-of-ranges="syneva.B3:syneva.F3 syneva.B11:syneva.F11 syneva.B12:syneva.F12 syneva.B12:syneva.F12 syneva.B47:syneva.F47 syneva.B48:syneva.F48 syneva.B48:syneva.F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7cm" svg:height="9.004cm" svg:x="18.063cm" svg:y="10.386cm">
            <draw:object draw:notify-on-update-of-ranges="syneva.B15:syneva.F15 syneva.B23:syneva.F23 syneva.B24:syneva.F24 syneva.B24:syneva.F24 syneva.B59:syneva.F59 syneva.B60:syneva.F60 syneva.B60:syneva.F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7cm" svg:height="9.004cm" svg:x="18.063cm" svg:y="19.868cm">
            <draw:object draw:notify-on-update-of-ranges="syneva.B27:syneva.F27 syneva.B35:syneva.F35 syneva.B36:syneva.F36 syneva.B36:syneva.F36 syneva.B71:syneva.F71 syneva.B72:syneva.F72 syneva.B72:syneva.F7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5" table:default-cell-style-name="ce7"/>
        <table:table-column table:style-name="co1" table:default-cell-style-name="Default"/>
        <table:table-row table:style-name="ro1">
          <table:table-cell table:style-name="ce1" table:number-columns-repeated="7"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9" office:value-type="string" calcext:value-type="string" table:number-columns-spanned="5" table:number-rows-spanned="1">
            <text:p>First Experiment, LD-DFS, g</text:p>
          </table:table-cell>
          <table:covered-table-cell table:number-columns-repeated="4" table:style-name="ce9"/>
          <table:table-cell/>
        </table:table-row>
        <table:table-row table:style-name="ro1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381" calcext:value-type="float">
            <text:p>0,381</text:p>
          </table:table-cell>
          <table:table-cell table:style-name="ce6"/>
          <table:table-cell table:style-name="ce6" office:value-type="float" office:value="0.457" calcext:value-type="float">
            <text:p>0,457</text:p>
          </table:table-cell>
          <table:table-cell table:style-name="ce6" office:value-type="float" office:value="0.442" calcext:value-type="float">
            <text:p>0,442</text:p>
          </table:table-cell>
          <table:table-cell table:style-name="ce6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7" calcext:value-type="float">
            <text:p>0,297</text:p>
          </table:table-cell>
          <table:table-cell office:value-type="float" office:value="0.455" calcext:value-type="float">
            <text:p>0,455</text:p>
          </table:table-cell>
          <table:table-cell office:value-type="float" office:value="0.419" calcext:value-type="float">
            <text:p>0,419</text:p>
          </table:table-cell>
          <table:table-cell table:number-columns-repeated="2" office:value-type="float" office:value="0.333" calcext:value-type="float">
            <text:p>0,3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5" calcext:value-type="float">
            <text:p>0,595</text:p>
          </table:table-cell>
          <table:table-cell office:value-type="float" office:value="0.518" calcext:value-type="float">
            <text:p>0,518</text:p>
          </table:table-cell>
          <table:table-cell office:value-type="float" office:value="0.495" calcext:value-type="float">
            <text:p>0,495</text:p>
          </table:table-cell>
          <table:table-cell table:number-columns-repeated="2" office:value-type="float" office:value="0.532" calcext:value-type="float">
            <text:p>0,5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8" calcext:value-type="float">
            <text:p>0,468</text:p>
          </table:table-cell>
          <table:table-cell office:value-type="float" office:value="0.337" calcext:value-type="float">
            <text:p>0,337</text:p>
          </table:table-cell>
          <table:table-cell office:value-type="float" office:value="0.442" calcext:value-type="float">
            <text:p>0,442</text:p>
          </table:table-cell>
          <table:table-cell office:value-type="float" office:value="0.286" calcext:value-type="float">
            <text:p>0,286</text:p>
          </table:table-cell>
          <table:table-cell office:value-type="float" office:value="0.559" calcext:value-type="float">
            <text:p>0,5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64" calcext:value-type="float">
            <text:p>0,364</text:p>
          </table:table-cell>
          <table:table-cell office:value-type="float" office:value="0.432" calcext:value-type="float">
            <text:p>0,432</text:p>
          </table:table-cell>
          <table:table-cell office:value-type="float" office:value="0.337" calcext:value-type="float">
            <text:p>0,337</text:p>
          </table:table-cell>
          <table:table-cell office:value-type="float" office:value="0.518" calcext:value-type="float">
            <text:p>0,518</text:p>
          </table:table-cell>
          <table:table-cell office:value-type="float" office:value="0.478" calcext:value-type="float">
            <text:p>0,4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7" calcext:value-type="float">
            <text:p>0,457</text:p>
          </table:table-cell>
          <table:table-cell office:value-type="float" office:value="0.431" calcext:value-type="float">
            <text:p>0,431</text:p>
          </table:table-cell>
          <table:table-cell office:value-type="float" office:value="0.442" calcext:value-type="float">
            <text:p>0,442</text:p>
          </table:table-cell>
          <table:table-cell office:value-type="float" office:value="0.419" calcext:value-type="float">
            <text:p>0,419</text:p>
          </table:table-cell>
          <table:table-cell office:value-type="float" office:value="0.429" calcext:value-type="float">
            <text:p>0,429</text:p>
          </table:table-cell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337" calcext:value-type="float">
            <text:p>0,337</text:p>
          </table:table-cell>
          <table:table-cell table:style-name="ce8" office:value-type="float" office:value="0.455" calcext:value-type="float">
            <text:p>0,455</text:p>
          </table:table-cell>
          <table:table-cell table:style-name="ce8" office:value-type="float" office:value="0.337" calcext:value-type="float">
            <text:p>0,337</text:p>
          </table:table-cell>
          <table:table-cell table:style-name="ce8" office:value-type="float" office:value="0.457" calcext:value-type="float">
            <text:p>0,457</text:p>
          </table:table-cell>
          <table:table-cell table:style-name="ce8" office:value-type="float" office:value="0.33" calcext:value-type="float">
            <text:p>0,33</text:p>
          </table:table-cell>
          <table:table-cell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:.B10])" office:value-type="float" office:value="0.414142857142857" calcext:value-type="float">
            <text:p>0,414142857142857</text:p>
          </table:table-cell>
          <table:table-cell table:style-name="ce6" table:formula="of:=AVERAGE([.C4:.C10])" office:value-type="float" office:value="0.438" calcext:value-type="float">
            <text:p>0,438</text:p>
          </table:table-cell>
          <table:table-cell table:style-name="ce6" table:formula="of:=AVERAGE([.D4:.D10])" office:value-type="float" office:value="0.418428571428571" calcext:value-type="float">
            <text:p>0,418428571428571</text:p>
          </table:table-cell>
          <table:table-cell table:style-name="ce6" table:formula="of:=AVERAGE([.E4:.E10])" office:value-type="float" office:value="0.426714285714286" calcext:value-type="float">
            <text:p>0,426714285714286</text:p>
          </table:table-cell>
          <table:table-cell table:style-name="ce6" table:formula="of:=AVERAGE([.F4:.F10])" office:value-type="float" office:value="0.4435" calcext:value-type="float">
            <text:p>0,4435</text:p>
          </table:table-cell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4:.B10])" office:value-type="float" office:value="0.100608860728779" calcext:value-type="float">
            <text:p>0,100608860728779</text:p>
          </table:table-cell>
          <table:table-cell table:style-name="ce8" table:formula="of:=STDEV([.C4:.C10])" office:value-type="float" office:value="0.0587605309710523" calcext:value-type="float">
            <text:p>0,0587605309710523</text:p>
          </table:table-cell>
          <table:table-cell table:style-name="ce8" table:formula="of:=STDEV([.D4:.D10])" office:value-type="float" office:value="0.0601715800658338" calcext:value-type="float">
            <text:p>0,0601715800658338</text:p>
          </table:table-cell>
          <table:table-cell table:style-name="ce8" table:formula="of:=STDEV([.E4:.E10])" office:value-type="float" office:value="0.0905643680588826" calcext:value-type="float">
            <text:p>0,0905643680588826</text:p>
          </table:table-cell>
          <table:table-cell table:style-name="ce8" table:formula="of:=STDEV([.F4:.F10])" office:value-type="float" office:value="0.0976375952182355" calcext:value-type="float">
            <text:p>0,0976375952182355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9" office:value-type="string" calcext:value-type="string" table:number-columns-spanned="5" table:number-rows-spanned="1">
            <text:p>First Experiment, LD-DFS, x</text:p>
          </table:table-cell>
          <table:covered-table-cell table:number-columns-repeated="4" table:style-name="ce9"/>
          <table:table-cell/>
        </table:table-row>
        <table:table-row table:style-name="ro1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4]" office:value-type="float" office:value="0.381" calcext:value-type="float">
            <text:p>0,381</text:p>
          </table:table-cell>
          <table:table-cell table:style-name="ce6" office:value-type="float" office:value="0.396" calcext:value-type="float">
            <text:p>0,396</text:p>
          </table:table-cell>
          <table:table-cell table:style-name="ce6" office:value-type="float" office:value="0.33" calcext:value-type="float">
            <text:p>0,33</text:p>
          </table:table-cell>
          <table:table-cell table:style-name="ce6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0.297" calcext:value-type="float">
            <text:p>0,297</text:p>
          </table:table-cell>
          <table:table-cell/>
          <table:table-cell office:value-type="float" office:value="0.442" calcext:value-type="float">
            <text:p>0,442</text:p>
          </table:table-cell>
          <table:table-cell office:value-type="float" office:value="0.426" calcext:value-type="float">
            <text:p>0,4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" office:value-type="float" office:value="0.595" calcext:value-type="float">
            <text:p>0,595</text:p>
          </table:table-cell>
          <table:table-cell office:value-type="float" office:value="0.396" calcext:value-type="float">
            <text:p>0,396</text:p>
          </table:table-cell>
          <table:table-cell office:value-type="float" office:value="0.411" calcext:value-type="float">
            <text:p>0,4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0.468" calcext:value-type="float">
            <text:p>0,468</text:p>
          </table:table-cell>
          <table:table-cell office:value-type="float" office:value="0.442" calcext:value-type="float">
            <text:p>0,442</text:p>
          </table:table-cell>
          <table:table-cell office:value-type="float" office:value="0.358" calcext:value-type="float">
            <text:p>0,358</text:p>
          </table:table-cell>
          <table:table-cell office:value-type="float" office:value="0.595" calcext:value-type="float">
            <text:p>0,59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" office:value-type="float" office:value="0.364" calcext:value-type="float">
            <text:p>0,364</text:p>
          </table:table-cell>
          <table:table-cell office:value-type="float" office:value="0.404" calcext:value-type="float">
            <text:p>0,404</text:p>
          </table:table-cell>
          <table:table-cell office:value-type="float" office:value="0.482" calcext:value-type="float">
            <text:p>0,482</text:p>
          </table:table-cell>
          <table:table-cell office:value-type="float" office:value="0.457" calcext:value-type="float">
            <text:p>0,45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" office:value-type="float" office:value="0.457" calcext:value-type="float">
            <text:p>0,457</text:p>
          </table:table-cell>
          <table:table-cell office:value-type="float" office:value="0.552" calcext:value-type="float">
            <text:p>0,552</text:p>
          </table:table-cell>
          <table:table-cell office:value-type="float" office:value="0.457" calcext:value-type="float">
            <text:p>0,457</text:p>
          </table:table-cell>
          <table:table-cell office:value-type="float" office:value="0.466" calcext:value-type="float">
            <text:p>0,466</text:p>
          </table:table-cell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table:formula="of:=[.B10]" office:value-type="float" office:value="0.337" calcext:value-type="float">
            <text:p>0,337</text:p>
          </table:table-cell>
          <table:table-cell table:style-name="ce8" office:value-type="float" office:value="0.442" calcext:value-type="float">
            <text:p>0,442</text:p>
          </table:table-cell>
          <table:table-cell table:style-name="ce8" office:value-type="float" office:value="0.544" calcext:value-type="float">
            <text:p>0,544</text:p>
          </table:table-cell>
          <table:table-cell table:style-name="ce8" table:number-columns-repeated="2"/>
          <table:table-cell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16:.B22])" office:value-type="float" office:value="0.414142857142857" calcext:value-type="float">
            <text:p>0,414142857142857</text:p>
          </table:table-cell>
          <table:table-cell table:style-name="ce6" table:formula="of:=AVERAGE([.C16:.C22])" office:value-type="float" office:value="0.438666666666667" calcext:value-type="float">
            <text:p>0,438666666666667</text:p>
          </table:table-cell>
          <table:table-cell table:style-name="ce6" table:formula="of:=AVERAGE([.D16:.D22])" office:value-type="float" office:value="0.432" calcext:value-type="float">
            <text:p>0,432</text:p>
          </table:table-cell>
          <table:table-cell table:style-name="ce6" table:formula="of:=AVERAGE([.E16:.E22])" office:value-type="float" office:value="0.486" calcext:value-type="float">
            <text:p>0,486</text:p>
          </table:table-cell>
          <table:table-cell table:style-name="ce6" table:formula="of:=AVERAGE([.F16:.F2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16:.B22])" office:value-type="float" office:value="0.100608860728779" calcext:value-type="float">
            <text:p>0,100608860728779</text:p>
          </table:table-cell>
          <table:table-cell table:style-name="ce8" table:formula="of:=STDEV([.C16:.C22])" office:value-type="float" office:value="0.0595135838835695" calcext:value-type="float">
            <text:p>0,0595135838835695</text:p>
          </table:table-cell>
          <table:table-cell table:style-name="ce8" table:formula="of:=STDEV([.D16:.D22])" office:value-type="float" office:value="0.073132300205404" calcext:value-type="float">
            <text:p>0,073132300205404</text:p>
          </table:table-cell>
          <table:table-cell table:style-name="ce8" table:formula="of:=STDEV([.E16:.E22])" office:value-type="float" office:value="0.0746592258197204" calcext:value-type="float">
            <text:p>0,0746592258197204</text:p>
          </table:table-cell>
          <table:table-cell table:style-name="ce8" table:formula="of:=STDEV([.F16:.F2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5" table:number-rows-spanned="1">
            <text:p>First Experiment, Greedy, x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2" calcext:value-type="float">
            <text:p>32</text:p>
          </table:table-cell>
          <table:table-cell table:style-name="ce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539" calcext:value-type="float">
            <text:p>0,539</text:p>
          </table:table-cell>
          <table:table-cell table:style-name="ce6" office:value-type="float" office:value="0.337" calcext:value-type="float">
            <text:p>0,337</text:p>
          </table:table-cell>
          <table:table-cell table:style-name="ce6"/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0.466" calcext:value-type="float">
            <text:p>0,466</text:p>
          </table:table-cell>
          <table:table-cell table:style-name="ce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7" calcext:value-type="float">
            <text:p>0,337</text:p>
          </table:table-cell>
          <table:table-cell office:value-type="float" office:value="0.442" calcext:value-type="float">
            <text:p>0,442</text:p>
          </table:table-cell>
          <table:table-cell office:value-type="float" office:value="0.345" calcext:value-type="float">
            <text:p>0,345</text:p>
          </table:table-cell>
          <table:table-cell office:value-type="float" office:value="0.419" calcext:value-type="float">
            <text:p>0,419</text:p>
          </table:table-cell>
          <table:table-cell office:value-type="float" office:value="0.297" calcext:value-type="float">
            <text:p>0,297</text:p>
          </table:table-cell>
          <table:table-cell table:style-name="ce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6" calcext:value-type="float">
            <text:p>0,446</text:p>
          </table:table-cell>
          <table:table-cell office:value-type="float" office:value="0.422" calcext:value-type="float">
            <text:p>0,422</text:p>
          </table:table-cell>
          <table:table-cell/>
          <table:table-cell office:value-type="float" office:value="0.419" calcext:value-type="float">
            <text:p>0,419</text:p>
          </table:table-cell>
          <table:table-cell office:value-type="float" office:value="0.396" calcext:value-type="float">
            <text:p>0,396</text:p>
          </table:table-cell>
          <table:table-cell table:style-name="ce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81" calcext:value-type="float">
            <text:p>0,381</text:p>
          </table:table-cell>
          <table:table-cell office:value-type="float" office:value="0.286" calcext:value-type="float">
            <text:p>0,286</text:p>
          </table:table-cell>
          <table:table-cell office:value-type="float" office:value="0.442" calcext:value-type="float">
            <text:p>0,442</text:p>
          </table:table-cell>
          <table:table-cell office:value-type="float" office:value="0.486" calcext:value-type="float">
            <text:p>0,486</text:p>
          </table:table-cell>
          <table:table-cell office:value-type="float" office:value="0.297" calcext:value-type="float">
            <text:p>0,297</text:p>
          </table:table-cell>
          <table:table-cell table:style-name="ce3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.442" calcext:value-type="float">
            <text:p>0,442</text:p>
          </table:table-cell>
          <table:table-cell office:value-type="float" office:value="0.495" calcext:value-type="float">
            <text:p>0,495</text:p>
          </table:table-cell>
          <table:table-cell/>
          <table:table-cell table:style-name="ce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0.457" calcext:value-type="float">
            <text:p>0,457</text:p>
          </table:table-cell>
          <table:table-cell office:value-type="float" office:value="0.431" calcext:value-type="float">
            <text:p>0,431</text:p>
          </table:table-cell>
          <table:table-cell office:value-type="float" office:value="0.532" calcext:value-type="float">
            <text:p>0,532</text:p>
          </table:table-cell>
          <table:table-cell table:style-name="ce3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446" calcext:value-type="float">
            <text:p>0,446</text:p>
          </table:table-cell>
          <table:table-cell table:style-name="ce8" office:value-type="float" office:value="0.389" calcext:value-type="float">
            <text:p>0,389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509" calcext:value-type="float">
            <text:p>0,509</text:p>
          </table:table-cell>
          <table:table-cell table:style-name="ce8" office:value-type="float" office:value="0.463" calcext:value-type="float">
            <text:p>0,463</text:p>
          </table:table-cell>
          <table:table-cell table:style-name="ce31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28:.B34])" office:value-type="float" office:value="0.440857142857143" calcext:value-type="float">
            <text:p>0,440857142857143</text:p>
          </table:table-cell>
          <table:table-cell table:style-name="ce6" table:formula="of:=AVERAGE([.C28:.C34])" office:value-type="float" office:value="0.386333333333333" calcext:value-type="float">
            <text:p>0,386333333333333</text:p>
          </table:table-cell>
          <table:table-cell table:style-name="ce6" table:formula="of:=AVERAGE([.D28:.D34])" office:value-type="float" office:value="0.4372" calcext:value-type="float">
            <text:p>0,4372</text:p>
          </table:table-cell>
          <table:table-cell table:style-name="ce6" table:formula="of:=AVERAGE([.E28:.E34])" office:value-type="float" office:value="0.451285714285714" calcext:value-type="float">
            <text:p>0,451285714285714</text:p>
          </table:table-cell>
          <table:table-cell table:style-name="ce6" table:formula="of:=AVERAGE([.F28:.F34])" office:value-type="float" office:value="0.4085" calcext:value-type="float">
            <text:p>0,4085</text:p>
          </table:table-cell>
          <table:table-cell table:style-name="ce31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28:.B34])" office:value-type="float" office:value="0.0670657104920952" calcext:value-type="float">
            <text:p>0,0670657104920952</text:p>
          </table:table-cell>
          <table:table-cell table:style-name="ce8" table:formula="of:=STDEV([.C28:.C34])" office:value-type="float" office:value="0.0632097038963692" calcext:value-type="float">
            <text:p>0,0632097038963692</text:p>
          </table:table-cell>
          <table:table-cell table:style-name="ce8" table:formula="of:=STDEV([.D28:.D34])" office:value-type="float" office:value="0.0567512114408142" calcext:value-type="float">
            <text:p>0,0567512114408142</text:p>
          </table:table-cell>
          <table:table-cell table:style-name="ce8" table:formula="of:=STDEV([.E28:.E34])" office:value-type="float" office:value="0.0439192982856598" calcext:value-type="float">
            <text:p>0,0439192982856598</text:p>
          </table:table-cell>
          <table:table-cell table:style-name="ce8" table:formula="of:=STDEV([.F28:.F34])" office:value-type="float" office:value="0.0964878230659186" calcext:value-type="float">
            <text:p>0,0964878230659186</text:p>
          </table:table-cell>
          <table:table-cell table:style-name="ce31"/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9" office:value-type="string" calcext:value-type="string" table:number-columns-spanned="5" table:number-rows-spanned="1">
            <text:p>Second Experiment, LD-DFS, g</text:p>
          </table:table-cell>
          <table:covered-table-cell table:number-columns-repeated="4" table:style-name="ce9"/>
          <table:table-cell/>
        </table:table-row>
        <table:table-row table:style-name="ro1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33" calcext:value-type="float">
            <text:p>0,33</text:p>
          </table:table-cell>
          <table:table-cell table:style-name="ce6"/>
          <table:table-cell table:style-name="ce6" office:value-type="float" office:value="0.402" calcext:value-type="float">
            <text:p>0,402</text:p>
          </table:table-cell>
          <table:table-cell table:style-name="ce6" office:value-type="float" office:value="0.349" calcext:value-type="float">
            <text:p>0,349</text:p>
          </table:table-cell>
          <table:table-cell table:style-name="ce6" office:value-type="float" office:value="0.404" calcext:value-type="float">
            <text:p>0,4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7" calcext:value-type="float">
            <text:p>0,197</text:p>
          </table:table-cell>
          <table:table-cell office:value-type="float" office:value="0.325" calcext:value-type="float">
            <text:p>0,325</text:p>
          </table:table-cell>
          <table:table-cell office:value-type="float" office:value="0.282" calcext:value-type="float">
            <text:p>0,282</text:p>
          </table:table-cell>
          <table:table-cell table:number-columns-repeated="2" office:value-type="float" office:value="0.222" calcext:value-type="float">
            <text:p>0,2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7" calcext:value-type="float">
            <text:p>0,457</text:p>
          </table:table-cell>
          <table:table-cell office:value-type="float" office:value="0.356" calcext:value-type="float">
            <text:p>0,356</text:p>
          </table:table-cell>
          <table:table-cell office:value-type="float" office:value="0.286" calcext:value-type="float">
            <text:p>0,286</text:p>
          </table:table-cell>
          <table:table-cell office:value-type="float" office:value="0.362" calcext:value-type="float">
            <text:p>0,362</text:p>
          </table:table-cell>
          <table:table-cell office:value-type="float" office:value="0.363" calcext:value-type="float">
            <text:p>0,3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8" calcext:value-type="float">
            <text:p>0,328</text:p>
          </table:table-cell>
          <table:table-cell office:value-type="float" office:value="0.224" calcext:value-type="float">
            <text:p>0,224</text:p>
          </table:table-cell>
          <table:table-cell office:value-type="float" office:value="0.371" calcext:value-type="float">
            <text:p>0,371</text:p>
          </table:table-cell>
          <table:table-cell office:value-type="float" office:value="0.323" calcext:value-type="float">
            <text:p>0,323</text:p>
          </table:table-cell>
          <table:table-cell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,24</text:p>
          </table:table-cell>
          <table:table-cell office:value-type="float" office:value="0.296" calcext:value-type="float">
            <text:p>0,296</text:p>
          </table:table-cell>
          <table:table-cell office:value-type="float" office:value="0.224" calcext:value-type="float">
            <text:p>0,224</text:p>
          </table:table-cell>
          <table:table-cell office:value-type="float" office:value="0.342" calcext:value-type="float">
            <text:p>0,342</text:p>
          </table:table-cell>
          <table:table-cell office:value-type="float" office:value="0.346" calcext:value-type="float">
            <text:p>0,34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2" calcext:value-type="float">
            <text:p>0,412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7" calcext:value-type="float">
            <text:p>0,297</text:p>
          </table:table-cell>
          <table:table-cell office:value-type="float" office:value="0.282" calcext:value-type="float">
            <text:p>0,282</text:p>
          </table:table-cell>
          <table:table-cell office:value-type="float" office:value="0.373" calcext:value-type="float">
            <text:p>0,373</text:p>
          </table:table-cell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224" calcext:value-type="float">
            <text:p>0,224</text:p>
          </table:table-cell>
          <table:table-cell table:style-name="ce8" office:value-type="float" office:value="0.363" calcext:value-type="float">
            <text:p>0,363</text:p>
          </table:table-cell>
          <table:table-cell table:style-name="ce8" office:value-type="float" office:value="0.224" calcext:value-type="float">
            <text:p>0,224</text:p>
          </table:table-cell>
          <table:table-cell table:style-name="ce8" office:value-type="float" office:value="0.308" calcext:value-type="float">
            <text:p>0,308</text:p>
          </table:table-cell>
          <table:table-cell table:style-name="ce8" office:value-type="float" office:value="0.221" calcext:value-type="float">
            <text:p>0,221</text:p>
          </table:table-cell>
          <table:table-cell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0:.B46])" office:value-type="float" office:value="0.312571428571429" calcext:value-type="float">
            <text:p>0,312571428571429</text:p>
          </table:table-cell>
          <table:table-cell table:style-name="ce6" table:formula="of:=AVERAGE([.C40:.C46])" office:value-type="float" office:value="0.308666666666667" calcext:value-type="float">
            <text:p>0,308666666666667</text:p>
          </table:table-cell>
          <table:table-cell table:style-name="ce6" table:formula="of:=AVERAGE([.D40:.D46])" office:value-type="float" office:value="0.298" calcext:value-type="float">
            <text:p>0,298</text:p>
          </table:table-cell>
          <table:table-cell table:style-name="ce6" table:formula="of:=AVERAGE([.E40:.E46])" office:value-type="float" office:value="0.312571428571429" calcext:value-type="float">
            <text:p>0,312571428571429</text:p>
          </table:table-cell>
          <table:table-cell table:style-name="ce6" table:formula="of:=AVERAGE([.F40:.F46])" office:value-type="float" office:value="0.328428571428571" calcext:value-type="float">
            <text:p>0,328428571428571</text:p>
          </table:table-cell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40:.B46])" office:value-type="float" office:value="0.0981119380144556" calcext:value-type="float">
            <text:p>0,0981119380144556</text:p>
          </table:table-cell>
          <table:table-cell table:style-name="ce8" table:formula="of:=STDEV([.C40:.C46])" office:value-type="float" office:value="0.0514107641128457" calcext:value-type="float">
            <text:p>0,0514107641128457</text:p>
          </table:table-cell>
          <table:table-cell table:style-name="ce8" table:formula="of:=STDEV([.D40:.D46])" office:value-type="float" office:value="0.0676978581640513" calcext:value-type="float">
            <text:p>0,0676978581640513</text:p>
          </table:table-cell>
          <table:table-cell table:style-name="ce8" table:formula="of:=STDEV([.E40:.E46])" office:value-type="float" office:value="0.048138193924219" calcext:value-type="float">
            <text:p>0,048138193924219</text:p>
          </table:table-cell>
          <table:table-cell table:style-name="ce8" table:formula="of:=STDEV([.F40:.F46])" office:value-type="float" office:value="0.0750529971483643" calcext:value-type="float">
            <text:p>0,0750529971483643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9" office:value-type="string" calcext:value-type="string" table:number-columns-spanned="5" table:number-rows-spanned="1">
            <text:p>Second Experiment, LD-DFS, x</text:p>
          </table:table-cell>
          <table:covered-table-cell table:number-columns-repeated="4" table:style-name="ce9"/>
          <table:table-cell/>
        </table:table-row>
        <table:table-row table:style-name="ro1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.B40]" office:value-type="float" office:value="0.33" calcext:value-type="float">
            <text:p>0,33</text:p>
          </table:table-cell>
          <table:table-cell table:style-name="ce6" office:value-type="float" office:value="0.268" calcext:value-type="float">
            <text:p>0,268</text:p>
          </table:table-cell>
          <table:table-cell table:style-name="ce6" office:value-type="float" office:value="0.221" calcext:value-type="float">
            <text:p>0,221</text:p>
          </table:table-cell>
          <table:table-cell table:style-name="ce6" office:value-type="float" office:value="0.376" calcext:value-type="float">
            <text:p>0,376</text:p>
          </table:table-cell>
          <table:table-cell table:style-name="ce6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]" office:value-type="float" office:value="0.197" calcext:value-type="float">
            <text:p>0,197</text:p>
          </table:table-cell>
          <table:table-cell office:value-type="float" office:value="0.293" calcext:value-type="float">
            <text:p>0,293</text:p>
          </table:table-cell>
          <table:table-cell office:value-type="float" office:value="0.471" calcext:value-type="float">
            <text:p>0,471</text:p>
          </table:table-cell>
          <table:table-cell office:value-type="float" office:value="0.289" calcext:value-type="float">
            <text:p>0,2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2]" office:value-type="float" office:value="0.457" calcext:value-type="float">
            <text:p>0,457</text:p>
          </table:table-cell>
          <table:table-cell office:value-type="float" office:value="0.319" calcext:value-type="float">
            <text:p>0,319</text:p>
          </table:table-cell>
          <table:table-cell office:value-type="float" office:value="0.416" calcext:value-type="float">
            <text:p>0,416</text:p>
          </table:table-cell>
          <table:table-cell office:value-type="float" office:value="0.41" calcext:value-type="float">
            <text:p>0,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3]" office:value-type="float" office:value="0.328" calcext:value-type="float">
            <text:p>0,328</text:p>
          </table:table-cell>
          <table:table-cell office:value-type="float" office:value="0.316" calcext:value-type="float">
            <text:p>0,316</text:p>
          </table:table-cell>
          <table:table-cell office:value-type="float" office:value="0.347" calcext:value-type="float">
            <text:p>0,347</text:p>
          </table:table-cell>
          <table:table-cell office:value-type="float" office:value="0.394" calcext:value-type="float">
            <text:p>0,39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4]" office:value-type="float" office:value="0.24" calcext:value-type="float">
            <text:p>0,24</text:p>
          </table:table-cell>
          <table:table-cell office:value-type="float" office:value="0.271" calcext:value-type="float">
            <text:p>0,271</text:p>
          </table:table-cell>
          <table:table-cell office:value-type="float" office:value="0.331" calcext:value-type="float">
            <text:p>0,331</text:p>
          </table:table-cell>
          <table:table-cell office:value-type="float" office:value="0.43" calcext:value-type="float">
            <text:p>0,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5]" office:value-type="float" office:value="0.412" calcext:value-type="float">
            <text:p>0,412</text:p>
          </table:table-cell>
          <table:table-cell office:value-type="float" office:value="0.356" calcext:value-type="float">
            <text:p>0,356</text:p>
          </table:table-cell>
          <table:table-cell office:value-type="float" office:value="0.384" calcext:value-type="float">
            <text:p>0,384</text:p>
          </table:table-cell>
          <table:table-cell office:value-type="float" office:value="0.361" calcext:value-type="float">
            <text:p>0,361</text:p>
          </table:table-cell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table:formula="of:=[.B46]" office:value-type="float" office:value="0.224" calcext:value-type="float">
            <text:p>0,224</text:p>
          </table:table-cell>
          <table:table-cell table:style-name="ce8" office:value-type="float" office:value="0.362" calcext:value-type="float">
            <text:p>0,362</text:p>
          </table:table-cell>
          <table:table-cell table:style-name="ce8" office:value-type="float" office:value="0.328" calcext:value-type="float">
            <text:p>0,328</text:p>
          </table:table-cell>
          <table:table-cell table:style-name="ce8" office:value-type="float" office:value="0.324" calcext:value-type="float">
            <text:p>0,324</text:p>
          </table:table-cell>
          <table:table-cell table:style-name="ce8"/>
          <table:table-cell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52:.B58])" office:value-type="float" office:value="0.312571428571429" calcext:value-type="float">
            <text:p>0,312571428571429</text:p>
          </table:table-cell>
          <table:table-cell table:style-name="ce6" table:formula="of:=AVERAGE([.C52:.C58])" office:value-type="float" office:value="0.312142857142857" calcext:value-type="float">
            <text:p>0,312142857142857</text:p>
          </table:table-cell>
          <table:table-cell table:style-name="ce6" table:formula="of:=AVERAGE([.D52:.D58])" office:value-type="float" office:value="0.356857142857143" calcext:value-type="float">
            <text:p>0,356857142857143</text:p>
          </table:table-cell>
          <table:table-cell table:style-name="ce6" table:formula="of:=AVERAGE([.E52:.E58])" office:value-type="float" office:value="0.369142857142857" calcext:value-type="float">
            <text:p>0,369142857142857</text:p>
          </table:table-cell>
          <table:table-cell table:style-name="ce6" table:formula="of:=AVERAGE([.F52:.F5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52:.B58])" office:value-type="float" office:value="0.0981119380144556" calcext:value-type="float">
            <text:p>0,0981119380144556</text:p>
          </table:table-cell>
          <table:table-cell table:style-name="ce8" table:formula="of:=STDEV([.C52:.C58])" office:value-type="float" office:value="0.0375917924172665" calcext:value-type="float">
            <text:p>0,0375917924172665</text:p>
          </table:table-cell>
          <table:table-cell table:style-name="ce8" table:formula="of:=STDEV([.D52:.D58])" office:value-type="float" office:value="0.0788657690243969" calcext:value-type="float">
            <text:p>0,0788657690243969</text:p>
          </table:table-cell>
          <table:table-cell table:style-name="ce8" table:formula="of:=STDEV([.E52:.E58])" office:value-type="float" office:value="0.0492694244991373" calcext:value-type="float">
            <text:p>0,0492694244991373</text:p>
          </table:table-cell>
          <table:table-cell table:style-name="ce8" table:formula="of:=STDEV([.F52:.F5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30" office:value-type="string" calcext:value-type="string" table:number-columns-spanned="5" table:number-rows-spanned="1">
            <text:p>Second Experiment, Greedy, x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2" calcext:value-type="float">
            <text:p>32</text:p>
          </table:table-cell>
          <table:table-cell table:style-name="ce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387" calcext:value-type="float">
            <text:p>0,387</text:p>
          </table:table-cell>
          <table:table-cell table:style-name="ce6" office:value-type="float" office:value="0.224" calcext:value-type="float">
            <text:p>0,224</text:p>
          </table:table-cell>
          <table:table-cell table:style-name="ce6" office:value-type="float" office:value="0.386" calcext:value-type="float">
            <text:p>0,386</text:p>
          </table:table-cell>
          <table:table-cell table:style-name="ce6" office:value-type="float" office:value="0.32" calcext:value-type="float">
            <text:p>0,32</text:p>
          </table:table-cell>
          <table:table-cell table:style-name="ce6" office:value-type="float" office:value="0.312" calcext:value-type="float">
            <text:p>0,312</text:p>
          </table:table-cell>
          <table:table-cell table:style-name="ce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4" calcext:value-type="float">
            <text:p>0,224</text:p>
          </table:table-cell>
          <table:table-cell office:value-type="float" office:value="0.342" calcext:value-type="float">
            <text:p>0,342</text:p>
          </table:table-cell>
          <table:table-cell office:value-type="float" office:value="0.236" calcext:value-type="float">
            <text:p>0,236</text:p>
          </table:table-cell>
          <table:table-cell office:value-type="float" office:value="0.282" calcext:value-type="float">
            <text:p>0,282</text:p>
          </table:table-cell>
          <table:table-cell office:value-type="float" office:value="0.197" calcext:value-type="float">
            <text:p>0,197</text:p>
          </table:table-cell>
          <table:table-cell table:style-name="ce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7" calcext:value-type="float">
            <text:p>0,307</text:p>
          </table:table-cell>
          <table:table-cell office:value-type="float" office:value="0.366" calcext:value-type="float">
            <text:p>0,366</text:p>
          </table:table-cell>
          <table:table-cell office:value-type="float" office:value="0.315" calcext:value-type="float">
            <text:p>0,315</text:p>
          </table:table-cell>
          <table:table-cell office:value-type="float" office:value="0.282" calcext:value-type="float">
            <text:p>0,282</text:p>
          </table:table-cell>
          <table:table-cell office:value-type="float" office:value="0.268" calcext:value-type="float">
            <text:p>0,268</text:p>
          </table:table-cell>
          <table:table-cell table:style-name="ce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6" calcext:value-type="float">
            <text:p>0,276</text:p>
          </table:table-cell>
          <table:table-cell office:value-type="float" office:value="0.306" calcext:value-type="float">
            <text:p>0,306</text:p>
          </table:table-cell>
          <table:table-cell office:value-type="float" office:value="0.372" calcext:value-type="float">
            <text:p>0,372</text:p>
          </table:table-cell>
          <table:table-cell office:value-type="float" office:value="0.329" calcext:value-type="float">
            <text:p>0,329</text:p>
          </table:table-cell>
          <table:table-cell office:value-type="float" office:value="0.197" calcext:value-type="float">
            <text:p>0,197</text:p>
          </table:table-cell>
          <table:table-cell table:style-name="ce3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.297" calcext:value-type="float">
            <text:p>0,297</text:p>
          </table:table-cell>
          <table:table-cell office:value-type="float" office:value="0.333" calcext:value-type="float">
            <text:p>0,333</text:p>
          </table:table-cell>
          <table:table-cell office:value-type="float" office:value="0.376" calcext:value-type="float">
            <text:p>0,376</text:p>
          </table:table-cell>
          <table:table-cell table:style-name="ce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float" office:value="0.378" calcext:value-type="float">
            <text:p>0,378</text:p>
          </table:table-cell>
          <table:table-cell office:value-type="float" office:value="0.288" calcext:value-type="float">
            <text:p>0,288</text:p>
          </table:table-cell>
          <table:table-cell office:value-type="float" office:value="0.354" calcext:value-type="float">
            <text:p>0,354</text:p>
          </table:table-cell>
          <table:table-cell table:style-name="ce3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406" calcext:value-type="float">
            <text:p>0,406</text:p>
          </table:table-cell>
          <table:table-cell table:style-name="ce8" office:value-type="float" office:value="0.299" calcext:value-type="float">
            <text:p>0,299</text:p>
          </table:table-cell>
          <table:table-cell table:style-name="ce8" office:value-type="float" office:value="0.33" calcext:value-type="float">
            <text:p>0,33</text:p>
          </table:table-cell>
          <table:table-cell table:style-name="ce8" office:value-type="float" office:value="0.361" calcext:value-type="float">
            <text:p>0,361</text:p>
          </table:table-cell>
          <table:table-cell table:style-name="ce8" office:value-type="float" office:value="0.314" calcext:value-type="float">
            <text:p>0,314</text:p>
          </table:table-cell>
          <table:table-cell table:style-name="ce31"/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64:.B70])" office:value-type="float" office:value="0.333857142857143" calcext:value-type="float">
            <text:p>0,333857142857143</text:p>
          </table:table-cell>
          <table:table-cell table:style-name="ce6" table:formula="of:=AVERAGE([.C64:.C70])" office:value-type="float" office:value="0.305666666666667" calcext:value-type="float">
            <text:p>0,305666666666667</text:p>
          </table:table-cell>
          <table:table-cell table:style-name="ce6" table:formula="of:=AVERAGE([.D64:.D70])" office:value-type="float" office:value="0.330571428571429" calcext:value-type="float">
            <text:p>0,330571428571429</text:p>
          </table:table-cell>
          <table:table-cell table:style-name="ce6" table:formula="of:=AVERAGE([.E64:.E70])" office:value-type="float" office:value="0.313571428571429" calcext:value-type="float">
            <text:p>0,313571428571429</text:p>
          </table:table-cell>
          <table:table-cell table:style-name="ce6" table:formula="of:=AVERAGE([.F64:.F70])" office:value-type="float" office:value="0.288285714285714" calcext:value-type="float">
            <text:p>0,288285714285714</text:p>
          </table:table-cell>
          <table:table-cell table:style-name="ce31"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64:.B70])" office:value-type="float" office:value="0.0783058715794003" calcext:value-type="float">
            <text:p>0,0783058715794003</text:p>
          </table:table-cell>
          <table:table-cell table:style-name="ce8" table:formula="of:=STDEV([.C64:.C70])" office:value-type="float" office:value="0.0484754233263276" calcext:value-type="float">
            <text:p>0,0484754233263276</text:p>
          </table:table-cell>
          <table:table-cell table:style-name="ce8" table:formula="of:=STDEV([.D64:.D70])" office:value-type="float" office:value="0.0537768758943134" calcext:value-type="float">
            <text:p>0,0537768758943134</text:p>
          </table:table-cell>
          <table:table-cell table:style-name="ce8" table:formula="of:=STDEV([.E64:.E70])" office:value-type="float" office:value="0.0304239880294982" calcext:value-type="float">
            <text:p>0,0304239880294982</text:p>
          </table:table-cell>
          <table:table-cell table:style-name="ce8" table:formula="of:=STDEV([.F64:.F70])" office:value-type="float" office:value="0.0710790974565525" calcext:value-type="float">
            <text:p>0,0710790974565525</text:p>
          </table:table-cell>
          <table:table-cell table:style-name="ce31"/>
        </table:table-row>
      </table:table>
      <table:table table:name="perf-1" table:style-name="ta1">
        <table:shapes>
          <draw:frame draw:z-index="0" draw:style-name="gr1" draw:text-style-name="P1" svg:width="15.997cm" svg:height="9.004cm" svg:x="31.663cm" svg:y="0.478cm">
            <draw:object draw:notify-on-update-of-ranges="'perf-1'.B3:'perf-1'.B3 'perf-1'.D3:'perf-1'.D3 'perf-1'.F3:'perf-1'.F3 'perf-1'.H3:'perf-1'.H3 'perf-1'.J3:'perf-1'.J3 'perf-1'.L3:'perf-1'.L3  'perf-1'.B11:'perf-1'.B11 'perf-1'.D11:'perf-1'.D11 'perf-1'.F11:'perf-1'.F11 'perf-1'.H11:'perf-1'.H11 'perf-1'.J11:'perf-1'.J11 'perf-1'.L11:'perf-1'.L11 'perf-1'.B12:'perf-1'.B12 'perf-1'.D12:'perf-1'.D12 'perf-1'.F12:'perf-1'.F12 'perf-1'.H12:'perf-1'.H12 'perf-1'.J12:'perf-1'.J12 'perf-1'.L12:'perf-1'.L12 'perf-1'.B12:'perf-1'.B12 'perf-1'.D12:'perf-1'.D12 'perf-1'.F12:'perf-1'.F12 'perf-1'.H12:'perf-1'.H12 'perf-1'.J12:'perf-1'.J12 'perf-1'.L12:'perf-1'.L12  'perf-1'.B24:'perf-1'.B24 'perf-1'.D24:'perf-1'.D24 'perf-1'.F24:'perf-1'.F24 'perf-1'.H24:'perf-1'.H24 'perf-1'.J24:'perf-1'.J24 'perf-1'.L24:'perf-1'.L24 'perf-1'.B25:'perf-1'.B25 'perf-1'.D25:'perf-1'.D25 'perf-1'.F25:'perf-1'.F25 'perf-1'.H25:'perf-1'.H25 'perf-1'.J25:'perf-1'.J25 'perf-1'.L25:'perf-1'.L25 'perf-1'.B25:'perf-1'.B25 'perf-1'.D25:'perf-1'.D25 'perf-1'.F25:'perf-1'.F25 'perf-1'.H25:'perf-1'.H25 'perf-1'.J25:'perf-1'.J25 'perf-1'.L25:'perf-1'.L25  'perf-1'.B37:'perf-1'.B37 'perf-1'.D37:'perf-1'.D37 'perf-1'.F37:'perf-1'.F37 'perf-1'.H37:'perf-1'.H37 'perf-1'.J37:'perf-1'.J37 'perf-1'.L37:'perf-1'.L37 'perf-1'.B38:'perf-1'.B38 'perf-1'.D38:'perf-1'.D38 'perf-1'.F38:'perf-1'.F38 'perf-1'.H38:'perf-1'.H38 'perf-1'.J38:'perf-1'.J38 'perf-1'.L38:'perf-1'.L38 'perf-1'.B38:'perf-1'.B38 'perf-1'.D38:'perf-1'.D38 'perf-1'.F38:'perf-1'.F38 'perf-1'.H38:'perf-1'.H38 'perf-1'.J38:'perf-1'.J38 'perf-1'.L38:'perf-1'.L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7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State-Choosing Algorithm</text:p>
          </table:table-cell>
          <table:covered-table-cell table:number-columns-repeated="5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21" table:number-columns-spanned="2" table:number-rows-spanned="1"/>
          <table:covered-table-cell table:style-name="ce25"/>
          <table:table-cell table:style-name="ce9" office:value-type="string" calcext:value-type="string" table:number-columns-spanned="10" table:number-rows-spanned="1">
            <text:p>LD-DFS</text:p>
          </table:table-cell>
          <table:covered-table-cell table:number-columns-repeated="3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style-name="ce9"/>
          <table:table-cell table:style-name="ce22" office:value-type="string" calcext:value-type="string" table:number-columns-spanned="2" table:number-rows-spanned="1">
            <text:p>Greedy</text:p>
          </table:table-cell>
          <table:covered-table-cell table:style-name="ce26"/>
          <table:table-cell table:style-name="ce9" office:value-type="string" calcext:value-type="string" table:number-columns-spanned="2" table:number-rows-spanned="1">
            <text:p>g = 2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5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10</text:p>
          </table:table-cell>
          <table:covered-table-cell/>
          <table:table-cell table:style-name="ce9" office:value-type="string" calcext:value-type="string" table:number-columns-spanned="2" table:number-rows-spanned="1">
            <text:p>g = 20</text:p>
          </table:table-cell>
          <table:covered-table-cell/>
          <table:table-cell table:style-name="ce9" office:value-type="string" calcext:value-type="string" table:number-columns-spanned="2" table:number-rows-spanned="1">
            <text:p>g = 50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6" office:value-type="float" office:value="0.807" calcext:value-type="float">
            <text:p>0,807</text:p>
          </table:table-cell>
          <table:table-cell table:style-name="ce6" office:value-type="float" office:value="0.08" calcext:value-type="float">
            <text:p>0,08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0.061" calcext:value-type="float">
            <text:p>0,061</text:p>
          </table:table-cell>
          <table:table-cell table:style-name="ce6" office:value-type="float" office:value="0.822" calcext:value-type="float">
            <text:p>0,822</text:p>
          </table:table-cell>
          <table:table-cell table:style-name="ce6" office:value-type="float" office:value="0.064" calcext:value-type="float">
            <text:p>0,064</text:p>
          </table:table-cell>
          <table:table-cell table:style-name="ce6" office:value-type="float" office:value="0.835" calcext:value-type="float">
            <text:p>0,835</text:p>
          </table:table-cell>
          <table:table-cell table:style-name="ce6" office:value-type="float" office:value="0.069" calcext:value-type="float">
            <text:p>0,069</text:p>
          </table:table-cell>
          <table:table-cell table:style-name="ce6" office:value-type="float" office:value="0.842" calcext:value-type="float">
            <text:p>0,842</text:p>
          </table:table-cell>
          <table:table-cell table:style-name="ce6" office:value-type="float" office:value="0.066" calcext:value-type="float">
            <text:p>0,066</text:p>
          </table:table-cell>
          <table:table-cell table:style-name="ce6" office:value-type="float" office:value="0.845" calcext:value-type="float">
            <text:p>0,845</text:p>
          </table:table-cell>
          <table:table-cell table:style-name="ce6"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4" calcext:value-type="float">
            <text:p>0,804</text:p>
          </table:table-cell>
          <table:table-cell office:value-type="float" office:value="0.078" calcext:value-type="float">
            <text:p>0,078</text:p>
          </table:table-cell>
          <table:table-cell office:value-type="float" office:value="0.807" calcext:value-type="float">
            <text:p>0,807</text:p>
          </table:table-cell>
          <table:table-cell office:value-type="float" office:value="0.057" calcext:value-type="float">
            <text:p>0,057</text:p>
          </table:table-cell>
          <table:table-cell office:value-type="float" office:value="0.825" calcext:value-type="float">
            <text:p>0,825</text:p>
          </table:table-cell>
          <table:table-cell office:value-type="float" office:value="0.065" calcext:value-type="float">
            <text:p>0,065</text:p>
          </table:table-cell>
          <table:table-cell office:value-type="float" office:value="0.836" calcext:value-type="float">
            <text:p>0,836</text:p>
          </table:table-cell>
          <table:table-cell table:style-name="ce7" office:value-type="float" office:value="0.068" calcext:value-type="float">
            <text:p>0,068</text:p>
          </table:table-cell>
          <table:table-cell office:value-type="float" office:value="0.841" calcext:value-type="float">
            <text:p>0,841</text:p>
          </table:table-cell>
          <table:table-cell table:style-name="ce7" office:value-type="float" office:value="0.064" calcext:value-type="float">
            <text:p>0,064</text:p>
          </table:table-cell>
          <table:table-cell office:value-type="float" office:value="0.844" calcext:value-type="float">
            <text:p>0,844</text:p>
          </table:table-cell>
          <table:table-cell table:style-name="ce7" office:value-type="float" office:value="0.066" calcext:value-type="float">
            <text:p>0,0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3" calcext:value-type="float">
            <text:p>0,803</text:p>
          </table:table-cell>
          <table:table-cell office:value-type="float" office:value="0.075" calcext:value-type="float">
            <text:p>0,075</text:p>
          </table:table-cell>
          <table:table-cell office:value-type="float" office:value="0.808" calcext:value-type="float">
            <text:p>0,808</text:p>
          </table:table-cell>
          <table:table-cell office:value-type="float" office:value="0.06" calcext:value-type="float">
            <text:p>0,06</text:p>
          </table:table-cell>
          <table:table-cell office:value-type="float" office:value="0.825" calcext:value-type="float">
            <text:p>0,825</text:p>
          </table:table-cell>
          <table:table-cell office:value-type="float" office:value="0.064" calcext:value-type="float">
            <text:p>0,064</text:p>
          </table:table-cell>
          <table:table-cell office:value-type="float" office:value="0.835" calcext:value-type="float">
            <text:p>0,835</text:p>
          </table:table-cell>
          <table:table-cell table:style-name="ce7" office:value-type="float" office:value="0.068" calcext:value-type="float">
            <text:p>0,068</text:p>
          </table:table-cell>
          <table:table-cell office:value-type="float" office:value="0.84" calcext:value-type="float">
            <text:p>0,84</text:p>
          </table:table-cell>
          <table:table-cell table:style-name="ce7" office:value-type="float" office:value="0.065" calcext:value-type="float">
            <text:p>0,065</text:p>
          </table:table-cell>
          <table:table-cell office:value-type="float" office:value="0.848" calcext:value-type="float">
            <text:p>0,848</text:p>
          </table:table-cell>
          <table:table-cell table:style-name="ce7"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3" calcext:value-type="float">
            <text:p>0,803</text:p>
          </table:table-cell>
          <table:table-cell office:value-type="float" office:value="0.079" calcext:value-type="float">
            <text:p>0,079</text:p>
          </table:table-cell>
          <table:table-cell office:value-type="float" office:value="0.808" calcext:value-type="float">
            <text:p>0,808</text:p>
          </table:table-cell>
          <table:table-cell office:value-type="float" office:value="0.058" calcext:value-type="float">
            <text:p>0,058</text:p>
          </table:table-cell>
          <table:table-cell office:value-type="float" office:value="0.827" calcext:value-type="float">
            <text:p>0,827</text:p>
          </table:table-cell>
          <table:table-cell office:value-type="float" office:value="0.07" calcext:value-type="float">
            <text:p>0,07</text:p>
          </table:table-cell>
          <table:table-cell office:value-type="float" office:value="0.834" calcext:value-type="float">
            <text:p>0,834</text:p>
          </table:table-cell>
          <table:table-cell table:style-name="ce7" office:value-type="float" office:value="0.066" calcext:value-type="float">
            <text:p>0,066</text:p>
          </table:table-cell>
          <table:table-cell office:value-type="float" office:value="0.844" calcext:value-type="float">
            <text:p>0,844</text:p>
          </table:table-cell>
          <table:table-cell table:style-name="ce7" office:value-type="float" office:value="0.067" calcext:value-type="float">
            <text:p>0,067</text:p>
          </table:table-cell>
          <table:table-cell office:value-type="float" office:value="0.849" calcext:value-type="float">
            <text:p>0,849</text:p>
          </table:table-cell>
          <table:table-cell table:style-name="ce7" office:value-type="float" office:value="0.066" calcext:value-type="float">
            <text:p>0,0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5" calcext:value-type="float">
            <text:p>0,805</text:p>
          </table:table-cell>
          <table:table-cell office:value-type="float" office:value="0.08" calcext:value-type="float">
            <text:p>0,08</text:p>
          </table:table-cell>
          <table:table-cell office:value-type="float" office:value="0.809" calcext:value-type="float">
            <text:p>0,809</text:p>
          </table:table-cell>
          <table:table-cell office:value-type="float" office:value="0.061" calcext:value-type="float">
            <text:p>0,061</text:p>
          </table:table-cell>
          <table:table-cell office:value-type="float" office:value="0.824" calcext:value-type="float">
            <text:p>0,824</text:p>
          </table:table-cell>
          <table:table-cell office:value-type="float" office:value="0.063" calcext:value-type="float">
            <text:p>0,063</text:p>
          </table:table-cell>
          <table:table-cell office:value-type="float" office:value="0.833" calcext:value-type="float">
            <text:p>0,833</text:p>
          </table:table-cell>
          <table:table-cell table:style-name="ce7" office:value-type="float" office:value="0.065" calcext:value-type="float">
            <text:p>0,065</text:p>
          </table:table-cell>
          <table:table-cell office:value-type="float" office:value="0.84" calcext:value-type="float">
            <text:p>0,84</text:p>
          </table:table-cell>
          <table:table-cell table:style-name="ce7" office:value-type="float" office:value="0.069" calcext:value-type="float">
            <text:p>0,069</text:p>
          </table:table-cell>
          <table:table-cell office:value-type="float" office:value="0.847" calcext:value-type="float">
            <text:p>0,847</text:p>
          </table:table-cell>
          <table:table-cell table:style-name="ce7" office:value-type="float" office:value="0.066" calcext:value-type="float">
            <text:p>0,0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7" calcext:value-type="float">
            <text:p>0,807</text:p>
          </table:table-cell>
          <table:table-cell office:value-type="float" office:value="0.08" calcext:value-type="float">
            <text:p>0,08</text:p>
          </table:table-cell>
          <table:table-cell office:value-type="float" office:value="0.81" calcext:value-type="float">
            <text:p>0,81</text:p>
          </table:table-cell>
          <table:table-cell office:value-type="float" office:value="0.06" calcext:value-type="float">
            <text:p>0,06</text:p>
          </table:table-cell>
          <table:table-cell office:value-type="float" office:value="0.827" calcext:value-type="float">
            <text:p>0,827</text:p>
          </table:table-cell>
          <table:table-cell office:value-type="float" office:value="0.069" calcext:value-type="float">
            <text:p>0,069</text:p>
          </table:table-cell>
          <table:table-cell office:value-type="float" office:value="0.834" calcext:value-type="float">
            <text:p>0,834</text:p>
          </table:table-cell>
          <table:table-cell table:style-name="ce7" office:value-type="float" office:value="0.067" calcext:value-type="float">
            <text:p>0,067</text:p>
          </table:table-cell>
          <table:table-cell office:value-type="float" office:value="0.842" calcext:value-type="float">
            <text:p>0,842</text:p>
          </table:table-cell>
          <table:table-cell table:style-name="ce7" office:value-type="float" office:value="0.067" calcext:value-type="float">
            <text:p>0,067</text:p>
          </table:table-cell>
          <table:table-cell office:value-type="float" office:value="0.849" calcext:value-type="float">
            <text:p>0,849</text:p>
          </table:table-cell>
          <table:table-cell table:style-name="ce7" office:value-type="float" office:value="0.068" calcext:value-type="float">
            <text:p>0,068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803" calcext:value-type="float">
            <text:p>0,803</text:p>
          </table:table-cell>
          <table:table-cell table:style-name="ce8" office:value-type="float" office:value="0.075" calcext:value-type="float">
            <text:p>0,075</text:p>
          </table:table-cell>
          <table:table-cell table:style-name="ce8" office:value-type="float" office:value="0.811" calcext:value-type="float">
            <text:p>0,811</text:p>
          </table:table-cell>
          <table:table-cell table:style-name="ce8" office:value-type="float" office:value="0.064" calcext:value-type="float">
            <text:p>0,064</text:p>
          </table:table-cell>
          <table:table-cell table:style-name="ce8" office:value-type="float" office:value="0.822" calcext:value-type="float">
            <text:p>0,822</text:p>
          </table:table-cell>
          <table:table-cell table:style-name="ce8" office:value-type="float" office:value="0.062" calcext:value-type="float">
            <text:p>0,062</text:p>
          </table:table-cell>
          <table:table-cell table:style-name="ce8" office:value-type="float" office:value="0.835" calcext:value-type="float">
            <text:p>0,835</text:p>
          </table:table-cell>
          <table:table-cell table:style-name="ce8" office:value-type="float" office:value="0.068" calcext:value-type="float">
            <text:p>0,068</text:p>
          </table:table-cell>
          <table:table-cell table:style-name="ce8" office:value-type="float" office:value="0.84" calcext:value-type="float">
            <text:p>0,84</text:p>
          </table:table-cell>
          <table:table-cell table:style-name="ce8" office:value-type="float" office:value="0.067" calcext:value-type="float">
            <text:p>0,067</text:p>
          </table:table-cell>
          <table:table-cell table:style-name="ce8" office:value-type="float" office:value="0.845" calcext:value-type="float">
            <text:p>0,845</text:p>
          </table:table-cell>
          <table:table-cell table:style-name="ce8" office:value-type="float" office:value="0.065" calcext:value-type="float">
            <text:p>0,065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6" table:formula="of:=AVERAGE([.B4:.B10])" office:value-type="float" office:value="0.804571428571429" calcext:value-type="float" table:number-columns-spanned="2" table:number-rows-spanned="1">
            <text:p>0,804571428571429</text:p>
          </table:table-cell>
          <table:covered-table-cell table:style-name="Default"/>
          <table:table-cell table:style-name="ce6" table:formula="of:=AVERAGE([.D4:.D10])" office:value-type="float" office:value="0.809" calcext:value-type="float" table:number-columns-spanned="2" table:number-rows-spanned="1">
            <text:p>0,809</text:p>
          </table:table-cell>
          <table:covered-table-cell table:style-name="Default"/>
          <table:table-cell table:style-name="ce6" table:formula="of:=AVERAGE([.F4:.F10])" office:value-type="float" office:value="0.824571428571428" calcext:value-type="float" table:number-columns-spanned="2" table:number-rows-spanned="1">
            <text:p>0,824571428571428</text:p>
          </table:table-cell>
          <table:covered-table-cell table:style-name="Default"/>
          <table:table-cell table:style-name="ce6" table:formula="of:=AVERAGE([.H4:.H10])" office:value-type="float" office:value="0.834571428571429" calcext:value-type="float" table:number-columns-spanned="2" table:number-rows-spanned="1">
            <text:p>0,834571428571429</text:p>
          </table:table-cell>
          <table:covered-table-cell/>
          <table:table-cell table:style-name="ce6" table:formula="of:=AVERAGE([.J4:.J10])" office:value-type="float" office:value="0.841285714285714" calcext:value-type="float" table:number-columns-spanned="2" table:number-rows-spanned="1">
            <text:p>0,841285714285714</text:p>
          </table:table-cell>
          <table:covered-table-cell/>
          <table:table-cell table:style-name="ce6" table:formula="of:=AVERAGE([.L4:.L10])" office:value-type="float" office:value="0.846714285714286" calcext:value-type="float" table:number-columns-spanned="2" table:number-rows-spanned="1">
            <text:p>0,846714285714286</text:p>
          </table:table-cell>
          <table:covered-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4:.C10])+6000*VAR([.B4:.B10]))/6999)" office:value-type="float" office:value="0.0781555660920901" calcext:value-type="float" table:number-columns-spanned="2" table:number-rows-spanned="1">
            <text:p>0,0781555660920901</text:p>
          </table:table-cell>
          <table:covered-table-cell table:style-name="Default"/>
          <table:table-cell table:style-name="ce24" table:formula="of:=SQRT((999*SUMSQ([.E4:.E10])+6000*VAR([.D4:.D10]))/6999)" office:value-type="float" office:value="0.0601679425576107" calcext:value-type="float" table:number-columns-spanned="2" table:number-rows-spanned="1">
            <text:p>0,0601679425576107</text:p>
          </table:table-cell>
          <table:covered-table-cell table:style-name="Default"/>
          <table:table-cell table:style-name="ce24" table:formula="of:=SQRT((999*SUMSQ([.G4:.G10])+6000*VAR([.F4:.F10]))/6999)" office:value-type="float" office:value="0.0653464322361107" calcext:value-type="float" table:number-columns-spanned="2" table:number-rows-spanned="1">
            <text:p>0,0653464322361107</text:p>
          </table:table-cell>
          <table:covered-table-cell table:style-name="Default"/>
          <table:table-cell table:style-name="ce24" table:formula="of:=SQRT((999*SUMSQ([.I4:.I10])+6000*VAR([.H4:.H10]))/6999)" office:value-type="float" office:value="0.0672750614159117" calcext:value-type="float" table:number-columns-spanned="2" table:number-rows-spanned="1">
            <text:p>0,0672750614159117</text:p>
          </table:table-cell>
          <table:covered-table-cell/>
          <table:table-cell table:style-name="ce24" table:formula="of:=SQRT((999*SUMSQ([.K4:.K10])+6000*VAR([.J4:.J10]))/6999)" office:value-type="float" office:value="0.066431421895326" calcext:value-type="float" table:number-columns-spanned="2" table:number-rows-spanned="1">
            <text:p>0,066431421895326</text:p>
          </table:table-cell>
          <table:covered-table-cell/>
          <table:table-cell table:style-name="ce24" table:formula="of:=SQRT((999*SUMSQ([.M4:.M10])+6000*VAR([.L4:.L10]))/6999)" office:value-type="float" office:value="0.0661666290449755" calcext:value-type="float" table:number-columns-spanned="2" table:number-rows-spanned="1">
            <text:p>0,0661666290449755</text:p>
          </table:table-cell>
          <table:covered-table-cell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State-Choosing Algorithm</text:p>
          </table:table-cell>
          <table:covered-table-cell table:number-columns-repeated="5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21" table:number-columns-spanned="2" table:number-rows-spanned="1"/>
          <table:covered-table-cell table:style-name="ce25"/>
          <table:table-cell table:style-name="ce9" office:value-type="string" calcext:value-type="string" table:number-columns-spanned="10" table:number-rows-spanned="1">
            <text:p>LD-DFS</text:p>
          </table:table-cell>
          <table:covered-table-cell table:number-columns-repeated="3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style-name="ce9"/>
          <table:table-cell table:style-name="ce22" office:value-type="string" calcext:value-type="string" table:number-columns-spanned="2" table:number-rows-spanned="1">
            <text:p>Greedy</text:p>
          </table:table-cell>
          <table:covered-table-cell table:style-name="ce26"/>
          <table:table-cell table:style-name="ce9" office:value-type="string" calcext:value-type="string" table:number-columns-spanned="2" table:number-rows-spanned="1">
            <text:p>g = 2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5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10</text:p>
          </table:table-cell>
          <table:covered-table-cell/>
          <table:table-cell table:style-name="ce9" office:value-type="string" calcext:value-type="string" table:number-columns-spanned="2" table:number-rows-spanned="1">
            <text:p>g = 20</text:p>
          </table:table-cell>
          <table:covered-table-cell/>
          <table:table-cell table:style-name="ce9" office:value-type="string" calcext:value-type="string" table:number-columns-spanned="2" table:number-rows-spanned="1">
            <text:p>g = 50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6" office:value-type="float" office:value="0.825" calcext:value-type="float">
            <text:p>0,825</text:p>
          </table:table-cell>
          <table:table-cell table:style-name="ce6" office:value-type="float" office:value="0.033" calcext:value-type="float">
            <text:p>0,033</text:p>
          </table:table-cell>
          <table:table-cell table:style-name="ce6" office:value-type="float" office:value="0.792" calcext:value-type="float">
            <text:p>0,792</text:p>
          </table:table-cell>
          <table:table-cell table:style-name="ce6" office:value-type="float" office:value="0.047" calcext:value-type="float">
            <text:p>0,047</text:p>
          </table:table-cell>
          <table:table-cell table:style-name="ce6" office:value-type="float" office:value="0.79" calcext:value-type="float">
            <text:p>0,79</text:p>
          </table:table-cell>
          <table:table-cell table:style-name="ce6" office:value-type="float" office:value="0.043" calcext:value-type="float">
            <text:p>0,043</text:p>
          </table:table-cell>
          <table:table-cell table:style-name="ce6" office:value-type="float" office:value="0.785" calcext:value-type="float">
            <text:p>0,785</text:p>
          </table:table-cell>
          <table:table-cell table:style-name="ce6" office:value-type="float" office:value="0.038" calcext:value-type="float">
            <text:p>0,038</text:p>
          </table:table-cell>
          <table:table-cell table:style-name="ce6" office:value-type="float" office:value="0.792" calcext:value-type="float">
            <text:p>0,792</text:p>
          </table:table-cell>
          <table:table-cell table:style-name="ce6" office:value-type="float" office:value="0.044" calcext:value-type="float">
            <text:p>0,044</text:p>
          </table:table-cell>
          <table:table-cell table:style-name="ce6" office:value-type="float" office:value="0.788" calcext:value-type="float">
            <text:p>0,788</text:p>
          </table:table-cell>
          <table:table-cell table:style-name="ce6"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3" calcext:value-type="float">
            <text:p>0,823</text:p>
          </table:table-cell>
          <table:table-cell office:value-type="float" office:value="0.036" calcext:value-type="float">
            <text:p>0,036</text:p>
          </table:table-cell>
          <table:table-cell office:value-type="float" office:value="0.791" calcext:value-type="float">
            <text:p>0,791</text:p>
          </table:table-cell>
          <table:table-cell office:value-type="float" office:value="0.036" calcext:value-type="float">
            <text:p>0,036</text:p>
          </table:table-cell>
          <table:table-cell office:value-type="float" office:value="0.781" calcext:value-type="float">
            <text:p>0,781</text:p>
          </table:table-cell>
          <table:table-cell office:value-type="float" office:value="0.048" calcext:value-type="float">
            <text:p>0,048</text:p>
          </table:table-cell>
          <table:table-cell office:value-type="float" office:value="0.829" calcext:value-type="float">
            <text:p>0,829</text:p>
          </table:table-cell>
          <table:table-cell table:style-name="ce7" office:value-type="float" office:value="0.027" calcext:value-type="float">
            <text:p>0,027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0.793" calcext:value-type="float">
            <text:p>0,793</text:p>
          </table:table-cell>
          <table:table-cell table:style-name="ce7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4" calcext:value-type="float">
            <text:p>0,824</text:p>
          </table:table-cell>
          <table:table-cell office:value-type="float" office:value="0.035" calcext:value-type="float">
            <text:p>0,035</text:p>
          </table:table-cell>
          <table:table-cell office:value-type="float" office:value="0.803" calcext:value-type="float">
            <text:p>0,803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2" calcext:value-type="float">
            <text:p>0,792</text:p>
          </table:table-cell>
          <table:table-cell office:value-type="float" office:value="0.045" calcext:value-type="float">
            <text:p>0,045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2" calcext:value-type="float">
            <text:p>0,042</text:p>
          </table:table-cell>
          <table:table-cell office:value-type="float" office:value="0.779" calcext:value-type="float">
            <text:p>0,779</text:p>
          </table:table-cell>
          <table:table-cell table:style-name="ce7" office:value-type="float" office:value="0.045" calcext:value-type="float">
            <text:p>0,045</text:p>
          </table:table-cell>
          <table:table-cell office:value-type="float" office:value="0.782" calcext:value-type="float">
            <text:p>0,782</text:p>
          </table:table-cell>
          <table:table-cell table:style-name="ce7" office:value-type="float" office:value="0.049" calcext:value-type="float">
            <text:p>0,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5" calcext:value-type="float">
            <text:p>0,825</text:p>
          </table:table-cell>
          <table:table-cell office:value-type="float" office:value="0.038" calcext:value-type="float">
            <text:p>0,038</text:p>
          </table:table-cell>
          <table:table-cell office:value-type="float" office:value="0.793" calcext:value-type="float">
            <text:p>0,793</text:p>
          </table:table-cell>
          <table:table-cell office:value-type="float" office:value="0.047" calcext:value-type="float">
            <text:p>0,047</text:p>
          </table:table-cell>
          <table:table-cell office:value-type="float" office:value="0.782" calcext:value-type="float">
            <text:p>0,782</text:p>
          </table:table-cell>
          <table:table-cell office:value-type="float" office:value="0.039" calcext:value-type="float">
            <text:p>0,039</text:p>
          </table:table-cell>
          <table:table-cell office:value-type="float" office:value="0.792" calcext:value-type="float">
            <text:p>0,792</text:p>
          </table:table-cell>
          <table:table-cell table:style-name="ce7" office:value-type="float" office:value="0.045" calcext:value-type="float">
            <text:p>0,045</text:p>
          </table:table-cell>
          <table:table-cell office:value-type="float" office:value="0.787" calcext:value-type="float">
            <text:p>0,787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0.836" calcext:value-type="float">
            <text:p>0,836</text:p>
          </table:table-cell>
          <table:table-cell table:style-name="ce7"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5" calcext:value-type="float">
            <text:p>0,825</text:p>
          </table:table-cell>
          <table:table-cell office:value-type="float" office:value="0.032" calcext:value-type="float">
            <text:p>0,032</text:p>
          </table:table-cell>
          <table:table-cell office:value-type="float" office:value="0.779" calcext:value-type="float">
            <text:p>0,779</text:p>
          </table:table-cell>
          <table:table-cell office:value-type="float" office:value="0.035" calcext:value-type="float">
            <text:p>0,035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" calcext:value-type="float">
            <text:p>0,78</text:p>
          </table:table-cell>
          <table:table-cell table:style-name="ce7" office:value-type="float" office:value="0.037" calcext:value-type="float">
            <text:p>0,037</text:p>
          </table:table-cell>
          <table:table-cell office:value-type="float" office:value="0.792" calcext:value-type="float">
            <text:p>0,792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99" calcext:value-type="float">
            <text:p>0,799</text:p>
          </table:table-cell>
          <table:table-cell table:style-name="ce7"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4" calcext:value-type="float">
            <text:p>0,824</text:p>
          </table:table-cell>
          <table:table-cell office:value-type="float" office:value="0.036" calcext:value-type="float">
            <text:p>0,036</text:p>
          </table:table-cell>
          <table:table-cell office:value-type="float" office:value="0.785" calcext:value-type="float">
            <text:p>0,785</text:p>
          </table:table-cell>
          <table:table-cell office:value-type="float" office:value="0.037" calcext:value-type="float">
            <text:p>0,037</text:p>
          </table:table-cell>
          <table:table-cell office:value-type="float" office:value="0.828" calcext:value-type="float">
            <text:p>0,828</text:p>
          </table:table-cell>
          <table:table-cell office:value-type="float" office:value="0.028" calcext:value-type="float">
            <text:p>0,028</text:p>
          </table:table-cell>
          <table:table-cell office:value-type="float" office:value="0.793" calcext:value-type="float">
            <text:p>0,793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834" calcext:value-type="float">
            <text:p>0,834</text:p>
          </table:table-cell>
          <table:table-cell table:style-name="ce7" office:value-type="float" office:value="0.023" calcext:value-type="float">
            <text:p>0,023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3" calcext:value-type="float">
            <text:p>0,043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92" calcext:value-type="float">
            <text:p>0,792</text:p>
          </table:table-cell>
          <table:table-cell table:style-name="ce8" office:value-type="float" office:value="0.045" calcext:value-type="float">
            <text:p>0,045</text:p>
          </table:table-cell>
          <table:table-cell table:style-name="ce8" office:value-type="float" office:value="0.78" calcext:value-type="float">
            <text:p>0,78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0.781" calcext:value-type="float">
            <text:p>0,781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779" calcext:value-type="float">
            <text:p>0,779</text:p>
          </table:table-cell>
          <table:table-cell table:style-name="ce8" office:value-type="float" office:value="0.037" calcext:value-type="float">
            <text:p>0,037</text:p>
          </table:table-cell>
          <table:table-cell table:style-name="ce8" office:value-type="float" office:value="0.781" calcext:value-type="float">
            <text:p>0,781</text:p>
          </table:table-cell>
          <table:table-cell table:style-name="ce8" office:value-type="float" office:value="0.035" calcext:value-type="float">
            <text:p>0,035</text:p>
          </table:table-cell>
          <table:table-cell table:style-name="ce8" office:value-type="float" office:value="0.792" calcext:value-type="float">
            <text:p>0,792</text:p>
          </table:table-cell>
          <table:table-cell table:style-name="ce8" office:value-type="float" office:value="0.037" calcext:value-type="float">
            <text:p>0,037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6" table:formula="of:=AVERAGE([.B17:.B23])" office:value-type="float" office:value="0.819714285714286" calcext:value-type="float" table:number-columns-spanned="2" table:number-rows-spanned="1">
            <text:p>0,819714285714286</text:p>
          </table:table-cell>
          <table:covered-table-cell table:style-name="Default"/>
          <table:table-cell table:style-name="ce6" table:formula="of:=AVERAGE([.D17:.D23])" office:value-type="float" office:value="0.789" calcext:value-type="float" table:number-columns-spanned="2" table:number-rows-spanned="1">
            <text:p>0,789</text:p>
          </table:table-cell>
          <table:covered-table-cell table:style-name="Default"/>
          <table:table-cell table:style-name="ce6" table:formula="of:=AVERAGE([.F17:.F23])" office:value-type="float" office:value="0.792142857142857" calcext:value-type="float" table:number-columns-spanned="2" table:number-rows-spanned="1">
            <text:p>0,792142857142857</text:p>
          </table:table-cell>
          <table:covered-table-cell table:style-name="Default"/>
          <table:table-cell table:style-name="ce6" table:formula="of:=AVERAGE([.H17:.H23])" office:value-type="float" office:value="0.792428571428571" calcext:value-type="float" table:number-columns-spanned="2" table:number-rows-spanned="1">
            <text:p>0,792428571428571</text:p>
          </table:table-cell>
          <table:covered-table-cell/>
          <table:table-cell table:style-name="ce6" table:formula="of:=AVERAGE([.J17:.J23])" office:value-type="float" office:value="0.793571428571428" calcext:value-type="float" table:number-columns-spanned="2" table:number-rows-spanned="1">
            <text:p>0,793571428571428</text:p>
          </table:table-cell>
          <table:covered-table-cell/>
          <table:table-cell table:style-name="ce6" table:formula="of:=AVERAGE([.L17:.L23])" office:value-type="float" office:value="0.796857142857143" calcext:value-type="float" table:number-columns-spanned="2" table:number-rows-spanned="1">
            <text:p>0,796857142857143</text:p>
          </table:table-cell>
          <table:covered-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17:.C23])+6000*VAR([.B17:.B23]))/6999)" office:value-type="float" office:value="0.0383415098495577" calcext:value-type="float" table:number-columns-spanned="2" table:number-rows-spanned="1">
            <text:p>0,0383415098495577</text:p>
          </table:table-cell>
          <table:covered-table-cell table:style-name="Default"/>
          <table:table-cell table:style-name="ce24" table:formula="of:=SQRT((999*SUMSQ([.E17:.E23])+6000*VAR([.D17:.D23]))/6999)" office:value-type="float" office:value="0.041843085866527" calcext:value-type="float" table:number-columns-spanned="2" table:number-rows-spanned="1">
            <text:p>0,041843085866527</text:p>
          </table:table-cell>
          <table:covered-table-cell table:style-name="Default"/>
          <table:table-cell table:style-name="ce24" table:formula="of:=SQRT((999*SUMSQ([.G17:.G23])+6000*VAR([.F17:.F23]))/6999)" office:value-type="float" office:value="0.0445622757486276" calcext:value-type="float" table:number-columns-spanned="2" table:number-rows-spanned="1">
            <text:p>0,0445622757486276</text:p>
          </table:table-cell>
          <table:covered-table-cell table:style-name="Default"/>
          <table:table-cell table:style-name="ce24" table:formula="of:=SQRT((999*SUMSQ([.I17:.I23])+6000*VAR([.H17:.H23]))/6999)" office:value-type="float" office:value="0.0420320370633333" calcext:value-type="float" table:number-columns-spanned="2" table:number-rows-spanned="1">
            <text:p>0,0420320370633333</text:p>
          </table:table-cell>
          <table:covered-table-cell/>
          <table:table-cell table:style-name="ce24" table:formula="of:=SQRT((999*SUMSQ([.K17:.K23])+6000*VAR([.J17:.J23]))/6999)" office:value-type="float" office:value="0.0427964982312057" calcext:value-type="float" table:number-columns-spanned="2" table:number-rows-spanned="1">
            <text:p>0,0427964982312057</text:p>
          </table:table-cell>
          <table:covered-table-cell/>
          <table:table-cell table:style-name="ce24" table:formula="of:=SQRT((999*SUMSQ([.M17:.M23])+6000*VAR([.L17:.L23]))/6999)" office:value-type="float" office:value="0.0430641940556965" calcext:value-type="float" table:number-columns-spanned="2" table:number-rows-spanned="1">
            <text:p>0,0430641940556965</text:p>
          </table:table-cell>
          <table:covered-table-cell/>
        </table:table-row>
        <table:table-row table:style-name="ro1">
          <table:table-cell table:style-name="ce20"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State-Choosing Algorithm</text:p>
          </table:table-cell>
          <table:covered-table-cell table:number-columns-repeated="5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21" table:number-columns-spanned="2" table:number-rows-spanned="1"/>
          <table:covered-table-cell table:style-name="ce25"/>
          <table:table-cell table:style-name="ce9" office:value-type="string" calcext:value-type="string" table:number-columns-spanned="10" table:number-rows-spanned="1">
            <text:p>LD-DFS</text:p>
          </table:table-cell>
          <table:covered-table-cell table:number-columns-repeated="3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style-name="ce9"/>
          <table:table-cell table:style-name="ce22" office:value-type="string" calcext:value-type="string" table:number-columns-spanned="2" table:number-rows-spanned="1">
            <text:p>Greedy</text:p>
          </table:table-cell>
          <table:covered-table-cell table:style-name="ce26"/>
          <table:table-cell table:style-name="ce9" office:value-type="string" calcext:value-type="string" table:number-columns-spanned="2" table:number-rows-spanned="1">
            <text:p>g = 2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5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10</text:p>
          </table:table-cell>
          <table:covered-table-cell/>
          <table:table-cell table:style-name="ce9" office:value-type="string" calcext:value-type="string" table:number-columns-spanned="2" table:number-rows-spanned="1">
            <text:p>g = 20</text:p>
          </table:table-cell>
          <table:covered-table-cell/>
          <table:table-cell table:style-name="ce9" office:value-type="string" calcext:value-type="string" table:number-columns-spanned="2" table:number-rows-spanned="1">
            <text:p>g = 50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6" office:value-type="float" office:value="0.789" calcext:value-type="float">
            <text:p>0,789</text:p>
          </table:table-cell>
          <table:table-cell table:style-name="ce6" office:value-type="float" office:value="0.042" calcext:value-type="float">
            <text:p>0,042</text:p>
          </table:table-cell>
          <table:table-cell table:style-name="ce6" office:value-type="float" office:value="0.79" calcext:value-type="float">
            <text:p>0,79</text:p>
          </table:table-cell>
          <table:table-cell table:style-name="ce6" office:value-type="float" office:value="0.042" calcext:value-type="float">
            <text:p>0,042</text:p>
          </table:table-cell>
          <table:table-cell table:style-name="ce6" office:value-type="float" office:value="0.79" calcext:value-type="float">
            <text:p>0,79</text:p>
          </table:table-cell>
          <table:table-cell table:style-name="ce6" office:value-type="float" office:value="0.043" calcext:value-type="float">
            <text:p>0,043</text:p>
          </table:table-cell>
          <table:table-cell table:style-name="ce6" office:value-type="float" office:value="0.789" calcext:value-type="float">
            <text:p>0,789</text:p>
          </table:table-cell>
          <table:table-cell table:style-name="ce6" office:value-type="float" office:value="0.043" calcext:value-type="float">
            <text:p>0,043</text:p>
          </table:table-cell>
          <table:table-cell table:style-name="ce6" office:value-type="float" office:value="0.789" calcext:value-type="float">
            <text:p>0,789</text:p>
          </table:table-cell>
          <table:table-cell table:style-name="ce6" office:value-type="float" office:value="0.043" calcext:value-type="float">
            <text:p>0,043</text:p>
          </table:table-cell>
          <table:table-cell table:style-name="ce6" office:value-type="float" office:value="0.792" calcext:value-type="float">
            <text:p>0,792</text:p>
          </table:table-cell>
          <table:table-cell table:style-name="ce6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5" calcext:value-type="float">
            <text:p>0,045</text:p>
          </table:table-cell>
          <table:table-cell office:value-type="float" office:value="0.787" calcext:value-type="float">
            <text:p>0,787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6" calcext:value-type="float">
            <text:p>0,786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92" calcext:value-type="float">
            <text:p>0,792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6" calcext:value-type="float">
            <text:p>0,786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5" calcext:value-type="float">
            <text:p>0,045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87" calcext:value-type="float">
            <text:p>0,787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87" calcext:value-type="float">
            <text:p>0,787</text:p>
          </table:table-cell>
          <table:table-cell table:style-name="ce7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7" calcext:value-type="float">
            <text:p>0,787</text:p>
          </table:table-cell>
          <table:table-cell office:value-type="float" office:value="0.045" calcext:value-type="float">
            <text:p>0,045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2" calcext:value-type="float">
            <text:p>0,042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2" calcext:value-type="float">
            <text:p>0,042</text:p>
          </table:table-cell>
          <table:table-cell office:value-type="float" office:value="0.786" calcext:value-type="float">
            <text:p>0,786</text:p>
          </table:table-cell>
          <table:table-cell table:style-name="ce7"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87" calcext:value-type="float">
            <text:p>0,787</text:p>
          </table:table-cell>
          <table:table-cell office:value-type="float" office:value="0.042" calcext:value-type="float">
            <text:p>0,042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2" calcext:value-type="float">
            <text:p>0,042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86" calcext:value-type="float">
            <text:p>0,786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4" calcext:value-type="float">
            <text:p>0,044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89" calcext:value-type="float">
            <text:p>0,789</text:p>
          </table:table-cell>
          <table:table-cell table:style-name="ce8" office:value-type="float" office:value="0.043" calcext:value-type="float">
            <text:p>0,043</text:p>
          </table:table-cell>
          <table:table-cell table:style-name="ce8" office:value-type="float" office:value="0.788" calcext:value-type="float">
            <text:p>0,788</text:p>
          </table:table-cell>
          <table:table-cell table:style-name="ce8" office:value-type="float" office:value="0.041" calcext:value-type="float">
            <text:p>0,041</text:p>
          </table:table-cell>
          <table:table-cell table:style-name="ce8" office:value-type="float" office:value="0.789" calcext:value-type="float">
            <text:p>0,789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793" calcext:value-type="float">
            <text:p>0,793</text:p>
          </table:table-cell>
          <table:table-cell table:style-name="ce8" office:value-type="float" office:value="0.043" calcext:value-type="float">
            <text:p>0,043</text:p>
          </table:table-cell>
          <table:table-cell table:style-name="ce8" office:value-type="float" office:value="0.789" calcext:value-type="float">
            <text:p>0,789</text:p>
          </table:table-cell>
          <table:table-cell table:style-name="ce8" office:value-type="float" office:value="0.043" calcext:value-type="float">
            <text:p>0,043</text:p>
          </table:table-cell>
          <table:table-cell table:style-name="ce8" office:value-type="float" office:value="0.787" calcext:value-type="float">
            <text:p>0,787</text:p>
          </table:table-cell>
          <table:table-cell table:style-name="ce8" office:value-type="float" office:value="0.044" calcext:value-type="float">
            <text:p>0,044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6" table:formula="of:=AVERAGE([.B30:.B36])" office:value-type="float" office:value="0.788571428571429" calcext:value-type="float" table:number-columns-spanned="2" table:number-rows-spanned="1">
            <text:p>0,788571428571429</text:p>
          </table:table-cell>
          <table:covered-table-cell table:style-name="Default"/>
          <table:table-cell table:style-name="ce6" table:formula="of:=AVERAGE([.D30:.D36])" office:value-type="float" office:value="0.789" calcext:value-type="float" table:number-columns-spanned="2" table:number-rows-spanned="1">
            <text:p>0,789</text:p>
          </table:table-cell>
          <table:covered-table-cell table:style-name="Default"/>
          <table:table-cell table:style-name="ce6" table:formula="of:=AVERAGE([.F30:.F36])" office:value-type="float" office:value="0.788428571428571" calcext:value-type="float" table:number-columns-spanned="2" table:number-rows-spanned="1">
            <text:p>0,788428571428571</text:p>
          </table:table-cell>
          <table:covered-table-cell table:style-name="Default"/>
          <table:table-cell table:style-name="ce6" table:formula="of:=AVERAGE([.H30:.H36])" office:value-type="float" office:value="0.789571428571429" calcext:value-type="float" table:number-columns-spanned="2" table:number-rows-spanned="1">
            <text:p>0,789571428571429</text:p>
          </table:table-cell>
          <table:covered-table-cell/>
          <table:table-cell table:style-name="ce6" table:formula="of:=AVERAGE([.J30:.J36])" office:value-type="float" office:value="0.789" calcext:value-type="float" table:number-columns-spanned="2" table:number-rows-spanned="1">
            <text:p>0,789</text:p>
          </table:table-cell>
          <table:covered-table-cell/>
          <table:table-cell table:style-name="ce6" table:formula="of:=AVERAGE([.L30:.L36])" office:value-type="float" office:value="0.788714285714286" calcext:value-type="float" table:number-columns-spanned="2" table:number-rows-spanned="1">
            <text:p>0,788714285714286</text:p>
          </table:table-cell>
          <table:covered-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30:.C36])+6000*VAR([.B30:.B36]))/6999)" office:value-type="float" office:value="0.0432954365469554" calcext:value-type="float" table:number-columns-spanned="2" table:number-rows-spanned="1">
            <text:p>0,0432954365469554</text:p>
          </table:table-cell>
          <table:covered-table-cell table:style-name="Default"/>
          <table:table-cell table:style-name="ce24" table:formula="of:=SQRT((999*SUMSQ([.E30:.E36])+6000*VAR([.D30:.D36]))/6999)" office:value-type="float" office:value="0.0425828927802796" calcext:value-type="float" table:number-columns-spanned="2" table:number-rows-spanned="1">
            <text:p>0,0425828927802796</text:p>
          </table:table-cell>
          <table:covered-table-cell table:style-name="Default"/>
          <table:table-cell table:style-name="ce24" table:formula="of:=SQRT((999*SUMSQ([.G30:.G36])+6000*VAR([.F30:.F36]))/6999)" office:value-type="float" office:value="0.0434419111085713" calcext:value-type="float" table:number-columns-spanned="2" table:number-rows-spanned="1">
            <text:p>0,0434419111085713</text:p>
          </table:table-cell>
          <table:covered-table-cell table:style-name="Default"/>
          <table:table-cell table:style-name="ce24" table:formula="of:=SQRT((999*SUMSQ([.I30:.I36])+6000*VAR([.H30:.H36]))/6999)" office:value-type="float" office:value="0.0434451966288308" calcext:value-type="float" table:number-columns-spanned="2" table:number-rows-spanned="1">
            <text:p>0,0434451966288308</text:p>
          </table:table-cell>
          <table:covered-table-cell/>
          <table:table-cell table:style-name="ce24" table:formula="of:=SQRT((999*SUMSQ([.K30:.K36])+6000*VAR([.J30:.J36]))/6999)" office:value-type="float" office:value="0.0430247538873131" calcext:value-type="float" table:number-columns-spanned="2" table:number-rows-spanned="1">
            <text:p>0,0430247538873131</text:p>
          </table:table-cell>
          <table:covered-table-cell/>
          <table:table-cell table:style-name="ce24" table:formula="of:=SQRT((999*SUMSQ([.M30:.M36])+6000*VAR([.L30:.L36]))/6999)" office:value-type="float" office:value="0.0437492213249808" calcext:value-type="float" table:number-columns-spanned="2" table:number-rows-spanned="1">
            <text:p>0,0437492213249808</text:p>
          </table:table-cell>
          <table:covered-table-cell/>
        </table:table-row>
      </table:table>
      <table:table table:name="perf-2" table:style-name="ta1">
        <table:shapes>
          <draw:frame draw:z-index="0" draw:style-name="gr1" draw:text-style-name="P1" svg:width="15.997cm" svg:height="9.004cm" svg:x="31.663cm" svg:y="0.478cm">
            <draw:object draw:notify-on-update-of-ranges="'perf-2'.B3:'perf-2'.B3 'perf-2'.D3:'perf-2'.D3 'perf-2'.F3:'perf-2'.F3 'perf-2'.H3:'perf-2'.H3 'perf-2'.J3:'perf-2'.J3 'perf-2'.L3:'perf-2'.L3  'perf-2'.B11:'perf-2'.B11 'perf-2'.D11:'perf-2'.D11 'perf-2'.F11:'perf-2'.F11 'perf-2'.H11:'perf-2'.H11 'perf-2'.J11:'perf-2'.J11 'perf-2'.L11:'perf-2'.L11 'perf-2'.B12:'perf-2'.B12 'perf-2'.D12:'perf-2'.D12 'perf-2'.F12:'perf-2'.F12 'perf-2'.H12:'perf-2'.H12 'perf-2'.J12:'perf-2'.J12 'perf-2'.L12:'perf-2'.L12 'perf-2'.B12:'perf-2'.B12 'perf-2'.D12:'perf-2'.D12 'perf-2'.F12:'perf-2'.F12 'perf-2'.H12:'perf-2'.H12 'perf-2'.J12:'perf-2'.J12 'perf-2'.L12:'perf-2'.L12  'perf-2'.B24:'perf-2'.B24 'perf-2'.D24:'perf-2'.D24 'perf-2'.F24:'perf-2'.F24 'perf-2'.H24:'perf-2'.H24 'perf-2'.J24:'perf-2'.J24 'perf-2'.L24:'perf-2'.L24 'perf-2'.B25:'perf-2'.B25 'perf-2'.D25:'perf-2'.D25 'perf-2'.F25:'perf-2'.F25 'perf-2'.H25:'perf-2'.H25 'perf-2'.J25:'perf-2'.J25 'perf-2'.L25:'perf-2'.L25 'perf-2'.B25:'perf-2'.B25 'perf-2'.D25:'perf-2'.D25 'perf-2'.F25:'perf-2'.F25 'perf-2'.H25:'perf-2'.H25 'perf-2'.J25:'perf-2'.J25 'perf-2'.L25:'perf-2'.L25  'perf-2'.B37:'perf-2'.B37 'perf-2'.D37:'perf-2'.D37 'perf-2'.F37:'perf-2'.F37 'perf-2'.H37:'perf-2'.H37 'perf-2'.J37:'perf-2'.J37 'perf-2'.L37:'perf-2'.L37 'perf-2'.B38:'perf-2'.B38 'perf-2'.D38:'perf-2'.D38 'perf-2'.F38:'perf-2'.F38 'perf-2'.H38:'perf-2'.H38 'perf-2'.J38:'perf-2'.J38 'perf-2'.L38:'perf-2'.L38 'perf-2'.B38:'perf-2'.B38 'perf-2'.D38:'perf-2'.D38 'perf-2'.F38:'perf-2'.F38 'perf-2'.H38:'perf-2'.H38 'perf-2'.J38:'perf-2'.J38 'perf-2'.L38:'perf-2'.L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7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State-Choosing Algorithm</text:p>
          </table:table-cell>
          <table:covered-table-cell table:number-columns-repeated="5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21" table:number-columns-spanned="2" table:number-rows-spanned="1"/>
          <table:covered-table-cell table:style-name="ce25"/>
          <table:table-cell table:style-name="ce9" office:value-type="string" calcext:value-type="string" table:number-columns-spanned="10" table:number-rows-spanned="1">
            <text:p>LD-DFS</text:p>
          </table:table-cell>
          <table:covered-table-cell table:number-columns-repeated="3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style-name="ce9"/>
          <table:table-cell table:style-name="ce22" office:value-type="string" calcext:value-type="string" table:number-columns-spanned="2" table:number-rows-spanned="1">
            <text:p>Greedy</text:p>
          </table:table-cell>
          <table:covered-table-cell table:style-name="ce26"/>
          <table:table-cell table:style-name="ce9" office:value-type="string" calcext:value-type="string" table:number-columns-spanned="2" table:number-rows-spanned="1">
            <text:p>g = 2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5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10</text:p>
          </table:table-cell>
          <table:covered-table-cell/>
          <table:table-cell table:style-name="ce9" office:value-type="string" calcext:value-type="string" table:number-columns-spanned="2" table:number-rows-spanned="1">
            <text:p>g = 20</text:p>
          </table:table-cell>
          <table:covered-table-cell/>
          <table:table-cell table:style-name="ce9" office:value-type="string" calcext:value-type="string" table:number-columns-spanned="2" table:number-rows-spanned="1">
            <text:p>g = 50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6" office:value-type="float" office:value="0.8" calcext:value-type="float">
            <text:p>0,8</text:p>
          </table:table-cell>
          <table:table-cell table:style-name="ce6" office:value-type="float" office:value="0.056" calcext:value-type="float">
            <text:p>0,056</text:p>
          </table:table-cell>
          <table:table-cell table:style-name="ce6" office:value-type="float" office:value="0.806" calcext:value-type="float">
            <text:p>0,806</text:p>
          </table:table-cell>
          <table:table-cell table:style-name="ce6" office:value-type="float" office:value="0.046" calcext:value-type="float">
            <text:p>0,046</text:p>
          </table:table-cell>
          <table:table-cell table:style-name="ce6" office:value-type="float" office:value="0.818" calcext:value-type="float">
            <text:p>0,818</text:p>
          </table:table-cell>
          <table:table-cell table:style-name="ce6" office:value-type="float" office:value="0.047" calcext:value-type="float">
            <text:p>0,047</text:p>
          </table:table-cell>
          <table:table-cell table:style-name="ce6" office:value-type="float" office:value="0.824" calcext:value-type="float">
            <text:p>0,824</text:p>
          </table:table-cell>
          <table:table-cell table:style-name="ce6" office:value-type="float" office:value="0.048" calcext:value-type="float">
            <text:p>0,048</text:p>
          </table:table-cell>
          <table:table-cell table:style-name="ce6" office:value-type="float" office:value="0.829" calcext:value-type="float">
            <text:p>0,829</text:p>
          </table:table-cell>
          <table:table-cell table:style-name="ce6" office:value-type="float" office:value="0.047" calcext:value-type="float">
            <text:p>0,047</text:p>
          </table:table-cell>
          <table:table-cell table:style-name="ce6" office:value-type="float" office:value="0.833" calcext:value-type="float">
            <text:p>0,833</text:p>
          </table:table-cell>
          <table:table-cell table:style-name="ce6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2" calcext:value-type="float">
            <text:p>0,802</text:p>
          </table:table-cell>
          <table:table-cell office:value-type="float" office:value="0.058" calcext:value-type="float">
            <text:p>0,058</text:p>
          </table:table-cell>
          <table:table-cell office:value-type="float" office:value="0.806" calcext:value-type="float">
            <text:p>0,806</text:p>
          </table:table-cell>
          <table:table-cell office:value-type="float" office:value="0.047" calcext:value-type="float">
            <text:p>0,047</text:p>
          </table:table-cell>
          <table:table-cell office:value-type="float" office:value="0.82" calcext:value-type="float">
            <text:p>0,82</text:p>
          </table:table-cell>
          <table:table-cell office:value-type="float" office:value="0.05" calcext:value-type="float">
            <text:p>0,05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.045" calcext:value-type="float">
            <text:p>0,045</text:p>
          </table:table-cell>
          <table:table-cell office:value-type="float" office:value="0.83" calcext:value-type="float">
            <text:p>0,83</text:p>
          </table:table-cell>
          <table:table-cell table:style-name="ce7" office:value-type="float" office:value="0.046" calcext:value-type="float">
            <text:p>0,046</text:p>
          </table:table-cell>
          <table:table-cell office:value-type="float" office:value="0.832" calcext:value-type="float">
            <text:p>0,832</text:p>
          </table:table-cell>
          <table:table-cell table:style-name="ce7" office:value-type="float" office:value="0.047" calcext:value-type="float">
            <text:p>0,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5" calcext:value-type="float">
            <text:p>0,805</text:p>
          </table:table-cell>
          <table:table-cell office:value-type="float" office:value="0.061" calcext:value-type="float">
            <text:p>0,061</text:p>
          </table:table-cell>
          <table:table-cell office:value-type="float" office:value="0.808" calcext:value-type="float">
            <text:p>0,808</text:p>
          </table:table-cell>
          <table:table-cell office:value-type="float" office:value="0.045" calcext:value-type="float">
            <text:p>0,045</text:p>
          </table:table-cell>
          <table:table-cell office:value-type="float" office:value="0.819" calcext:value-type="float">
            <text:p>0,819</text:p>
          </table:table-cell>
          <table:table-cell office:value-type="float" office:value="0.048" calcext:value-type="float">
            <text:p>0,048</text:p>
          </table:table-cell>
          <table:table-cell office:value-type="float" office:value="0.827" calcext:value-type="float">
            <text:p>0,827</text:p>
          </table:table-cell>
          <table:table-cell table:style-name="ce7" office:value-type="float" office:value="0.047" calcext:value-type="float">
            <text:p>0,047</text:p>
          </table:table-cell>
          <table:table-cell office:value-type="float" office:value="0.828" calcext:value-type="float">
            <text:p>0,828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834" calcext:value-type="float">
            <text:p>0,834</text:p>
          </table:table-cell>
          <table:table-cell table:style-name="ce7"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1" calcext:value-type="float">
            <text:p>0,801</text:p>
          </table:table-cell>
          <table:table-cell office:value-type="float" office:value="0.058" calcext:value-type="float">
            <text:p>0,058</text:p>
          </table:table-cell>
          <table:table-cell office:value-type="float" office:value="0.807" calcext:value-type="float">
            <text:p>0,807</text:p>
          </table:table-cell>
          <table:table-cell office:value-type="float" office:value="0.046" calcext:value-type="float">
            <text:p>0,046</text:p>
          </table:table-cell>
          <table:table-cell office:value-type="float" office:value="0.817" calcext:value-type="float">
            <text:p>0,817</text:p>
          </table:table-cell>
          <table:table-cell office:value-type="float" office:value="0.045" calcext:value-type="float">
            <text:p>0,045</text:p>
          </table:table-cell>
          <table:table-cell office:value-type="float" office:value="0.826" calcext:value-type="float">
            <text:p>0,826</text:p>
          </table:table-cell>
          <table:table-cell table:style-name="ce7" office:value-type="float" office:value="0.045" calcext:value-type="float">
            <text:p>0,045</text:p>
          </table:table-cell>
          <table:table-cell office:value-type="float" office:value="0.829" calcext:value-type="float">
            <text:p>0,829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832" calcext:value-type="float">
            <text:p>0,832</text:p>
          </table:table-cell>
          <table:table-cell table:style-name="ce7"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2" calcext:value-type="float">
            <text:p>0,802</text:p>
          </table:table-cell>
          <table:table-cell office:value-type="float" office:value="0.056" calcext:value-type="float">
            <text:p>0,056</text:p>
          </table:table-cell>
          <table:table-cell office:value-type="float" office:value="0.809" calcext:value-type="float">
            <text:p>0,809</text:p>
          </table:table-cell>
          <table:table-cell office:value-type="float" office:value="0.047" calcext:value-type="float">
            <text:p>0,047</text:p>
          </table:table-cell>
          <table:table-cell office:value-type="float" office:value="0.818" calcext:value-type="float">
            <text:p>0,818</text:p>
          </table:table-cell>
          <table:table-cell office:value-type="float" office:value="0.042" calcext:value-type="float">
            <text:p>0,042</text:p>
          </table:table-cell>
          <table:table-cell office:value-type="float" office:value="0.823" calcext:value-type="float">
            <text:p>0,823</text:p>
          </table:table-cell>
          <table:table-cell table:style-name="ce7" office:value-type="float" office:value="0.046" calcext:value-type="float">
            <text:p>0,046</text:p>
          </table:table-cell>
          <table:table-cell office:value-type="float" office:value="0.831" calcext:value-type="float">
            <text:p>0,831</text:p>
          </table:table-cell>
          <table:table-cell table:style-name="ce7" office:value-type="float" office:value="0.048" calcext:value-type="float">
            <text:p>0,048</text:p>
          </table:table-cell>
          <table:table-cell office:value-type="float" office:value="0.835" calcext:value-type="float">
            <text:p>0,835</text:p>
          </table:table-cell>
          <table:table-cell table:style-name="ce7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0.056" calcext:value-type="float">
            <text:p>0,056</text:p>
          </table:table-cell>
          <table:table-cell office:value-type="float" office:value="0.807" calcext:value-type="float">
            <text:p>0,807</text:p>
          </table:table-cell>
          <table:table-cell office:value-type="float" office:value="0.046" calcext:value-type="float">
            <text:p>0,046</text:p>
          </table:table-cell>
          <table:table-cell office:value-type="float" office:value="0.817" calcext:value-type="float">
            <text:p>0,817</text:p>
          </table:table-cell>
          <table:table-cell office:value-type="float" office:value="0.047" calcext:value-type="float">
            <text:p>0,047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83" calcext:value-type="float">
            <text:p>0,83</text:p>
          </table:table-cell>
          <table:table-cell table:style-name="ce7" office:value-type="float" office:value="0.045" calcext:value-type="float">
            <text:p>0,045</text:p>
          </table:table-cell>
          <table:table-cell office:value-type="float" office:value="0.832" calcext:value-type="float">
            <text:p>0,832</text:p>
          </table:table-cell>
          <table:table-cell table:style-name="ce7" office:value-type="float" office:value="0.042" calcext:value-type="float">
            <text:p>0,042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8" calcext:value-type="float">
            <text:p>0,8</text:p>
          </table:table-cell>
          <table:table-cell table:style-name="ce8" office:value-type="float" office:value="0.055" calcext:value-type="float">
            <text:p>0,055</text:p>
          </table:table-cell>
          <table:table-cell table:style-name="ce8" office:value-type="float" office:value="0.807" calcext:value-type="float">
            <text:p>0,807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818" calcext:value-type="float">
            <text:p>0,818</text:p>
          </table:table-cell>
          <table:table-cell table:style-name="ce8" office:value-type="float" office:value="0.045" calcext:value-type="float">
            <text:p>0,045</text:p>
          </table:table-cell>
          <table:table-cell table:style-name="ce8" office:value-type="float" office:value="0.824" calcext:value-type="float">
            <text:p>0,824</text:p>
          </table:table-cell>
          <table:table-cell table:style-name="ce8" office:value-type="float" office:value="0.045" calcext:value-type="float">
            <text:p>0,045</text:p>
          </table:table-cell>
          <table:table-cell table:style-name="ce8" office:value-type="float" office:value="0.829" calcext:value-type="float">
            <text:p>0,829</text:p>
          </table:table-cell>
          <table:table-cell table:style-name="ce8" office:value-type="float" office:value="0.043" calcext:value-type="float">
            <text:p>0,043</text:p>
          </table:table-cell>
          <table:table-cell table:style-name="ce8" office:value-type="float" office:value="0.832" calcext:value-type="float">
            <text:p>0,832</text:p>
          </table:table-cell>
          <table:table-cell table:style-name="ce8" office:value-type="float" office:value="0.042" calcext:value-type="float">
            <text:p>0,042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6" table:formula="of:=AVERAGE([.B4:.B10])" office:value-type="float" office:value="0.801428571428571" calcext:value-type="float" table:number-columns-spanned="2" table:number-rows-spanned="1">
            <text:p>0,801428571428571</text:p>
          </table:table-cell>
          <table:covered-table-cell table:style-name="Default"/>
          <table:table-cell table:style-name="ce6" table:formula="of:=AVERAGE([.D4:.D10])" office:value-type="float" office:value="0.807142857142857" calcext:value-type="float" table:number-columns-spanned="2" table:number-rows-spanned="1">
            <text:p>0,807142857142857</text:p>
          </table:table-cell>
          <table:covered-table-cell table:style-name="Default"/>
          <table:table-cell table:style-name="ce6" table:formula="of:=AVERAGE([.F4:.F10])" office:value-type="float" office:value="0.818142857142857" calcext:value-type="float" table:number-columns-spanned="2" table:number-rows-spanned="1">
            <text:p>0,818142857142857</text:p>
          </table:table-cell>
          <table:covered-table-cell table:style-name="Default"/>
          <table:table-cell table:style-name="ce6" table:formula="of:=AVERAGE([.H4:.H10])" office:value-type="float" office:value="0.824857142857143" calcext:value-type="float" table:number-columns-spanned="2" table:number-rows-spanned="1">
            <text:p>0,824857142857143</text:p>
          </table:table-cell>
          <table:covered-table-cell/>
          <table:table-cell table:style-name="ce6" table:formula="of:=AVERAGE([.J4:.J10])" office:value-type="float" office:value="0.829428571428571" calcext:value-type="float" table:number-columns-spanned="2" table:number-rows-spanned="1">
            <text:p>0,829428571428571</text:p>
          </table:table-cell>
          <table:covered-table-cell/>
          <table:table-cell table:style-name="ce6" table:formula="of:=AVERAGE([.L4:.L10])" office:value-type="float" office:value="0.832857142857143" calcext:value-type="float" table:number-columns-spanned="2" table:number-rows-spanned="1">
            <text:p>0,832857142857143</text:p>
          </table:table-cell>
          <table:covered-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4:.C10])+6000*VAR([.B4:.B10]))/6999)" office:value-type="float" office:value="0.0571740465062704" calcext:value-type="float" table:number-columns-spanned="2" table:number-rows-spanned="1">
            <text:p>0,0571740465062704</text:p>
          </table:table-cell>
          <table:covered-table-cell table:style-name="Default"/>
          <table:table-cell table:style-name="ce24" table:formula="of:=SQRT((999*SUMSQ([.E4:.E10])+6000*VAR([.D4:.D10]))/6999)" office:value-type="float" office:value="0.0458588411419341" calcext:value-type="float" table:number-columns-spanned="2" table:number-rows-spanned="1">
            <text:p>0,0458588411419341</text:p>
          </table:table-cell>
          <table:covered-table-cell table:style-name="Default"/>
          <table:table-cell table:style-name="ce24" table:formula="of:=SQRT((999*SUMSQ([.G4:.G10])+6000*VAR([.F4:.F10]))/6999)" office:value-type="float" office:value="0.0463372239768773" calcext:value-type="float" table:number-columns-spanned="2" table:number-rows-spanned="1">
            <text:p>0,0463372239768773</text:p>
          </table:table-cell>
          <table:covered-table-cell table:style-name="Default"/>
          <table:table-cell table:style-name="ce24" table:formula="of:=SQRT((999*SUMSQ([.I4:.I10])+6000*VAR([.H4:.H10]))/6999)" office:value-type="float" office:value="0.0457294970916107" calcext:value-type="float" table:number-columns-spanned="2" table:number-rows-spanned="1">
            <text:p>0,0457294970916107</text:p>
          </table:table-cell>
          <table:covered-table-cell/>
          <table:table-cell table:style-name="ce24" table:formula="of:=SQRT((999*SUMSQ([.K4:.K10])+6000*VAR([.J4:.J10]))/6999)" office:value-type="float" office:value="0.0453059313574006" calcext:value-type="float" table:number-columns-spanned="2" table:number-rows-spanned="1">
            <text:p>0,0453059313574006</text:p>
          </table:table-cell>
          <table:covered-table-cell/>
          <table:table-cell table:style-name="ce24" table:formula="of:=SQRT((999*SUMSQ([.M4:.M10])+6000*VAR([.L4:.L10]))/6999)" office:value-type="float" office:value="0.0444778988878532" calcext:value-type="float" table:number-columns-spanned="2" table:number-rows-spanned="1">
            <text:p>0,0444778988878532</text:p>
          </table:table-cell>
          <table:covered-table-cell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State-Choosing Algorithm</text:p>
          </table:table-cell>
          <table:covered-table-cell table:number-columns-repeated="5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21" table:number-columns-spanned="2" table:number-rows-spanned="1"/>
          <table:covered-table-cell table:style-name="ce25"/>
          <table:table-cell table:style-name="ce9" office:value-type="string" calcext:value-type="string" table:number-columns-spanned="10" table:number-rows-spanned="1">
            <text:p>LD-DFS</text:p>
          </table:table-cell>
          <table:covered-table-cell table:number-columns-repeated="3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style-name="ce9"/>
          <table:table-cell table:style-name="ce22" office:value-type="string" calcext:value-type="string" table:number-columns-spanned="2" table:number-rows-spanned="1">
            <text:p>Greedy</text:p>
          </table:table-cell>
          <table:covered-table-cell table:style-name="ce26"/>
          <table:table-cell table:style-name="ce9" office:value-type="string" calcext:value-type="string" table:number-columns-spanned="2" table:number-rows-spanned="1">
            <text:p>g = 2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5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10</text:p>
          </table:table-cell>
          <table:covered-table-cell/>
          <table:table-cell table:style-name="ce9" office:value-type="string" calcext:value-type="string" table:number-columns-spanned="2" table:number-rows-spanned="1">
            <text:p>g = 20</text:p>
          </table:table-cell>
          <table:covered-table-cell/>
          <table:table-cell table:style-name="ce9" office:value-type="string" calcext:value-type="string" table:number-columns-spanned="2" table:number-rows-spanned="1">
            <text:p>g = 50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6" office:value-type="float" office:value="0.811" calcext:value-type="float">
            <text:p>0,811</text:p>
          </table:table-cell>
          <table:table-cell table:style-name="ce6" office:value-type="float" office:value="0.031" calcext:value-type="float">
            <text:p>0,031</text:p>
          </table:table-cell>
          <table:table-cell table:style-name="ce6" office:value-type="float" office:value="0.806" calcext:value-type="float">
            <text:p>0,806</text:p>
          </table:table-cell>
          <table:table-cell table:style-name="ce6" office:value-type="float" office:value="0.046" calcext:value-type="float">
            <text:p>0,046</text:p>
          </table:table-cell>
          <table:table-cell table:style-name="ce6" office:value-type="float" office:value="0.789" calcext:value-type="float">
            <text:p>0,789</text:p>
          </table:table-cell>
          <table:table-cell table:style-name="ce6" office:value-type="float" office:value="0.045" calcext:value-type="float">
            <text:p>0,045</text:p>
          </table:table-cell>
          <table:table-cell table:style-name="ce6" office:value-type="float" office:value="0.82" calcext:value-type="float">
            <text:p>0,82</text:p>
          </table:table-cell>
          <table:table-cell table:style-name="ce6" office:value-type="float" office:value="0.036" calcext:value-type="float">
            <text:p>0,036</text:p>
          </table:table-cell>
          <table:table-cell table:style-name="ce6" office:value-type="float" office:value="0.789" calcext:value-type="float">
            <text:p>0,789</text:p>
          </table:table-cell>
          <table:table-cell table:style-name="ce6" office:value-type="float" office:value="0.042" calcext:value-type="float">
            <text:p>0,042</text:p>
          </table:table-cell>
          <table:table-cell table:style-name="ce6" office:value-type="float" office:value="0.838" calcext:value-type="float">
            <text:p>0,838</text:p>
          </table:table-cell>
          <table:table-cell table:style-name="ce6"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3" calcext:value-type="float">
            <text:p>0,793</text:p>
          </table:table-cell>
          <table:table-cell office:value-type="float" office:value="0.049" calcext:value-type="float">
            <text:p>0,049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1" calcext:value-type="float">
            <text:p>0,041</text:p>
          </table:table-cell>
          <table:table-cell office:value-type="float" office:value="0.788" calcext:value-type="float">
            <text:p>0,788</text:p>
          </table:table-cell>
          <table:table-cell office:value-type="float" office:value="0.044" calcext:value-type="float">
            <text:p>0,044</text:p>
          </table:table-cell>
          <table:table-cell office:value-type="float" office:value="0.822" calcext:value-type="float">
            <text:p>0,822</text:p>
          </table:table-cell>
          <table:table-cell table:style-name="ce7" office:value-type="float" office:value="0.036" calcext:value-type="float">
            <text:p>0,036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2" calcext:value-type="float">
            <text:p>0,042</text:p>
          </table:table-cell>
          <table:table-cell office:value-type="float" office:value="0.791" calcext:value-type="float">
            <text:p>0,791</text:p>
          </table:table-cell>
          <table:table-cell table:style-name="ce7"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4" calcext:value-type="float">
            <text:p>0,794</text:p>
          </table:table-cell>
          <table:table-cell office:value-type="float" office:value="0.048" calcext:value-type="float">
            <text:p>0,048</text:p>
          </table:table-cell>
          <table:table-cell office:value-type="float" office:value="0.81" calcext:value-type="float">
            <text:p>0,81</text:p>
          </table:table-cell>
          <table:table-cell office:value-type="float" office:value="0.037" calcext:value-type="float">
            <text:p>0,037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39" calcext:value-type="float">
            <text:p>0,039</text:p>
          </table:table-cell>
          <table:table-cell office:value-type="float" office:value="0.813" calcext:value-type="float">
            <text:p>0,813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812" calcext:value-type="float">
            <text:p>0,812</text:p>
          </table:table-cell>
          <table:table-cell table:style-name="ce7"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6" calcext:value-type="float">
            <text:p>0,796</text:p>
          </table:table-cell>
          <table:table-cell office:value-type="float" office:value="0.048" calcext:value-type="float">
            <text:p>0,048</text:p>
          </table:table-cell>
          <table:table-cell office:value-type="float" office:value="0.796" calcext:value-type="float">
            <text:p>0,796</text:p>
          </table:table-cell>
          <table:table-cell office:value-type="float" office:value="0.045" calcext:value-type="float">
            <text:p>0,045</text:p>
          </table:table-cell>
          <table:table-cell office:value-type="float" office:value="0.793" calcext:value-type="float">
            <text:p>0,793</text:p>
          </table:table-cell>
          <table:table-cell office:value-type="float" office:value="0.042" calcext:value-type="float">
            <text:p>0,042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829" calcext:value-type="float">
            <text:p>0,829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0.834" calcext:value-type="float">
            <text:p>0,834</text:p>
          </table:table-cell>
          <table:table-cell table:style-name="ce7" office:value-type="float" office:value="0.022" calcext:value-type="float">
            <text:p>0,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93" calcext:value-type="float">
            <text:p>0,793</text:p>
          </table:table-cell>
          <table:table-cell office:value-type="float" office:value="0.049" calcext:value-type="float">
            <text:p>0,049</text:p>
          </table:table-cell>
          <table:table-cell office:value-type="float" office:value="0.783" calcext:value-type="float">
            <text:p>0,783</text:p>
          </table:table-cell>
          <table:table-cell office:value-type="float" office:value="0.041" calcext:value-type="float">
            <text:p>0,041</text:p>
          </table:table-cell>
          <table:table-cell office:value-type="float" office:value="0.798" calcext:value-type="float">
            <text:p>0,798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5" calcext:value-type="float">
            <text:p>0,795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94" calcext:value-type="float">
            <text:p>0,794</text:p>
          </table:table-cell>
          <table:table-cell table:style-name="ce7" office:value-type="float" office:value="0.041" calcext:value-type="float">
            <text:p>0,041</text:p>
          </table:table-cell>
          <table:table-cell office:value-type="float" office:value="0.819" calcext:value-type="float">
            <text:p>0,819</text:p>
          </table:table-cell>
          <table:table-cell table:style-name="ce7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4" calcext:value-type="float">
            <text:p>0,794</text:p>
          </table:table-cell>
          <table:table-cell office:value-type="float" office:value="0.048" calcext:value-type="float">
            <text:p>0,048</text:p>
          </table:table-cell>
          <table:table-cell office:value-type="float" office:value="0.804" calcext:value-type="float">
            <text:p>0,804</text:p>
          </table:table-cell>
          <table:table-cell office:value-type="float" office:value="0.042" calcext:value-type="float">
            <text:p>0,042</text:p>
          </table:table-cell>
          <table:table-cell office:value-type="float" office:value="0.807" calcext:value-type="float">
            <text:p>0,807</text:p>
          </table:table-cell>
          <table:table-cell office:value-type="float" office:value="0.042" calcext:value-type="float">
            <text:p>0,042</text:p>
          </table:table-cell>
          <table:table-cell office:value-type="float" office:value="0.802" calcext:value-type="float">
            <text:p>0,802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828" calcext:value-type="float">
            <text:p>0,828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0.81" calcext:value-type="float">
            <text:p>0,81</text:p>
          </table:table-cell>
          <table:table-cell table:style-name="ce7" office:value-type="float" office:value="0.04" calcext:value-type="float">
            <text:p>0,04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95" calcext:value-type="float">
            <text:p>0,795</text:p>
          </table:table-cell>
          <table:table-cell table:style-name="ce8" office:value-type="float" office:value="0.042" calcext:value-type="float">
            <text:p>0,042</text:p>
          </table:table-cell>
          <table:table-cell table:style-name="ce8" office:value-type="float" office:value="0.789" calcext:value-type="float">
            <text:p>0,789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812" calcext:value-type="float">
            <text:p>0,812</text:p>
          </table:table-cell>
          <table:table-cell table:style-name="ce8" office:value-type="float" office:value="0.038" calcext:value-type="float">
            <text:p>0,038</text:p>
          </table:table-cell>
          <table:table-cell table:style-name="ce8" office:value-type="float" office:value="0.793" calcext:value-type="float">
            <text:p>0,793</text:p>
          </table:table-cell>
          <table:table-cell table:style-name="ce8" office:value-type="float" office:value="0.042" calcext:value-type="float">
            <text:p>0,042</text:p>
          </table:table-cell>
          <table:table-cell table:style-name="ce8" office:value-type="float" office:value="0.784" calcext:value-type="float">
            <text:p>0,784</text:p>
          </table:table-cell>
          <table:table-cell table:style-name="ce8" office:value-type="float" office:value="0.039" calcext:value-type="float">
            <text:p>0,039</text:p>
          </table:table-cell>
          <table:table-cell table:style-name="ce8" office:value-type="float" office:value="0.786" calcext:value-type="float">
            <text:p>0,786</text:p>
          </table:table-cell>
          <table:table-cell table:style-name="ce8" office:value-type="float" office:value="0.041" calcext:value-type="float">
            <text:p>0,041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6" table:formula="of:=AVERAGE([.B17:.B23])" office:value-type="float" office:value="0.796571428571429" calcext:value-type="float" table:number-columns-spanned="2" table:number-rows-spanned="1">
            <text:p>0,796571428571429</text:p>
          </table:table-cell>
          <table:covered-table-cell table:style-name="Default"/>
          <table:table-cell table:style-name="ce6" table:formula="of:=AVERAGE([.D17:.D23])" office:value-type="float" office:value="0.796714285714286" calcext:value-type="float" table:number-columns-spanned="2" table:number-rows-spanned="1">
            <text:p>0,796714285714286</text:p>
          </table:table-cell>
          <table:covered-table-cell table:style-name="Default"/>
          <table:table-cell table:style-name="ce6" table:formula="of:=AVERAGE([.F17:.F23])" office:value-type="float" office:value="0.796857142857143" calcext:value-type="float" table:number-columns-spanned="2" table:number-rows-spanned="1">
            <text:p>0,796857142857143</text:p>
          </table:table-cell>
          <table:covered-table-cell table:style-name="Default"/>
          <table:table-cell table:style-name="ce6" table:formula="of:=AVERAGE([.H17:.H23])" office:value-type="float" office:value="0.803" calcext:value-type="float" table:number-columns-spanned="2" table:number-rows-spanned="1">
            <text:p>0,803</text:p>
          </table:table-cell>
          <table:covered-table-cell/>
          <table:table-cell table:style-name="ce6" table:formula="of:=AVERAGE([.J17:.J23])" office:value-type="float" office:value="0.803714285714286" calcext:value-type="float" table:number-columns-spanned="2" table:number-rows-spanned="1">
            <text:p>0,803714285714286</text:p>
          </table:table-cell>
          <table:covered-table-cell/>
          <table:table-cell table:style-name="ce6" table:formula="of:=AVERAGE([.L17:.L23])" office:value-type="float" office:value="0.812857142857143" calcext:value-type="float" table:number-columns-spanned="2" table:number-rows-spanned="1">
            <text:p>0,812857142857143</text:p>
          </table:table-cell>
          <table:covered-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17:.C23])+6000*VAR([.B17:.B23]))/6999)" office:value-type="float" office:value="0.0457889130533846" calcext:value-type="float" table:number-columns-spanned="2" table:number-rows-spanned="1">
            <text:p>0,0457889130533846</text:p>
          </table:table-cell>
          <table:covered-table-cell table:style-name="Default"/>
          <table:table-cell table:style-name="ce24" table:formula="of:=SQRT((999*SUMSQ([.E17:.E23])+6000*VAR([.D17:.D23]))/6999)" office:value-type="float" office:value="0.0433997039254703" calcext:value-type="float" table:number-columns-spanned="2" table:number-rows-spanned="1">
            <text:p>0,0433997039254703</text:p>
          </table:table-cell>
          <table:covered-table-cell table:style-name="Default"/>
          <table:table-cell table:style-name="ce24" table:formula="of:=SQRT((999*SUMSQ([.G17:.G23])+6000*VAR([.F17:.F23]))/6999)" office:value-type="float" office:value="0.0436167637578192" calcext:value-type="float" table:number-columns-spanned="2" table:number-rows-spanned="1">
            <text:p>0,0436167637578192</text:p>
          </table:table-cell>
          <table:covered-table-cell table:style-name="Default"/>
          <table:table-cell table:style-name="ce24" table:formula="of:=SQRT((999*SUMSQ([.I17:.I23])+6000*VAR([.H17:.H23]))/6999)" office:value-type="float" office:value="0.0424402153823162" calcext:value-type="float" table:number-columns-spanned="2" table:number-rows-spanned="1">
            <text:p>0,0424402153823162</text:p>
          </table:table-cell>
          <table:covered-table-cell/>
          <table:table-cell table:style-name="ce24" table:formula="of:=SQRT((999*SUMSQ([.K17:.K23])+6000*VAR([.J17:.J23]))/6999)" office:value-type="float" office:value="0.042429521117278" calcext:value-type="float" table:number-columns-spanned="2" table:number-rows-spanned="1">
            <text:p>0,042429521117278</text:p>
          </table:table-cell>
          <table:covered-table-cell/>
          <table:table-cell table:style-name="ce24" table:formula="of:=SQRT((999*SUMSQ([.M17:.M23])+6000*VAR([.L17:.L23]))/6999)" office:value-type="float" office:value="0.0426116665731435" calcext:value-type="float" table:number-columns-spanned="2" table:number-rows-spanned="1">
            <text:p>0,0426116665731435</text:p>
          </table:table-cell>
          <table:covered-table-cell/>
        </table:table-row>
        <table:table-row table:style-name="ro1">
          <table:table-cell table:style-name="ce20"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State-Choosing Algorithm</text:p>
          </table:table-cell>
          <table:covered-table-cell table:number-columns-repeated="5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21" table:number-columns-spanned="2" table:number-rows-spanned="1"/>
          <table:covered-table-cell table:style-name="ce25"/>
          <table:table-cell table:style-name="ce9" office:value-type="string" calcext:value-type="string" table:number-columns-spanned="10" table:number-rows-spanned="1">
            <text:p>LD-DFS</text:p>
          </table:table-cell>
          <table:covered-table-cell table:number-columns-repeated="3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style-name="ce9"/>
          <table:table-cell table:style-name="ce22" office:value-type="string" calcext:value-type="string" table:number-columns-spanned="2" table:number-rows-spanned="1">
            <text:p>Greedy</text:p>
          </table:table-cell>
          <table:covered-table-cell table:style-name="ce26"/>
          <table:table-cell table:style-name="ce9" office:value-type="string" calcext:value-type="string" table:number-columns-spanned="2" table:number-rows-spanned="1">
            <text:p>g = 2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5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10</text:p>
          </table:table-cell>
          <table:covered-table-cell/>
          <table:table-cell table:style-name="ce9" office:value-type="string" calcext:value-type="string" table:number-columns-spanned="2" table:number-rows-spanned="1">
            <text:p>g = 20</text:p>
          </table:table-cell>
          <table:covered-table-cell/>
          <table:table-cell table:style-name="ce9" office:value-type="string" calcext:value-type="string" table:number-columns-spanned="2" table:number-rows-spanned="1">
            <text:p>g = 50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6" office:value-type="float" office:value="0.79" calcext:value-type="float">
            <text:p>0,79</text:p>
          </table:table-cell>
          <table:table-cell table:style-name="ce6" office:value-type="float" office:value="0.045" calcext:value-type="float">
            <text:p>0,045</text:p>
          </table:table-cell>
          <table:table-cell table:style-name="ce6" office:value-type="float" office:value="0.788" calcext:value-type="float">
            <text:p>0,788</text:p>
          </table:table-cell>
          <table:table-cell table:style-name="ce6" office:value-type="float" office:value="0.044" calcext:value-type="float">
            <text:p>0,044</text:p>
          </table:table-cell>
          <table:table-cell table:style-name="ce6" office:value-type="float" office:value="0.79" calcext:value-type="float">
            <text:p>0,79</text:p>
          </table:table-cell>
          <table:table-cell table:style-name="ce6" office:value-type="float" office:value="0.043" calcext:value-type="float">
            <text:p>0,043</text:p>
          </table:table-cell>
          <table:table-cell table:style-name="ce6" office:value-type="float" office:value="0.792" calcext:value-type="float">
            <text:p>0,792</text:p>
          </table:table-cell>
          <table:table-cell table:style-name="ce6" office:value-type="float" office:value="0.045" calcext:value-type="float">
            <text:p>0,045</text:p>
          </table:table-cell>
          <table:table-cell table:style-name="ce6" office:value-type="float" office:value="0.786" calcext:value-type="float">
            <text:p>0,786</text:p>
          </table:table-cell>
          <table:table-cell table:style-name="ce6" office:value-type="float" office:value="0.043" calcext:value-type="float">
            <text:p>0,043</text:p>
          </table:table-cell>
          <table:table-cell table:style-name="ce6" office:value-type="float" office:value="0.79" calcext:value-type="float">
            <text:p>0,79</text:p>
          </table:table-cell>
          <table:table-cell table:style-name="ce6"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9" calcext:value-type="float">
            <text:p>0,7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7" calcext:value-type="float">
            <text:p>0,787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2" calcext:value-type="float">
            <text:p>0,042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8" calcext:value-type="float">
            <text:p>0,788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8" calcext:value-type="float">
            <text:p>0,788</text:p>
          </table:table-cell>
          <table:table-cell office:value-type="float" office:value="0.045" calcext:value-type="float">
            <text:p>0,045</text:p>
          </table:table-cell>
          <table:table-cell office:value-type="float" office:value="0.788" calcext:value-type="float">
            <text:p>0,788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8" calcext:value-type="float">
            <text:p>0,788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91" calcext:value-type="float">
            <text:p>0,791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3" calcext:value-type="float">
            <text:p>0,043</text:p>
          </table:table-cell>
          <table:table-cell office:value-type="float" office:value="0.793" calcext:value-type="float">
            <text:p>0,793</text:p>
          </table:table-cell>
          <table:table-cell office:value-type="float" office:value="0.043" calcext:value-type="float">
            <text:p>0,043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1" calcext:value-type="float">
            <text:p>0,791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3" calcext:value-type="float">
            <text:p>0,043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88" calcext:value-type="float">
            <text:p>0,788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789" calcext:value-type="float">
            <text:p>0,789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788" calcext:value-type="float">
            <text:p>0,788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791" calcext:value-type="float">
            <text:p>0,791</text:p>
          </table:table-cell>
          <table:table-cell table:style-name="ce8" office:value-type="float" office:value="0.043" calcext:value-type="float">
            <text:p>0,043</text:p>
          </table:table-cell>
          <table:table-cell table:style-name="ce8" office:value-type="float" office:value="0.788" calcext:value-type="float">
            <text:p>0,788</text:p>
          </table:table-cell>
          <table:table-cell table:style-name="ce8" office:value-type="float" office:value="0.043" calcext:value-type="float">
            <text:p>0,043</text:p>
          </table:table-cell>
          <table:table-cell table:style-name="ce8" office:value-type="float" office:value="0.792" calcext:value-type="float">
            <text:p>0,792</text:p>
          </table:table-cell>
          <table:table-cell table:style-name="ce8" office:value-type="float" office:value="0.045" calcext:value-type="float">
            <text:p>0,045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6" table:formula="of:=AVERAGE([.B30:.B36])" office:value-type="float" office:value="0.789714285714286" calcext:value-type="float" table:number-columns-spanned="2" table:number-rows-spanned="1">
            <text:p>0,789714285714286</text:p>
          </table:table-cell>
          <table:covered-table-cell table:style-name="Default"/>
          <table:table-cell table:style-name="ce6" table:formula="of:=AVERAGE([.D30:.D36])" office:value-type="float" office:value="0.789714285714286" calcext:value-type="float" table:number-columns-spanned="2" table:number-rows-spanned="1">
            <text:p>0,789714285714286</text:p>
          </table:table-cell>
          <table:covered-table-cell table:style-name="Default"/>
          <table:table-cell table:style-name="ce6" table:formula="of:=AVERAGE([.F30:.F36])" office:value-type="float" office:value="0.788857142857143" calcext:value-type="float" table:number-columns-spanned="2" table:number-rows-spanned="1">
            <text:p>0,788857142857143</text:p>
          </table:table-cell>
          <table:covered-table-cell table:style-name="Default"/>
          <table:table-cell table:style-name="ce6" table:formula="of:=AVERAGE([.H30:.H36])" office:value-type="float" office:value="0.789714285714286" calcext:value-type="float" table:number-columns-spanned="2" table:number-rows-spanned="1">
            <text:p>0,789714285714286</text:p>
          </table:table-cell>
          <table:covered-table-cell/>
          <table:table-cell table:style-name="ce6" table:formula="of:=AVERAGE([.J30:.J36])" office:value-type="float" office:value="0.789" calcext:value-type="float" table:number-columns-spanned="2" table:number-rows-spanned="1">
            <text:p>0,789</text:p>
          </table:table-cell>
          <table:covered-table-cell/>
          <table:table-cell table:style-name="ce6" table:formula="of:=AVERAGE([.L30:.L36])" office:value-type="float" office:value="0.789571428571429" calcext:value-type="float" table:number-columns-spanned="2" table:number-rows-spanned="1">
            <text:p>0,789571428571429</text:p>
          </table:table-cell>
          <table:covered-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30:.C36])+6000*VAR([.B30:.B36]))/6999)" office:value-type="float" office:value="0.0441438140752144" calcext:value-type="float" table:number-columns-spanned="2" table:number-rows-spanned="1">
            <text:p>0,0441438140752144</text:p>
          </table:table-cell>
          <table:covered-table-cell table:style-name="Default"/>
          <table:table-cell table:style-name="ce24" table:formula="of:=SQRT((999*SUMSQ([.E30:.E36])+6000*VAR([.D30:.D36]))/6999)" office:value-type="float" office:value="0.0434447301029091" calcext:value-type="float" table:number-columns-spanned="2" table:number-rows-spanned="1">
            <text:p>0,0434447301029091</text:p>
          </table:table-cell>
          <table:covered-table-cell table:style-name="Default"/>
          <table:table-cell table:style-name="ce24" table:formula="of:=SQRT((999*SUMSQ([.G30:.G36])+6000*VAR([.F30:.F36]))/6999)" office:value-type="float" office:value="0.0437188917719215" calcext:value-type="float" table:number-columns-spanned="2" table:number-rows-spanned="1">
            <text:p>0,0437188917719215</text:p>
          </table:table-cell>
          <table:covered-table-cell table:style-name="Default"/>
          <table:table-cell table:style-name="ce24" table:formula="of:=SQRT((999*SUMSQ([.I30:.I36])+6000*VAR([.H30:.H36]))/6999)" office:value-type="float" office:value="0.0433015713959567" calcext:value-type="float" table:number-columns-spanned="2" table:number-rows-spanned="1">
            <text:p>0,0433015713959567</text:p>
          </table:table-cell>
          <table:covered-table-cell/>
          <table:table-cell table:style-name="ce24" table:formula="of:=SQRT((999*SUMSQ([.K30:.K36])+6000*VAR([.J30:.J36]))/6999)" office:value-type="float" office:value="0.0435850706064421" calcext:value-type="float" table:number-columns-spanned="2" table:number-rows-spanned="1">
            <text:p>0,0435850706064421</text:p>
          </table:table-cell>
          <table:covered-table-cell/>
          <table:table-cell table:style-name="ce24" table:formula="of:=SQRT((999*SUMSQ([.M30:.M36])+6000*VAR([.L30:.L36]))/6999)" office:value-type="float" office:value="0.0438620714236667" calcext:value-type="float" table:number-columns-spanned="2" table:number-rows-spanned="1">
            <text:p>0,0438620714236667</text:p>
          </table:table-cell>
          <table:covered-table-cell/>
        </table:table-row>
      </table:table>
      <table:table table:name="perf-total" table:style-name="ta1">
        <table:shapes>
          <draw:frame draw:z-index="0" draw:style-name="gr1" draw:text-style-name="P1" svg:width="15.997cm" svg:height="9.004cm" svg:x="0.001cm" svg:y="0cm">
            <draw:object draw:notify-on-update-of-ranges="'perf-2'.B3:'perf-2'.B3 'perf-2'.D3:'perf-2'.D3 'perf-2'.F3:'perf-2'.F3 'perf-2'.H3:'perf-2'.H3 'perf-2'.J3:'perf-2'.J3 'perf-2'.L3:'perf-2'.L3  'perf-1'.B24:'perf-1'.B24 'perf-1'.D24:'perf-1'.D24 'perf-1'.F24:'perf-1'.F24 'perf-1'.H24:'perf-1'.H24 'perf-1'.J24:'perf-1'.J24 'perf-1'.L24:'perf-1'.L24 'perf-1'.B25:'perf-1'.B25 'perf-1'.D25:'perf-1'.D25 'perf-1'.F25:'perf-1'.F25 'perf-1'.H25:'perf-1'.H25 'perf-1'.J25:'perf-1'.J25 'perf-1'.L25:'perf-1'.L25 'perf-1'.B25:'perf-1'.B25 'perf-1'.D25:'perf-1'.D25 'perf-1'.F25:'perf-1'.F25 'perf-1'.H25:'perf-1'.H25 'perf-1'.J25:'perf-1'.J25 'perf-1'.L25:'perf-1'.L25  'perf-2'.B24:'perf-2'.B24 'perf-2'.D24:'perf-2'.D24 'perf-2'.F24:'perf-2'.F24 'perf-2'.H24:'perf-2'.H24 'perf-2'.J24:'perf-2'.J24 'perf-2'.L24:'perf-2'.L24 'perf-1'.B25:'perf-1'.B25 'perf-1'.D25:'perf-1'.D25 'perf-1'.F25:'perf-1'.F25 'perf-1'.H25:'perf-1'.H25 'perf-1'.J25:'perf-1'.J25 'perf-1'.L25:'perf-1'.L25 'perf-1'.B25:'perf-1'.B25 'perf-1'.D25:'perf-1'.D25 'perf-1'.F25:'perf-1'.F25 'perf-1'.H25:'perf-1'.H25 'perf-1'.J25:'perf-1'.J25 'perf-1'.L25:'perf-1'.L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4:21:15.847565277</meta:creation-date>
    <dc:date>2022-11-26T01:45:53.073680667</dc:date>
    <meta:editing-duration>PT8H24M24S</meta:editing-duration>
    <meta:editing-cycles>134</meta:editing-cycles>
    <meta:generator>LibreOffice/7.3.7.2$Linux_X86_64 LibreOffice_project/30$Build-2</meta:generator>
    <meta:document-statistic meta:table-count="5" meta:cell-count="137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maximum="1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acttra.B12:acttra.F12" chart:error-lower-range="acttra.B12:acttra.F12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cttra.B12:acttra.F12" chart:error-lower-range="acttra.B12:acttra.F12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acttra.B48:acttra.F48" chart:error-lower-range="acttra.B48:acttra.F48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acttra.B48:acttra.F48" chart:error-lower-range="acttra.B48:acttra.F48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74cm" svg:height="9.005cm" xlink:href=".." xlink:type="simple" chart:class="chart:line" chart:style-name="ch1">
        <chart:title svg:x="3.066cm" svg:y="0.315cm" chart:style-name="ch2">
          <text:p>Action transition exploration for LD-DFS, varying g
1000 learning rounds, 7 samples</text:p>
        </chart:title>
        <chart:legend chart:legend-position="end" svg:x="11.914cm" svg:y="3.954cm" style:legend-expansion="high" chart:style-name="ch3"/>
        <chart:plot-area chart:style-name="ch4" table:cell-range-address="acttra.B3:acttra.F3 acttra.B11:acttra.F11 acttra.B47:acttra.F47" chart:data-source-has-labels="both" svg:x="1.336cm" svg:y="1.778cm" svg:width="10.253cm" svg:height="6.066cm">
          <chart:coordinate-region svg:x="2.063cm" svg:y="1.978cm" svg:width="9.339cm" svg:height="5.219cm"/>
          <chart:axis chart:dimension="x" chart:name="primary-x" chart:style-name="ch5" chartooo:axis-type="auto">
            <chartooo:date-scale/>
            <chart:title svg:x="4.963cm" svg:y="8.024cm" chart:style-name="ch6">
              <text:p>Goal Drivenness (g)</text:p>
            </chart:title>
            <chart:categories table:cell-range-address="acttra.B3:acttra.F3"/>
          </chart:axis>
          <chart:axis chart:dimension="y" chart:name="primary-y" chart:style-name="ch7">
            <chart:title svg:x="0.451cm" svg:y="6.932cm" chart:style-name="ch8">
              <text:p>Action Transition Exploration</text:p>
            </chart:title>
            <chart:grid chart:style-name="ch9" chart:class="major"/>
          </chart:axis>
          <chart:series chart:style-name="ch10" chart:values-cell-range-address="acttra.B11:acttra.F11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acttra.B47:acttra.F47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12</text:p>
              </table:table-cell>
              <table:table-cell office:value-type="string">
                <text:p>Linha 12</text:p>
              </table:table-cell>
              <table:table-cell office:value-type="string">
                <text:p>Second Experiment</text:p>
              </table:table-cell>
              <table:table-cell office:value-type="string">
                <text:p>Linha 48</text:p>
              </table:table-cell>
              <table:table-cell office:value-type="string">
                <text:p>Linha 48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cttra.B3:acttra.F3</svg:desc>
                </draw:g>
              </table:table-cell>
              <table:table-cell office:value-type="float" office:value="0.922285714285714">
                <text:p>0.922285714285714</text:p>
                <draw:g>
                  <svg:desc>acttra.B11:acttra.F11</svg:desc>
                </draw:g>
              </table:table-cell>
              <table:table-cell office:value-type="float" office:value="0.0344901642294064">
                <text:p>0.0344901642294064</text:p>
                <draw:g>
                  <svg:desc>acttra.B12:acttra.F12</svg:desc>
                </draw:g>
              </table:table-cell>
              <table:table-cell office:value-type="float" office:value="0.0344901642294064">
                <text:p>0.0344901642294064</text:p>
                <draw:g>
                  <svg:desc>acttra.B12:acttra.F12</svg:desc>
                </draw:g>
              </table:table-cell>
              <table:table-cell office:value-type="float" office:value="0.673285714285714">
                <text:p>0.673285714285714</text:p>
                <draw:g>
                  <svg:desc>acttra.B47:acttra.F47</svg:desc>
                </draw:g>
              </table:table-cell>
              <table:table-cell office:value-type="float" office:value="0.0592022361225044">
                <text:p>0.0592022361225044</text:p>
                <draw:g>
                  <svg:desc>acttra.B48:acttra.F48</svg:desc>
                </draw:g>
              </table:table-cell>
              <table:table-cell office:value-type="float" office:value="0.0592022361225044">
                <text:p>0.0592022361225044</text:p>
                <draw:g>
                  <svg:desc>acttra.B48:acttra.F4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70428571428571">
                <text:p>0.870428571428571</text:p>
              </table:table-cell>
              <table:table-cell office:value-type="float" office:value="0.129812502149391">
                <text:p>0.129812502149391</text:p>
              </table:table-cell>
              <table:table-cell office:value-type="float" office:value="0.129812502149391">
                <text:p>0.129812502149391</text:p>
              </table:table-cell>
              <table:table-cell office:value-type="float" office:value="0.673428571428572">
                <text:p>0.673428571428572</text:p>
              </table:table-cell>
              <table:table-cell office:value-type="float" office:value="0.0661232615218405">
                <text:p>0.0661232615218405</text:p>
              </table:table-cell>
              <table:table-cell office:value-type="float" office:value="0.0661232615218405">
                <text:p>0.06612326152184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63857142857143">
                <text:p>0.863857142857143</text:p>
              </table:table-cell>
              <table:table-cell office:value-type="float" office:value="0.0870391263961761">
                <text:p>0.0870391263961761</text:p>
              </table:table-cell>
              <table:table-cell office:value-type="float" office:value="0.0870391263961761">
                <text:p>0.0870391263961761</text:p>
              </table:table-cell>
              <table:table-cell office:value-type="float" office:value="0.606142857142857">
                <text:p>0.606142857142857</text:p>
              </table:table-cell>
              <table:table-cell office:value-type="float" office:value="0.0557835954722311">
                <text:p>0.0557835954722311</text:p>
              </table:table-cell>
              <table:table-cell office:value-type="float" office:value="0.0557835954722311">
                <text:p>0.05578359547223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44142857142857">
                <text:p>0.844142857142857</text:p>
              </table:table-cell>
              <table:table-cell office:value-type="float" office:value="0.0825155108074205">
                <text:p>0.0825155108074205</text:p>
              </table:table-cell>
              <table:table-cell office:value-type="float" office:value="0.0825155108074205">
                <text:p>0.0825155108074205</text:p>
              </table:table-cell>
              <table:table-cell office:value-type="float" office:value="0.573571428571429">
                <text:p>0.573571428571429</text:p>
              </table:table-cell>
              <table:table-cell office:value-type="float" office:value="0.0895727956149953">
                <text:p>0.0895727956149953</text:p>
              </table:table-cell>
              <table:table-cell office:value-type="float" office:value="0.0895727956149953">
                <text:p>0.08957279561499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98714285714286">
                <text:p>0.798714285714286</text:p>
              </table:table-cell>
              <table:table-cell office:value-type="float" office:value="0.217885072370515">
                <text:p>0.217885072370515</text:p>
              </table:table-cell>
              <table:table-cell office:value-type="float" office:value="0.217885072370515">
                <text:p>0.217885072370515</text:p>
              </table:table-cell>
              <table:table-cell office:value-type="float" office:value="0.512285714285714">
                <text:p>0.512285714285714</text:p>
              </table:table-cell>
              <table:table-cell office:value-type="float" office:value="0.161304798735928">
                <text:p>0.161304798735928</text:p>
              </table:table-cell>
              <table:table-cell office:value-type="float" office:value="0.161304798735928">
                <text:p>0.161304798735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2" chart:maximum="0.5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yneva.B12:syneva.F12" chart:error-lower-range="syneva.B12:syneva.F12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yneva.B12:syneva.F12" chart:error-lower-range="syneva.B12:syneva.F12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yneva.B48:syneva.F48" chart:error-lower-range="syneva.B48:syneva.F48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yneva.B48:syneva.F48" chart:error-lower-range="syneva.B48:syneva.F48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061cm" svg:y="0.315cm" chart:style-name="ch2">
          <text:p>Syntactic evaluation score for LD-DFS, varying g
1000 learning rounds, 7 samples</text:p>
        </chart:title>
        <chart:legend chart:legend-position="end" svg:x="11.638cm" svg:y="3.954cm" style:legend-expansion="high" chart:style-name="ch3"/>
        <chart:plot-area chart:style-name="ch4" table:cell-range-address="syneva.B3:syneva.F3 syneva.B11:syneva.F11 syneva.B47:syneva.F47" chart:data-source-has-labels="both" svg:x="1.33cm" svg:y="1.778cm" svg:width="9.989cm" svg:height="6.066cm">
          <chart:coordinate-region svg:x="2.242cm" svg:y="1.977cm" svg:width="8.89cm" svg:height="5.22cm"/>
          <chart:axis chart:dimension="x" chart:name="primary-x" chart:style-name="ch5" chartooo:axis-type="auto">
            <chartooo:date-scale/>
            <chart:title svg:x="4.825cm" svg:y="8.024cm" chart:style-name="ch6">
              <text:p>Goal Drivenness (g)</text:p>
            </chart:title>
            <chart:categories table:cell-range-address="syneva.B3:syneva.F3"/>
          </chart:axis>
          <chart:axis chart:dimension="y" chart:name="primary-y" chart:style-name="ch7">
            <chart:title svg:x="0.451cm" svg:y="6.786cm" chart:style-name="ch8">
              <text:p>Syntactic Evaluation Score</text:p>
            </chart:title>
            <chart:grid chart:style-name="ch9" chart:class="major"/>
          </chart:axis>
          <chart:series chart:style-name="ch10" chart:values-cell-range-address="syneva.B11:syneva.F11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syneva.B47:syneva.F47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12</text:p>
              </table:table-cell>
              <table:table-cell office:value-type="string">
                <text:p>Linha 12</text:p>
              </table:table-cell>
              <table:table-cell office:value-type="string">
                <text:p>Second Experiment</text:p>
              </table:table-cell>
              <table:table-cell office:value-type="string">
                <text:p>Linha 48</text:p>
              </table:table-cell>
              <table:table-cell office:value-type="string">
                <text:p>Linha 48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yneva.B3:syneva.F3</svg:desc>
                </draw:g>
              </table:table-cell>
              <table:table-cell office:value-type="float" office:value="0.414142857142857">
                <text:p>0.414142857142857</text:p>
                <draw:g>
                  <svg:desc>syneva.B11:syneva.F11</svg:desc>
                </draw:g>
              </table:table-cell>
              <table:table-cell office:value-type="float" office:value="0.100608860728779">
                <text:p>0.100608860728779</text:p>
                <draw:g>
                  <svg:desc>syneva.B12:syneva.F12</svg:desc>
                </draw:g>
              </table:table-cell>
              <table:table-cell office:value-type="float" office:value="0.100608860728779">
                <text:p>0.100608860728779</text:p>
                <draw:g>
                  <svg:desc>syneva.B12:syneva.F12</svg:desc>
                </draw:g>
              </table:table-cell>
              <table:table-cell office:value-type="float" office:value="0.312571428571429">
                <text:p>0.312571428571429</text:p>
                <draw:g>
                  <svg:desc>syneva.B47:syneva.F47</svg:desc>
                </draw:g>
              </table:table-cell>
              <table:table-cell office:value-type="float" office:value="0.0981119380144556">
                <text:p>0.0981119380144556</text:p>
                <draw:g>
                  <svg:desc>syneva.B48:syneva.F48</svg:desc>
                </draw:g>
              </table:table-cell>
              <table:table-cell office:value-type="float" office:value="0.0981119380144556">
                <text:p>0.0981119380144556</text:p>
                <draw:g>
                  <svg:desc>syneva.B48:syneva.F4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8">
                <text:p>0.438</text:p>
              </table:table-cell>
              <table:table-cell office:value-type="float" office:value="0.0587605309710523">
                <text:p>0.0587605309710523</text:p>
              </table:table-cell>
              <table:table-cell office:value-type="float" office:value="0.0587605309710523">
                <text:p>0.0587605309710523</text:p>
              </table:table-cell>
              <table:table-cell office:value-type="float" office:value="0.308666666666667">
                <text:p>0.308666666666667</text:p>
              </table:table-cell>
              <table:table-cell office:value-type="float" office:value="0.0514107641128457">
                <text:p>0.0514107641128457</text:p>
              </table:table-cell>
              <table:table-cell office:value-type="float" office:value="0.0514107641128457">
                <text:p>0.05141076411284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18428571428571">
                <text:p>0.418428571428571</text:p>
              </table:table-cell>
              <table:table-cell office:value-type="float" office:value="0.0601715800658338">
                <text:p>0.0601715800658338</text:p>
              </table:table-cell>
              <table:table-cell office:value-type="float" office:value="0.0601715800658338">
                <text:p>0.0601715800658338</text:p>
              </table:table-cell>
              <table:table-cell office:value-type="float" office:value="0.298">
                <text:p>0.298</text:p>
              </table:table-cell>
              <table:table-cell office:value-type="float" office:value="0.0676978581640513">
                <text:p>0.0676978581640513</text:p>
              </table:table-cell>
              <table:table-cell office:value-type="float" office:value="0.0676978581640513">
                <text:p>0.06769785816405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26714285714286">
                <text:p>0.426714285714286</text:p>
              </table:table-cell>
              <table:table-cell office:value-type="float" office:value="0.0905643680588826">
                <text:p>0.0905643680588826</text:p>
              </table:table-cell>
              <table:table-cell office:value-type="float" office:value="0.0905643680588826">
                <text:p>0.0905643680588826</text:p>
              </table:table-cell>
              <table:table-cell office:value-type="float" office:value="0.312571428571429">
                <text:p>0.312571428571429</text:p>
              </table:table-cell>
              <table:table-cell office:value-type="float" office:value="0.048138193924219">
                <text:p>0.048138193924219</text:p>
              </table:table-cell>
              <table:table-cell office:value-type="float" office:value="0.048138193924219">
                <text:p>0.0481381939242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435">
                <text:p>0.4435</text:p>
              </table:table-cell>
              <table:table-cell office:value-type="float" office:value="0.0976375952182355">
                <text:p>0.0976375952182355</text:p>
              </table:table-cell>
              <table:table-cell office:value-type="float" office:value="0.0976375952182355">
                <text:p>0.0976375952182355</text:p>
              </table:table-cell>
              <table:table-cell office:value-type="float" office:value="0.328428571428571">
                <text:p>0.328428571428571</text:p>
              </table:table-cell>
              <table:table-cell office:value-type="float" office:value="0.0750529971483643">
                <text:p>0.0750529971483643</text:p>
              </table:table-cell>
              <table:table-cell office:value-type="float" office:value="0.0750529971483643">
                <text:p>0.0750529971483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1'.B12:'perf-1'.B12 'perf-1'.D12:'perf-1'.D12 'perf-1'.F12:'perf-1'.F12 'perf-1'.H12:'perf-1'.H12 'perf-1'.J12:'perf-1'.J12 'perf-1'.L12:'perf-1'.L12" chart:error-lower-range="'perf-1'.B12:'perf-1'.B12 'perf-1'.D12:'perf-1'.D12 'perf-1'.F12:'perf-1'.F12 'perf-1'.H12:'perf-1'.H12 'perf-1'.J12:'perf-1'.J12 'perf-1'.L12:'perf-1'.L12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1'.B12:'perf-1'.B12 'perf-1'.D12:'perf-1'.D12 'perf-1'.F12:'perf-1'.F12 'perf-1'.H12:'perf-1'.H12 'perf-1'.J12:'perf-1'.J12 'perf-1'.L12:'perf-1'.L12" chart:error-lower-range="'perf-1'.B12:'perf-1'.B12 'perf-1'.D12:'perf-1'.D12 'perf-1'.F12:'perf-1'.F12 'perf-1'.H12:'perf-1'.H12 'perf-1'.J12:'perf-1'.J12 'perf-1'.L12:'perf-1'.L12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 loext:std-weight="1"/>
      <style:graphic-properties draw:stroke="solid" svg:stroke-width="0cm" svg:stroke-color="#00a933" svg:stroke-opacity="100%" draw:stroke-linejoin="round"/>
    </style:style>
    <style:style style:name="ch14" style:family="chart" style:data-style-name="N0">
      <style:chart-properties chart:symbol-type="none" chart:link-data-style-to-source="true" chart:error-category="cell-range" chart:error-upper-range="'perf-1'.B38:'perf-1'.B38 'perf-1'.D38:'perf-1'.D38 'perf-1'.F38:'perf-1'.F38 'perf-1'.H38:'perf-1'.H38 'perf-1'.J38:'perf-1'.J38 'perf-1'.L38:'perf-1'.L38" chart:error-lower-range="'perf-1'.B38:'perf-1'.B38 'perf-1'.D38:'perf-1'.D38 'perf-1'.F38:'perf-1'.F38 'perf-1'.H38:'perf-1'.H38 'perf-1'.J38:'perf-1'.J38 'perf-1'.L38:'perf-1'.L38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perf-1'.B38:'perf-1'.B38 'perf-1'.D38:'perf-1'.D38 'perf-1'.F38:'perf-1'.F38 'perf-1'.H38:'perf-1'.H38 'perf-1'.J38:'perf-1'.J38 'perf-1'.L38:'perf-1'.L38" chart:error-lower-range="'perf-1'.B38:'perf-1'.B38 'perf-1'.D38:'perf-1'.D38 'perf-1'.F38:'perf-1'.F38 'perf-1'.H38:'perf-1'.H38 'perf-1'.J38:'perf-1'.J38 'perf-1'.L38:'perf-1'.L38" loext:std-weight="1"/>
      <style:graphic-properties draw:stroke="solid" svg:stroke-width="0cm" svg:stroke-color="#ff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836cm" svg:y="0.316cm" chart:style-name="ch2">
          <text:p>Performance score, first experiment, 7000 samples</text:p>
        </chart:title>
        <chart:legend chart:legend-position="end" svg:x="12.061cm" svg:y="3.705cm" style:legend-expansion="high" chart:style-name="ch3"/>
        <chart:plot-area chart:style-name="ch4" table:cell-range-address="'perf-1'.B3:'perf-1'.B3 'perf-1'.D3:'perf-1'.D3 'perf-1'.F3:'perf-1'.F3 'perf-1'.H3:'perf-1'.H3 'perf-1'.J3:'perf-1'.J3 'perf-1'.L3:'perf-1'.L3 'perf-1'.B11:'perf-1'.B11 'perf-1'.D11:'perf-1'.D11 'perf-1'.F11:'perf-1'.F11 'perf-1'.H11:'perf-1'.H11 'perf-1'.J11:'perf-1'.J11 'perf-1'.L11:'perf-1'.L11 'perf-1'.B24:'perf-1'.B24 'perf-1'.D24:'perf-1'.D24 'perf-1'.F24:'perf-1'.F24 'perf-1'.H24:'perf-1'.H24 'perf-1'.J24:'perf-1'.J24 'perf-1'.L24:'perf-1'.L24 'perf-1'.B37:'perf-1'.B37 'perf-1'.D37:'perf-1'.D37 'perf-1'.F37:'perf-1'.F37 'perf-1'.H37:'perf-1'.H37 'perf-1'.J37:'perf-1'.J37 'perf-1'.L37:'perf-1'.L37" chart:data-source-has-labels="both" svg:x="1.33cm" svg:y="1.275cm" svg:width="10.412cm" svg:height="6.569cm">
          <chart:coordinate-region svg:x="2.242cm" svg:y="1.474cm" svg:width="9.009cm" svg:height="5.723cm"/>
          <chart:axis chart:dimension="x" chart:name="primary-x" chart:style-name="ch5" chartooo:axis-type="auto">
            <chartooo:date-scale/>
            <chart:title svg:x="4.627cm" svg:y="8.024cm" chart:style-name="ch6">
              <text:p>State-Choosing Algorithm</text:p>
            </chart:title>
            <chart:categories table:cell-range-address="'perf-1'.B3:'perf-1'.B3 'perf-1'.D3:'perf-1'.D3 'perf-1'.F3:'perf-1'.F3 'perf-1'.H3:'perf-1'.H3 'perf-1'.J3:'perf-1'.J3 'perf-1'.L3:'perf-1'.L3"/>
          </chart:axis>
          <chart:axis chart:dimension="y" chart:name="primary-y" chart:style-name="ch7">
            <chart:title svg:x="0.451cm" svg:y="6.005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1'.B11:'perf-1'.B11 'perf-1'.D11:'perf-1'.D11 'perf-1'.F11:'perf-1'.F11 'perf-1'.H11:'perf-1'.H11 'perf-1'.J11:'perf-1'.J11 'perf-1'.L11:'perf-1'.L11" loext:label-string="&quot;Reference Model&quot;" chart:class="chart:line">
            <chart:error-indicator chart:style-name="ch11" chart:dimension="y"/>
            <chart:data-point chart:repeated="6"/>
          </chart:series>
          <chart:series chart:style-name="ch12" chart:values-cell-range-address="'perf-1'.B24:'perf-1'.B24 'perf-1'.D24:'perf-1'.D24 'perf-1'.F24:'perf-1'.F24 'perf-1'.H24:'perf-1'.H24 'perf-1'.J24:'perf-1'.J24 'perf-1'.L24:'perf-1'.L24" loext:label-string="&quot;Learned Model&quot;" chart:class="chart:line">
            <chart:error-indicator chart:style-name="ch13" chart:dimension="y"/>
            <chart:data-point chart:repeated="6"/>
          </chart:series>
          <chart:series chart:style-name="ch14" chart:values-cell-range-address="'perf-1'.B37:'perf-1'.B37 'perf-1'.D37:'perf-1'.D37 'perf-1'.F37:'perf-1'.F37 'perf-1'.H37:'perf-1'.H37 'perf-1'.J37:'perf-1'.J37 'perf-1'.L37:'perf-1'.L37" loext:label-string="&quot;Null Model&quot;" chart:class="chart:line">
            <chart:error-indicator chart:style-name="ch15" chart:dimension="y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earned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ull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Greedy</text:p>
                <draw:g>
                  <svg:desc>'perf-1'.B3:'perf-1'.B3 'perf-1'.D3:'perf-1'.D3 'perf-1'.F3:'perf-1'.F3 'perf-1'.H3:'perf-1'.H3 'perf-1'.J3:'perf-1'.J3 'perf-1'.L3:'perf-1'.L3</svg:desc>
                </draw:g>
              </table:table-cell>
              <table:table-cell office:value-type="float" office:value="0.804571428571429">
                <text:p>0.804571428571429</text:p>
                <draw:g>
                  <svg:desc>'perf-1'.B11:'perf-1'.B11 'perf-1'.D11:'perf-1'.D11 'perf-1'.F11:'perf-1'.F11 'perf-1'.H11:'perf-1'.H11 'perf-1'.J11:'perf-1'.J11 'perf-1'.L11:'perf-1'.L11</svg:desc>
                </draw:g>
              </table:table-cell>
              <table:table-cell office:value-type="float" office:value="0.0781555660920901">
                <text:p>0.0781555660920901</text:p>
                <draw:g>
                  <svg:desc>'perf-1'.B12:'perf-1'.B12 'perf-1'.D12:'perf-1'.D12 'perf-1'.F12:'perf-1'.F12 'perf-1'.H12:'perf-1'.H12 'perf-1'.J12:'perf-1'.J12 'perf-1'.L12:'perf-1'.L12</svg:desc>
                </draw:g>
              </table:table-cell>
              <table:table-cell office:value-type="float" office:value="0.0781555660920901">
                <text:p>0.0781555660920901</text:p>
                <draw:g>
                  <svg:desc>'perf-1'.B12:'perf-1'.B12 'perf-1'.D12:'perf-1'.D12 'perf-1'.F12:'perf-1'.F12 'perf-1'.H12:'perf-1'.H12 'perf-1'.J12:'perf-1'.J12 'perf-1'.L12:'perf-1'.L12</svg:desc>
                </draw:g>
              </table:table-cell>
              <table:table-cell office:value-type="float" office:value="0.819714285714286">
                <text:p>0.819714285714286</text:p>
                <draw:g>
                  <svg:desc>'perf-1'.B24:'perf-1'.B24 'perf-1'.D24:'perf-1'.D24 'perf-1'.F24:'perf-1'.F24 'perf-1'.H24:'perf-1'.H24 'perf-1'.J24:'perf-1'.J24 'perf-1'.L24:'perf-1'.L24</svg:desc>
                </draw:g>
              </table:table-cell>
              <table:table-cell office:value-type="float" office:value="0.0383415098495577">
                <text:p>0.0383415098495577</text:p>
                <draw:g>
                  <svg:desc>'perf-1'.B25:'perf-1'.B25 'perf-1'.D25:'perf-1'.D25 'perf-1'.F25:'perf-1'.F25 'perf-1'.H25:'perf-1'.H25 'perf-1'.J25:'perf-1'.J25 'perf-1'.L25:'perf-1'.L25</svg:desc>
                </draw:g>
              </table:table-cell>
              <table:table-cell office:value-type="float" office:value="0.0383415098495577">
                <text:p>0.0383415098495577</text:p>
                <draw:g>
                  <svg:desc>'perf-1'.B25:'perf-1'.B25 'perf-1'.D25:'perf-1'.D25 'perf-1'.F25:'perf-1'.F25 'perf-1'.H25:'perf-1'.H25 'perf-1'.J25:'perf-1'.J25 'perf-1'.L25:'perf-1'.L25</svg:desc>
                </draw:g>
              </table:table-cell>
              <table:table-cell office:value-type="float" office:value="0.788571428571429">
                <text:p>0.788571428571429</text:p>
                <draw:g>
                  <svg:desc>'perf-1'.B37:'perf-1'.B37 'perf-1'.D37:'perf-1'.D37 'perf-1'.F37:'perf-1'.F37 'perf-1'.H37:'perf-1'.H37 'perf-1'.J37:'perf-1'.J37 'perf-1'.L37:'perf-1'.L37</svg:desc>
                </draw:g>
              </table:table-cell>
              <table:table-cell office:value-type="float" office:value="0.0432954365469554">
                <text:p>0.0432954365469554</text:p>
                <draw:g>
                  <svg:desc>'perf-1'.B38:'perf-1'.B38 'perf-1'.D38:'perf-1'.D38 'perf-1'.F38:'perf-1'.F38 'perf-1'.H38:'perf-1'.H38 'perf-1'.J38:'perf-1'.J38 'perf-1'.L38:'perf-1'.L38</svg:desc>
                </draw:g>
              </table:table-cell>
              <table:table-cell office:value-type="float" office:value="0.0432954365469554">
                <text:p>0.0432954365469554</text:p>
                <draw:g>
                  <svg:desc>'perf-1'.B38:'perf-1'.B38 'perf-1'.D38:'perf-1'.D38 'perf-1'.F38:'perf-1'.F38 'perf-1'.H38:'perf-1'.H38 'perf-1'.J38:'perf-1'.J38 'perf-1'.L38:'perf-1'.L38</svg:desc>
                </draw:g>
              </table:table-cell>
            </table:table-row>
            <table:table-row>
              <table:table-cell office:value-type="string">
                <text:p>g = 2</text:p>
              </table:table-cell>
              <table:table-cell office:value-type="float" office:value="0.809">
                <text:p>0.809</text:p>
              </table:table-cell>
              <table:table-cell office:value-type="float" office:value="0.0601679425576107">
                <text:p>0.0601679425576107</text:p>
              </table:table-cell>
              <table:table-cell office:value-type="float" office:value="0.0601679425576107">
                <text:p>0.0601679425576107</text:p>
              </table:table-cell>
              <table:table-cell office:value-type="float" office:value="0.789">
                <text:p>0.789</text:p>
              </table:table-cell>
              <table:table-cell office:value-type="float" office:value="0.041843085866527">
                <text:p>0.041843085866527</text:p>
              </table:table-cell>
              <table:table-cell office:value-type="float" office:value="0.041843085866527">
                <text:p>0.041843085866527</text:p>
              </table:table-cell>
              <table:table-cell office:value-type="float" office:value="0.789">
                <text:p>0.789</text:p>
              </table:table-cell>
              <table:table-cell office:value-type="float" office:value="0.0425828927802796">
                <text:p>0.0425828927802796</text:p>
              </table:table-cell>
              <table:table-cell office:value-type="float" office:value="0.0425828927802796">
                <text:p>0.0425828927802796</text:p>
              </table:table-cell>
            </table:table-row>
            <table:table-row>
              <table:table-cell office:value-type="string">
                <text:p>g = 5</text:p>
              </table:table-cell>
              <table:table-cell office:value-type="float" office:value="0.824571428571428">
                <text:p>0.824571428571428</text:p>
              </table:table-cell>
              <table:table-cell office:value-type="float" office:value="0.0653464322361107">
                <text:p>0.0653464322361107</text:p>
              </table:table-cell>
              <table:table-cell office:value-type="float" office:value="0.0653464322361107">
                <text:p>0.0653464322361107</text:p>
              </table:table-cell>
              <table:table-cell office:value-type="float" office:value="0.792142857142857">
                <text:p>0.792142857142857</text:p>
              </table:table-cell>
              <table:table-cell office:value-type="float" office:value="0.0445622757486276">
                <text:p>0.0445622757486276</text:p>
              </table:table-cell>
              <table:table-cell office:value-type="float" office:value="0.0445622757486276">
                <text:p>0.0445622757486276</text:p>
              </table:table-cell>
              <table:table-cell office:value-type="float" office:value="0.788428571428571">
                <text:p>0.788428571428571</text:p>
              </table:table-cell>
              <table:table-cell office:value-type="float" office:value="0.0434419111085713">
                <text:p>0.0434419111085713</text:p>
              </table:table-cell>
              <table:table-cell office:value-type="float" office:value="0.0434419111085713">
                <text:p>0.0434419111085713</text:p>
              </table:table-cell>
            </table:table-row>
            <table:table-row>
              <table:table-cell office:value-type="string">
                <text:p>g = 10</text:p>
              </table:table-cell>
              <table:table-cell office:value-type="float" office:value="0.834571428571429">
                <text:p>0.834571428571429</text:p>
              </table:table-cell>
              <table:table-cell office:value-type="float" office:value="0.0672750614159117">
                <text:p>0.0672750614159117</text:p>
              </table:table-cell>
              <table:table-cell office:value-type="float" office:value="0.0672750614159117">
                <text:p>0.0672750614159117</text:p>
              </table:table-cell>
              <table:table-cell office:value-type="float" office:value="0.792428571428571">
                <text:p>0.792428571428571</text:p>
              </table:table-cell>
              <table:table-cell office:value-type="float" office:value="0.0420320370633333">
                <text:p>0.0420320370633333</text:p>
              </table:table-cell>
              <table:table-cell office:value-type="float" office:value="0.0420320370633333">
                <text:p>0.0420320370633333</text:p>
              </table:table-cell>
              <table:table-cell office:value-type="float" office:value="0.789571428571429">
                <text:p>0.789571428571429</text:p>
              </table:table-cell>
              <table:table-cell office:value-type="float" office:value="0.0434451966288308">
                <text:p>0.0434451966288308</text:p>
              </table:table-cell>
              <table:table-cell office:value-type="float" office:value="0.0434451966288308">
                <text:p>0.0434451966288308</text:p>
              </table:table-cell>
            </table:table-row>
            <table:table-row>
              <table:table-cell office:value-type="string">
                <text:p>g = 20</text:p>
              </table:table-cell>
              <table:table-cell office:value-type="float" office:value="0.841285714285714">
                <text:p>0.841285714285714</text:p>
              </table:table-cell>
              <table:table-cell office:value-type="float" office:value="0.066431421895326">
                <text:p>0.066431421895326</text:p>
              </table:table-cell>
              <table:table-cell office:value-type="float" office:value="0.066431421895326">
                <text:p>0.066431421895326</text:p>
              </table:table-cell>
              <table:table-cell office:value-type="float" office:value="0.793571428571428">
                <text:p>0.793571428571428</text:p>
              </table:table-cell>
              <table:table-cell office:value-type="float" office:value="0.0427964982312057">
                <text:p>0.0427964982312057</text:p>
              </table:table-cell>
              <table:table-cell office:value-type="float" office:value="0.0427964982312057">
                <text:p>0.0427964982312057</text:p>
              </table:table-cell>
              <table:table-cell office:value-type="float" office:value="0.789">
                <text:p>0.789</text:p>
              </table:table-cell>
              <table:table-cell office:value-type="float" office:value="0.0430247538873131">
                <text:p>0.0430247538873131</text:p>
              </table:table-cell>
              <table:table-cell office:value-type="float" office:value="0.0430247538873131">
                <text:p>0.0430247538873131</text:p>
              </table:table-cell>
            </table:table-row>
            <table:table-row>
              <table:table-cell office:value-type="string">
                <text:p>g = 50</text:p>
              </table:table-cell>
              <table:table-cell office:value-type="float" office:value="0.846714285714286">
                <text:p>0.846714285714286</text:p>
              </table:table-cell>
              <table:table-cell office:value-type="float" office:value="0.0661666290449755">
                <text:p>0.0661666290449755</text:p>
              </table:table-cell>
              <table:table-cell office:value-type="float" office:value="0.0661666290449755">
                <text:p>0.0661666290449755</text:p>
              </table:table-cell>
              <table:table-cell office:value-type="float" office:value="0.796857142857143">
                <text:p>0.796857142857143</text:p>
              </table:table-cell>
              <table:table-cell office:value-type="float" office:value="0.0430641940556965">
                <text:p>0.0430641940556965</text:p>
              </table:table-cell>
              <table:table-cell office:value-type="float" office:value="0.0430641940556965">
                <text:p>0.0430641940556965</text:p>
              </table:table-cell>
              <table:table-cell office:value-type="float" office:value="0.788714285714286">
                <text:p>0.788714285714286</text:p>
              </table:table-cell>
              <table:table-cell office:value-type="float" office:value="0.0437492213249808">
                <text:p>0.0437492213249808</text:p>
              </table:table-cell>
              <table:table-cell office:value-type="float" office:value="0.0437492213249808">
                <text:p>0.04374922132498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2'.B12:'perf-2'.B12 'perf-2'.D12:'perf-2'.D12 'perf-2'.F12:'perf-2'.F12 'perf-2'.H12:'perf-2'.H12 'perf-2'.J12:'perf-2'.J12 'perf-2'.L12:'perf-2'.L12" chart:error-lower-range="'perf-2'.B12:'perf-2'.B12 'perf-2'.D12:'perf-2'.D12 'perf-2'.F12:'perf-2'.F12 'perf-2'.H12:'perf-2'.H12 'perf-2'.J12:'perf-2'.J12 'perf-2'.L12:'perf-2'.L12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2'.B12:'perf-2'.B12 'perf-2'.D12:'perf-2'.D12 'perf-2'.F12:'perf-2'.F12 'perf-2'.H12:'perf-2'.H12 'perf-2'.J12:'perf-2'.J12 'perf-2'.L12:'perf-2'.L12" chart:error-lower-range="'perf-2'.B12:'perf-2'.B12 'perf-2'.D12:'perf-2'.D12 'perf-2'.F12:'perf-2'.F12 'perf-2'.H12:'perf-2'.H12 'perf-2'.J12:'perf-2'.J12 'perf-2'.L12:'perf-2'.L12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2'.B25:'perf-2'.B25 'perf-2'.D25:'perf-2'.D25 'perf-2'.F25:'perf-2'.F25 'perf-2'.H25:'perf-2'.H25 'perf-2'.J25:'perf-2'.J25 'perf-2'.L25:'perf-2'.L25" chart:error-lower-range="'perf-2'.B25:'perf-2'.B25 'perf-2'.D25:'perf-2'.D25 'perf-2'.F25:'perf-2'.F25 'perf-2'.H25:'perf-2'.H25 'perf-2'.J25:'perf-2'.J25 'perf-2'.L25:'perf-2'.L25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2'.B25:'perf-2'.B25 'perf-2'.D25:'perf-2'.D25 'perf-2'.F25:'perf-2'.F25 'perf-2'.H25:'perf-2'.H25 'perf-2'.J25:'perf-2'.J25 'perf-2'.L25:'perf-2'.L25" chart:error-lower-range="'perf-2'.B25:'perf-2'.B25 'perf-2'.D25:'perf-2'.D25 'perf-2'.F25:'perf-2'.F25 'perf-2'.H25:'perf-2'.H25 'perf-2'.J25:'perf-2'.J25 'perf-2'.L25:'perf-2'.L25" loext:std-weight="1"/>
      <style:graphic-properties draw:stroke="solid" svg:stroke-width="0cm" svg:stroke-color="#00a933" svg:stroke-opacity="100%" draw:stroke-linejoin="round"/>
    </style:style>
    <style:style style:name="ch14" style:family="chart" style:data-style-name="N0">
      <style:chart-properties chart:symbol-type="none" chart:link-data-style-to-source="true" chart:error-category="cell-range" chart:error-upper-range="'perf-2'.B38:'perf-2'.B38 'perf-2'.D38:'perf-2'.D38 'perf-2'.F38:'perf-2'.F38 'perf-2'.H38:'perf-2'.H38 'perf-2'.J38:'perf-2'.J38 'perf-2'.L38:'perf-2'.L38" chart:error-lower-range="'perf-2'.B38:'perf-2'.B38 'perf-2'.D38:'perf-2'.D38 'perf-2'.F38:'perf-2'.F38 'perf-2'.H38:'perf-2'.H38 'perf-2'.J38:'perf-2'.J38 'perf-2'.L38:'perf-2'.L38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perf-2'.B38:'perf-2'.B38 'perf-2'.D38:'perf-2'.D38 'perf-2'.F38:'perf-2'.F38 'perf-2'.H38:'perf-2'.H38 'perf-2'.J38:'perf-2'.J38 'perf-2'.L38:'perf-2'.L38" chart:error-lower-range="'perf-2'.B38:'perf-2'.B38 'perf-2'.D38:'perf-2'.D38 'perf-2'.F38:'perf-2'.F38 'perf-2'.H38:'perf-2'.H38 'perf-2'.J38:'perf-2'.J38 'perf-2'.L38:'perf-2'.L38" loext:std-weight="1"/>
      <style:graphic-properties draw:stroke="solid" svg:stroke-width="0cm" svg:stroke-color="#ff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505cm" svg:y="0.316cm" chart:style-name="ch2">
          <text:p>Performance score, second experiment, 7000 samples</text:p>
        </chart:title>
        <chart:legend chart:legend-position="end" svg:x="12.061cm" svg:y="3.705cm" style:legend-expansion="high" chart:style-name="ch3"/>
        <chart:plot-area chart:style-name="ch4" table:cell-range-address="'perf-2'.B3:'perf-2'.B3 'perf-2'.D3:'perf-2'.D3 'perf-2'.F3:'perf-2'.F3 'perf-2'.H3:'perf-2'.H3 'perf-2'.J3:'perf-2'.J3 'perf-2'.L3:'perf-2'.L3 'perf-2'.B11:'perf-2'.B11 'perf-2'.D11:'perf-2'.D11 'perf-2'.F11:'perf-2'.F11 'perf-2'.H11:'perf-2'.H11 'perf-2'.J11:'perf-2'.J11 'perf-2'.L11:'perf-2'.L11 'perf-2'.B24:'perf-2'.B24 'perf-2'.D24:'perf-2'.D24 'perf-2'.F24:'perf-2'.F24 'perf-2'.H24:'perf-2'.H24 'perf-2'.J24:'perf-2'.J24 'perf-2'.L24:'perf-2'.L24 'perf-2'.B37:'perf-2'.B37 'perf-2'.D37:'perf-2'.D37 'perf-2'.F37:'perf-2'.F37 'perf-2'.H37:'perf-2'.H37 'perf-2'.J37:'perf-2'.J37 'perf-2'.L37:'perf-2'.L37" chart:data-source-has-labels="both" svg:x="1.33cm" svg:y="1.275cm" svg:width="10.412cm" svg:height="6.569cm">
          <chart:coordinate-region svg:x="2.242cm" svg:y="1.474cm" svg:width="9.009cm" svg:height="5.723cm"/>
          <chart:axis chart:dimension="x" chart:name="primary-x" chart:style-name="ch5" chartooo:axis-type="auto">
            <chartooo:date-scale/>
            <chart:title svg:x="4.627cm" svg:y="8.024cm" chart:style-name="ch6">
              <text:p>State-Choosing Algorithm</text:p>
            </chart:title>
            <chart:categories table:cell-range-address="'perf-2'.B3:'perf-2'.B3 'perf-2'.D3:'perf-2'.D3 'perf-2'.F3:'perf-2'.F3 'perf-2'.H3:'perf-2'.H3 'perf-2'.J3:'perf-2'.J3 'perf-2'.L3:'perf-2'.L3"/>
          </chart:axis>
          <chart:axis chart:dimension="y" chart:name="primary-y" chart:style-name="ch7">
            <chart:title svg:x="0.451cm" svg:y="6.005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2'.B11:'perf-2'.B11 'perf-2'.D11:'perf-2'.D11 'perf-2'.F11:'perf-2'.F11 'perf-2'.H11:'perf-2'.H11 'perf-2'.J11:'perf-2'.J11 'perf-2'.L11:'perf-2'.L11" loext:label-string="&quot;Reference Model&quot;" chart:class="chart:line">
            <chart:error-indicator chart:style-name="ch11" chart:dimension="y"/>
            <chart:data-point chart:repeated="6"/>
          </chart:series>
          <chart:series chart:style-name="ch12" chart:values-cell-range-address="'perf-2'.B24:'perf-2'.B24 'perf-2'.D24:'perf-2'.D24 'perf-2'.F24:'perf-2'.F24 'perf-2'.H24:'perf-2'.H24 'perf-2'.J24:'perf-2'.J24 'perf-2'.L24:'perf-2'.L24" loext:label-string="&quot;Learned Model&quot;" chart:class="chart:line">
            <chart:error-indicator chart:style-name="ch13" chart:dimension="y"/>
            <chart:data-point chart:repeated="6"/>
          </chart:series>
          <chart:series chart:style-name="ch14" chart:values-cell-range-address="'perf-2'.B37:'perf-2'.B37 'perf-2'.D37:'perf-2'.D37 'perf-2'.F37:'perf-2'.F37 'perf-2'.H37:'perf-2'.H37 'perf-2'.J37:'perf-2'.J37 'perf-2'.L37:'perf-2'.L37" loext:label-string="&quot;Null Model&quot;" chart:class="chart:line">
            <chart:error-indicator chart:style-name="ch15" chart:dimension="y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earned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ull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Greedy</text:p>
                <draw:g>
                  <svg:desc>'perf-2'.B3:'perf-2'.B3 'perf-2'.D3:'perf-2'.D3 'perf-2'.F3:'perf-2'.F3 'perf-2'.H3:'perf-2'.H3 'perf-2'.J3:'perf-2'.J3 'perf-2'.L3:'perf-2'.L3</svg:desc>
                </draw:g>
              </table:table-cell>
              <table:table-cell office:value-type="float" office:value="0.801428571428571">
                <text:p>0.801428571428571</text:p>
                <draw:g>
                  <svg:desc>'perf-2'.B11:'perf-2'.B11 'perf-2'.D11:'perf-2'.D11 'perf-2'.F11:'perf-2'.F11 'perf-2'.H11:'perf-2'.H11 'perf-2'.J11:'perf-2'.J11 'perf-2'.L11:'perf-2'.L11</svg:desc>
                </draw:g>
              </table:table-cell>
              <table:table-cell office:value-type="float" office:value="0.0571740465062704">
                <text:p>0.0571740465062704</text:p>
                <draw:g>
                  <svg:desc>'perf-2'.B12:'perf-2'.B12 'perf-2'.D12:'perf-2'.D12 'perf-2'.F12:'perf-2'.F12 'perf-2'.H12:'perf-2'.H12 'perf-2'.J12:'perf-2'.J12 'perf-2'.L12:'perf-2'.L12</svg:desc>
                </draw:g>
              </table:table-cell>
              <table:table-cell office:value-type="float" office:value="0.0571740465062704">
                <text:p>0.0571740465062704</text:p>
                <draw:g>
                  <svg:desc>'perf-2'.B12:'perf-2'.B12 'perf-2'.D12:'perf-2'.D12 'perf-2'.F12:'perf-2'.F12 'perf-2'.H12:'perf-2'.H12 'perf-2'.J12:'perf-2'.J12 'perf-2'.L12:'perf-2'.L12</svg:desc>
                </draw:g>
              </table:table-cell>
              <table:table-cell office:value-type="float" office:value="0.796571428571429">
                <text:p>0.796571428571429</text:p>
                <draw:g>
                  <svg:desc>'perf-2'.B24:'perf-2'.B24 'perf-2'.D24:'perf-2'.D24 'perf-2'.F24:'perf-2'.F24 'perf-2'.H24:'perf-2'.H24 'perf-2'.J24:'perf-2'.J24 'perf-2'.L24:'perf-2'.L24</svg:desc>
                </draw:g>
              </table:table-cell>
              <table:table-cell office:value-type="float" office:value="0.0457889130533846">
                <text:p>0.0457889130533846</text:p>
                <draw:g>
                  <svg:desc>'perf-2'.B25:'perf-2'.B25 'perf-2'.D25:'perf-2'.D25 'perf-2'.F25:'perf-2'.F25 'perf-2'.H25:'perf-2'.H25 'perf-2'.J25:'perf-2'.J25 'perf-2'.L25:'perf-2'.L25</svg:desc>
                </draw:g>
              </table:table-cell>
              <table:table-cell office:value-type="float" office:value="0.0457889130533846">
                <text:p>0.0457889130533846</text:p>
                <draw:g>
                  <svg:desc>'perf-2'.B25:'perf-2'.B25 'perf-2'.D25:'perf-2'.D25 'perf-2'.F25:'perf-2'.F25 'perf-2'.H25:'perf-2'.H25 'perf-2'.J25:'perf-2'.J25 'perf-2'.L25:'perf-2'.L25</svg:desc>
                </draw:g>
              </table:table-cell>
              <table:table-cell office:value-type="float" office:value="0.789714285714286">
                <text:p>0.789714285714286</text:p>
                <draw:g>
                  <svg:desc>'perf-2'.B37:'perf-2'.B37 'perf-2'.D37:'perf-2'.D37 'perf-2'.F37:'perf-2'.F37 'perf-2'.H37:'perf-2'.H37 'perf-2'.J37:'perf-2'.J37 'perf-2'.L37:'perf-2'.L37</svg:desc>
                </draw:g>
              </table:table-cell>
              <table:table-cell office:value-type="float" office:value="0.0441438140752144">
                <text:p>0.0441438140752144</text:p>
                <draw:g>
                  <svg:desc>'perf-2'.B38:'perf-2'.B38 'perf-2'.D38:'perf-2'.D38 'perf-2'.F38:'perf-2'.F38 'perf-2'.H38:'perf-2'.H38 'perf-2'.J38:'perf-2'.J38 'perf-2'.L38:'perf-2'.L38</svg:desc>
                </draw:g>
              </table:table-cell>
              <table:table-cell office:value-type="float" office:value="0.0441438140752144">
                <text:p>0.0441438140752144</text:p>
                <draw:g>
                  <svg:desc>'perf-2'.B38:'perf-2'.B38 'perf-2'.D38:'perf-2'.D38 'perf-2'.F38:'perf-2'.F38 'perf-2'.H38:'perf-2'.H38 'perf-2'.J38:'perf-2'.J38 'perf-2'.L38:'perf-2'.L38</svg:desc>
                </draw:g>
              </table:table-cell>
            </table:table-row>
            <table:table-row>
              <table:table-cell office:value-type="string">
                <text:p>g = 2</text:p>
              </table:table-cell>
              <table:table-cell office:value-type="float" office:value="0.807142857142857">
                <text:p>0.807142857142857</text:p>
              </table:table-cell>
              <table:table-cell office:value-type="float" office:value="0.0458588411419341">
                <text:p>0.0458588411419341</text:p>
              </table:table-cell>
              <table:table-cell office:value-type="float" office:value="0.0458588411419341">
                <text:p>0.0458588411419341</text:p>
              </table:table-cell>
              <table:table-cell office:value-type="float" office:value="0.796714285714286">
                <text:p>0.796714285714286</text:p>
              </table:table-cell>
              <table:table-cell office:value-type="float" office:value="0.0433997039254703">
                <text:p>0.0433997039254703</text:p>
              </table:table-cell>
              <table:table-cell office:value-type="float" office:value="0.0433997039254703">
                <text:p>0.0433997039254703</text:p>
              </table:table-cell>
              <table:table-cell office:value-type="float" office:value="0.789714285714286">
                <text:p>0.789714285714286</text:p>
              </table:table-cell>
              <table:table-cell office:value-type="float" office:value="0.0434447301029091">
                <text:p>0.0434447301029091</text:p>
              </table:table-cell>
              <table:table-cell office:value-type="float" office:value="0.0434447301029091">
                <text:p>0.0434447301029091</text:p>
              </table:table-cell>
            </table:table-row>
            <table:table-row>
              <table:table-cell office:value-type="string">
                <text:p>g = 5</text:p>
              </table:table-cell>
              <table:table-cell office:value-type="float" office:value="0.818142857142857">
                <text:p>0.818142857142857</text:p>
              </table:table-cell>
              <table:table-cell office:value-type="float" office:value="0.0463372239768773">
                <text:p>0.0463372239768773</text:p>
              </table:table-cell>
              <table:table-cell office:value-type="float" office:value="0.0463372239768773">
                <text:p>0.0463372239768773</text:p>
              </table:table-cell>
              <table:table-cell office:value-type="float" office:value="0.796857142857143">
                <text:p>0.796857142857143</text:p>
              </table:table-cell>
              <table:table-cell office:value-type="float" office:value="0.0436167637578192">
                <text:p>0.0436167637578192</text:p>
              </table:table-cell>
              <table:table-cell office:value-type="float" office:value="0.0436167637578192">
                <text:p>0.0436167637578192</text:p>
              </table:table-cell>
              <table:table-cell office:value-type="float" office:value="0.788857142857143">
                <text:p>0.788857142857143</text:p>
              </table:table-cell>
              <table:table-cell office:value-type="float" office:value="0.0437188917719215">
                <text:p>0.0437188917719215</text:p>
              </table:table-cell>
              <table:table-cell office:value-type="float" office:value="0.0437188917719215">
                <text:p>0.0437188917719215</text:p>
              </table:table-cell>
            </table:table-row>
            <table:table-row>
              <table:table-cell office:value-type="string">
                <text:p>g = 10</text:p>
              </table:table-cell>
              <table:table-cell office:value-type="float" office:value="0.824857142857143">
                <text:p>0.824857142857143</text:p>
              </table:table-cell>
              <table:table-cell office:value-type="float" office:value="0.0457294970916107">
                <text:p>0.0457294970916107</text:p>
              </table:table-cell>
              <table:table-cell office:value-type="float" office:value="0.0457294970916107">
                <text:p>0.0457294970916107</text:p>
              </table:table-cell>
              <table:table-cell office:value-type="float" office:value="0.803">
                <text:p>0.803</text:p>
              </table:table-cell>
              <table:table-cell office:value-type="float" office:value="0.0424402153823162">
                <text:p>0.0424402153823162</text:p>
              </table:table-cell>
              <table:table-cell office:value-type="float" office:value="0.0424402153823162">
                <text:p>0.0424402153823162</text:p>
              </table:table-cell>
              <table:table-cell office:value-type="float" office:value="0.789714285714286">
                <text:p>0.789714285714286</text:p>
              </table:table-cell>
              <table:table-cell office:value-type="float" office:value="0.0433015713959567">
                <text:p>0.0433015713959567</text:p>
              </table:table-cell>
              <table:table-cell office:value-type="float" office:value="0.0433015713959567">
                <text:p>0.0433015713959567</text:p>
              </table:table-cell>
            </table:table-row>
            <table:table-row>
              <table:table-cell office:value-type="string">
                <text:p>g = 20</text:p>
              </table:table-cell>
              <table:table-cell office:value-type="float" office:value="0.829428571428571">
                <text:p>0.829428571428571</text:p>
              </table:table-cell>
              <table:table-cell office:value-type="float" office:value="0.0453059313574006">
                <text:p>0.0453059313574006</text:p>
              </table:table-cell>
              <table:table-cell office:value-type="float" office:value="0.0453059313574006">
                <text:p>0.0453059313574006</text:p>
              </table:table-cell>
              <table:table-cell office:value-type="float" office:value="0.803714285714286">
                <text:p>0.803714285714286</text:p>
              </table:table-cell>
              <table:table-cell office:value-type="float" office:value="0.042429521117278">
                <text:p>0.042429521117278</text:p>
              </table:table-cell>
              <table:table-cell office:value-type="float" office:value="0.042429521117278">
                <text:p>0.042429521117278</text:p>
              </table:table-cell>
              <table:table-cell office:value-type="float" office:value="0.789">
                <text:p>0.789</text:p>
              </table:table-cell>
              <table:table-cell office:value-type="float" office:value="0.0435850706064421">
                <text:p>0.0435850706064421</text:p>
              </table:table-cell>
              <table:table-cell office:value-type="float" office:value="0.0435850706064421">
                <text:p>0.0435850706064421</text:p>
              </table:table-cell>
            </table:table-row>
            <table:table-row>
              <table:table-cell office:value-type="string">
                <text:p>g = 50</text:p>
              </table:table-cell>
              <table:table-cell office:value-type="float" office:value="0.832857142857143">
                <text:p>0.832857142857143</text:p>
              </table:table-cell>
              <table:table-cell office:value-type="float" office:value="0.0444778988878532">
                <text:p>0.0444778988878532</text:p>
              </table:table-cell>
              <table:table-cell office:value-type="float" office:value="0.0444778988878532">
                <text:p>0.0444778988878532</text:p>
              </table:table-cell>
              <table:table-cell office:value-type="float" office:value="0.812857142857143">
                <text:p>0.812857142857143</text:p>
              </table:table-cell>
              <table:table-cell office:value-type="float" office:value="0.0426116665731435">
                <text:p>0.0426116665731435</text:p>
              </table:table-cell>
              <table:table-cell office:value-type="float" office:value="0.0426116665731435">
                <text:p>0.0426116665731435</text:p>
              </table:table-cell>
              <table:table-cell office:value-type="float" office:value="0.789571428571429">
                <text:p>0.789571428571429</text:p>
              </table:table-cell>
              <table:table-cell office:value-type="float" office:value="0.0438620714236667">
                <text:p>0.0438620714236667</text:p>
              </table:table-cell>
              <table:table-cell office:value-type="float" office:value="0.0438620714236667">
                <text:p>0.043862071423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439cm" svg:y="0.316cm" chart:style-name="ch2">
          <text:p>Performance score of the learned model, 7000 samples</text:p>
        </chart:title>
        <chart:legend chart:legend-position="end" svg:x="11.638cm" svg:y="3.954cm" style:legend-expansion="high" chart:style-name="ch3"/>
        <chart:plot-area chart:style-name="ch4" table:cell-range-address="'perf-2'.B3:'perf-2'.B3 'perf-2'.D3:'perf-2'.D3 'perf-2'.F3:'perf-2'.F3 'perf-2'.H3:'perf-2'.H3 'perf-2'.J3:'perf-2'.J3 'perf-2'.L3:'perf-2'.L3 'perf-1'.B24:'perf-1'.B24 'perf-1'.D24:'perf-1'.D24 'perf-1'.F24:'perf-1'.F24 'perf-1'.H24:'perf-1'.H24 'perf-1'.J24:'perf-1'.J24 'perf-1'.L24:'perf-1'.L24 'perf-2'.B24:'perf-2'.B24 'perf-2'.D24:'perf-2'.D24 'perf-2'.F24:'perf-2'.F24 'perf-2'.H24:'perf-2'.H24 'perf-2'.J24:'perf-2'.J24 'perf-2'.L24:'perf-2'.L24" chart:data-source-has-labels="both" svg:x="1.33cm" svg:y="1.275cm" svg:width="9.989cm" svg:height="6.569cm">
          <chart:coordinate-region svg:x="2.242cm" svg:y="1.474cm" svg:width="8.586cm" svg:height="5.723cm"/>
          <chart:axis chart:dimension="x" chart:name="primary-x" chart:style-name="ch5" chartooo:axis-type="auto">
            <chartooo:date-scale/>
            <chart:title svg:x="4.415cm" svg:y="8.024cm" chart:style-name="ch6">
              <text:p>State-Choosing Algorithm</text:p>
            </chart:title>
            <chart:categories table:cell-range-address="'perf-2'.B3:'perf-2'.B3 'perf-2'.D3:'perf-2'.D3 'perf-2'.F3:'perf-2'.F3 'perf-2'.H3:'perf-2'.H3 'perf-2'.J3:'perf-2'.J3 'perf-2'.L3:'perf-2'.L3"/>
          </chart:axis>
          <chart:axis chart:dimension="y" chart:name="primary-y" chart:style-name="ch7">
            <chart:title svg:x="0.451cm" svg:y="6.005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1'.B24:'perf-1'.B24 'perf-1'.D24:'perf-1'.D24 'perf-1'.F24:'perf-1'.F24 'perf-1'.H24:'perf-1'.H24 'perf-1'.J24:'perf-1'.J24 'perf-1'.L24:'perf-1'.L24" loext:label-string="&quot;First Experiment&quot;" chart:class="chart:line">
            <chart:error-indicator chart:style-name="ch11" chart:dimension="y"/>
            <chart:data-point chart:repeated="6"/>
          </chart:series>
          <chart:series chart:style-name="ch12" chart:values-cell-range-address="'perf-2'.B24:'perf-2'.B24 'perf-2'.D24:'perf-2'.D24 'perf-2'.F24:'perf-2'.F24 'perf-2'.H24:'perf-2'.H24 'perf-2'.J24:'perf-2'.J24 'perf-2'.L24:'perf-2'.L24" loext:label-string="&quot;Second Experiment&quot;" chart:class="chart:line">
            <chart:error-indicator chart:style-name="ch13" chart:dimension="y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cond Experimen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Greedy</text:p>
                <draw:g>
                  <svg:desc>'perf-2'.B3:'perf-2'.B3 'perf-2'.D3:'perf-2'.D3 'perf-2'.F3:'perf-2'.F3 'perf-2'.H3:'perf-2'.H3 'perf-2'.J3:'perf-2'.J3 'perf-2'.L3:'perf-2'.L3</svg:desc>
                </draw:g>
              </table:table-cell>
              <table:table-cell office:value-type="float" office:value="0.819714285714286">
                <text:p>0.819714285714286</text:p>
                <draw:g>
                  <svg:desc>'perf-1'.B24:'perf-1'.B24 'perf-1'.D24:'perf-1'.D24 'perf-1'.F24:'perf-1'.F24 'perf-1'.H24:'perf-1'.H24 'perf-1'.J24:'perf-1'.J24 'perf-1'.L24:'perf-1'.L24</svg:desc>
                </draw:g>
              </table:table-cell>
              <table:table-cell office:value-type="float" office:value="0.0383415098495577">
                <text:p>0.0383415098495577</text:p>
                <draw:g>
                  <svg:desc>'perf-1'.B25:'perf-1'.B25 'perf-1'.D25:'perf-1'.D25 'perf-1'.F25:'perf-1'.F25 'perf-1'.H25:'perf-1'.H25 'perf-1'.J25:'perf-1'.J25 'perf-1'.L25:'perf-1'.L25</svg:desc>
                </draw:g>
              </table:table-cell>
              <table:table-cell office:value-type="float" office:value="0.0383415098495577">
                <text:p>0.0383415098495577</text:p>
                <draw:g>
                  <svg:desc>'perf-1'.B25:'perf-1'.B25 'perf-1'.D25:'perf-1'.D25 'perf-1'.F25:'perf-1'.F25 'perf-1'.H25:'perf-1'.H25 'perf-1'.J25:'perf-1'.J25 'perf-1'.L25:'perf-1'.L25</svg:desc>
                </draw:g>
              </table:table-cell>
              <table:table-cell office:value-type="float" office:value="0.796571428571429">
                <text:p>0.796571428571429</text:p>
                <draw:g>
                  <svg:desc>'perf-2'.B24:'perf-2'.B24 'perf-2'.D24:'perf-2'.D24 'perf-2'.F24:'perf-2'.F24 'perf-2'.H24:'perf-2'.H24 'perf-2'.J24:'perf-2'.J24 'perf-2'.L24:'perf-2'.L24</svg:desc>
                </draw:g>
              </table:table-cell>
              <table:table-cell office:value-type="float" office:value="0.0383415098495577">
                <text:p>0.0383415098495577</text:p>
                <draw:g>
                  <svg:desc>'perf-1'.B25:'perf-1'.B25 'perf-1'.D25:'perf-1'.D25 'perf-1'.F25:'perf-1'.F25 'perf-1'.H25:'perf-1'.H25 'perf-1'.J25:'perf-1'.J25 'perf-1'.L25:'perf-1'.L25</svg:desc>
                </draw:g>
              </table:table-cell>
              <table:table-cell office:value-type="float" office:value="0.0383415098495577">
                <text:p>0.0383415098495577</text:p>
                <draw:g>
                  <svg:desc>'perf-1'.B25:'perf-1'.B25 'perf-1'.D25:'perf-1'.D25 'perf-1'.F25:'perf-1'.F25 'perf-1'.H25:'perf-1'.H25 'perf-1'.J25:'perf-1'.J25 'perf-1'.L25:'perf-1'.L25</svg:desc>
                </draw:g>
              </table:table-cell>
            </table:table-row>
            <table:table-row>
              <table:table-cell office:value-type="string">
                <text:p>g = 2</text:p>
              </table:table-cell>
              <table:table-cell office:value-type="float" office:value="0.789">
                <text:p>0.789</text:p>
              </table:table-cell>
              <table:table-cell office:value-type="float" office:value="0.041843085866527">
                <text:p>0.041843085866527</text:p>
              </table:table-cell>
              <table:table-cell office:value-type="float" office:value="0.041843085866527">
                <text:p>0.041843085866527</text:p>
              </table:table-cell>
              <table:table-cell office:value-type="float" office:value="0.796714285714286">
                <text:p>0.796714285714286</text:p>
              </table:table-cell>
              <table:table-cell office:value-type="float" office:value="0.041843085866527">
                <text:p>0.041843085866527</text:p>
              </table:table-cell>
              <table:table-cell office:value-type="float" office:value="0.041843085866527">
                <text:p>0.041843085866527</text:p>
              </table:table-cell>
            </table:table-row>
            <table:table-row>
              <table:table-cell office:value-type="string">
                <text:p>g = 5</text:p>
              </table:table-cell>
              <table:table-cell office:value-type="float" office:value="0.792142857142857">
                <text:p>0.792142857142857</text:p>
              </table:table-cell>
              <table:table-cell office:value-type="float" office:value="0.0445622757486276">
                <text:p>0.0445622757486276</text:p>
              </table:table-cell>
              <table:table-cell office:value-type="float" office:value="0.0445622757486276">
                <text:p>0.0445622757486276</text:p>
              </table:table-cell>
              <table:table-cell office:value-type="float" office:value="0.796857142857143">
                <text:p>0.796857142857143</text:p>
              </table:table-cell>
              <table:table-cell office:value-type="float" office:value="0.0445622757486276">
                <text:p>0.0445622757486276</text:p>
              </table:table-cell>
              <table:table-cell office:value-type="float" office:value="0.0445622757486276">
                <text:p>0.0445622757486276</text:p>
              </table:table-cell>
            </table:table-row>
            <table:table-row>
              <table:table-cell office:value-type="string">
                <text:p>g = 10</text:p>
              </table:table-cell>
              <table:table-cell office:value-type="float" office:value="0.792428571428571">
                <text:p>0.792428571428571</text:p>
              </table:table-cell>
              <table:table-cell office:value-type="float" office:value="0.0420320370633333">
                <text:p>0.0420320370633333</text:p>
              </table:table-cell>
              <table:table-cell office:value-type="float" office:value="0.0420320370633333">
                <text:p>0.0420320370633333</text:p>
              </table:table-cell>
              <table:table-cell office:value-type="float" office:value="0.803">
                <text:p>0.803</text:p>
              </table:table-cell>
              <table:table-cell office:value-type="float" office:value="0.0420320370633333">
                <text:p>0.0420320370633333</text:p>
              </table:table-cell>
              <table:table-cell office:value-type="float" office:value="0.0420320370633333">
                <text:p>0.0420320370633333</text:p>
              </table:table-cell>
            </table:table-row>
            <table:table-row>
              <table:table-cell office:value-type="string">
                <text:p>g = 20</text:p>
              </table:table-cell>
              <table:table-cell office:value-type="float" office:value="0.793571428571428">
                <text:p>0.793571428571428</text:p>
              </table:table-cell>
              <table:table-cell office:value-type="float" office:value="0.0427964982312057">
                <text:p>0.0427964982312057</text:p>
              </table:table-cell>
              <table:table-cell office:value-type="float" office:value="0.0427964982312057">
                <text:p>0.0427964982312057</text:p>
              </table:table-cell>
              <table:table-cell office:value-type="float" office:value="0.803714285714286">
                <text:p>0.803714285714286</text:p>
              </table:table-cell>
              <table:table-cell office:value-type="float" office:value="0.0427964982312057">
                <text:p>0.0427964982312057</text:p>
              </table:table-cell>
              <table:table-cell office:value-type="float" office:value="0.0427964982312057">
                <text:p>0.0427964982312057</text:p>
              </table:table-cell>
            </table:table-row>
            <table:table-row>
              <table:table-cell office:value-type="string">
                <text:p>g = 50</text:p>
              </table:table-cell>
              <table:table-cell office:value-type="float" office:value="0.796857142857143">
                <text:p>0.796857142857143</text:p>
              </table:table-cell>
              <table:table-cell office:value-type="float" office:value="0.0430641940556965">
                <text:p>0.0430641940556965</text:p>
              </table:table-cell>
              <table:table-cell office:value-type="float" office:value="0.0430641940556965">
                <text:p>0.0430641940556965</text:p>
              </table:table-cell>
              <table:table-cell office:value-type="float" office:value="0.812857142857143">
                <text:p>0.812857142857143</text:p>
              </table:table-cell>
              <table:table-cell office:value-type="float" office:value="0.0430641940556965">
                <text:p>0.0430641940556965</text:p>
              </table:table-cell>
              <table:table-cell office:value-type="float" office:value="0.0430641940556965">
                <text:p>0.04306419405569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acttra.B24:acttra.F24" chart:error-lower-range="acttra.B24:acttra.F24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cttra.B24:acttra.F24" chart:error-lower-range="acttra.B24:acttra.F24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acttra.B60:acttra.F60" chart:error-lower-range="acttra.B60:acttra.F60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acttra.B60:acttra.F60" chart:error-lower-range="acttra.B60:acttra.F60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74cm" svg:height="9.005cm" xlink:href=".." xlink:type="simple" chart:class="chart:line" chart:style-name="ch1">
        <chart:title svg:x="3.066cm" svg:y="0.315cm" chart:style-name="ch2">
          <text:p>Action transition exploration for LD-DFS, varying x
1000 learning rounds, 7 samples</text:p>
        </chart:title>
        <chart:legend chart:legend-position="end" svg:x="11.914cm" svg:y="3.954cm" style:legend-expansion="high" chart:style-name="ch3"/>
        <chart:plot-area chart:style-name="ch4" table:cell-range-address="acttra.B15:acttra.F15 acttra.B23:acttra.F23 acttra.B59:acttra.F59" chart:data-source-has-labels="both" svg:x="1.336cm" svg:y="1.778cm" svg:width="10.253cm" svg:height="6.066cm">
          <chart:coordinate-region svg:x="2.063cm" svg:y="1.977cm" svg:width="9.339cm" svg:height="5.22cm"/>
          <chart:axis chart:dimension="x" chart:name="primary-x" chart:style-name="ch5" chartooo:axis-type="auto">
            <chartooo:date-scale/>
            <chart:title svg:x="5.36cm" svg:y="8.024cm" chart:style-name="ch6">
              <text:p>Exploration (x)</text:p>
            </chart:title>
            <chart:categories table:cell-range-address="acttra.B15:acttra.F15"/>
          </chart:axis>
          <chart:axis chart:dimension="y" chart:name="primary-y" chart:style-name="ch7">
            <chart:title svg:x="0.451cm" svg:y="6.932cm" chart:style-name="ch8">
              <text:p>Action Transition Exploration</text:p>
            </chart:title>
            <chart:grid chart:style-name="ch9" chart:class="major"/>
          </chart:axis>
          <chart:series chart:style-name="ch10" chart:values-cell-range-address="acttra.B23:acttra.F23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acttra.B59:acttra.F59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24</text:p>
              </table:table-cell>
              <table:table-cell office:value-type="string">
                <text:p>Linha 24</text:p>
              </table:table-cell>
              <table:table-cell office:value-type="string">
                <text:p>Second Experiment</text:p>
              </table:table-cell>
              <table:table-cell office:value-type="string">
                <text:p>Linha 60</text:p>
              </table:table-cell>
              <table:table-cell office:value-type="string">
                <text:p>Linha 60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cttra.B15:acttra.F15</svg:desc>
                </draw:g>
              </table:table-cell>
              <table:table-cell office:value-type="float" office:value="0.922285714285714">
                <text:p>0.922285714285714</text:p>
                <draw:g>
                  <svg:desc>acttra.B23:acttra.F23</svg:desc>
                </draw:g>
              </table:table-cell>
              <table:table-cell office:value-type="float" office:value="0.0344901642294064">
                <text:p>0.0344901642294064</text:p>
                <draw:g>
                  <svg:desc>acttra.B24:acttra.F24</svg:desc>
                </draw:g>
              </table:table-cell>
              <table:table-cell office:value-type="float" office:value="0.0344901642294064">
                <text:p>0.0344901642294064</text:p>
                <draw:g>
                  <svg:desc>acttra.B24:acttra.F24</svg:desc>
                </draw:g>
              </table:table-cell>
              <table:table-cell office:value-type="float" office:value="0.673285714285714">
                <text:p>0.673285714285714</text:p>
                <draw:g>
                  <svg:desc>acttra.B59:acttra.F59</svg:desc>
                </draw:g>
              </table:table-cell>
              <table:table-cell office:value-type="float" office:value="0.0592022361225044">
                <text:p>0.0592022361225044</text:p>
                <draw:g>
                  <svg:desc>acttra.B60:acttra.F60</svg:desc>
                </draw:g>
              </table:table-cell>
              <table:table-cell office:value-type="float" office:value="0.0592022361225044">
                <text:p>0.0592022361225044</text:p>
                <draw:g>
                  <svg:desc>acttra.B60:acttra.F6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31285714285714">
                <text:p>0.831285714285714</text:p>
              </table:table-cell>
              <table:table-cell office:value-type="float" office:value="0.0626064807234158">
                <text:p>0.0626064807234158</text:p>
              </table:table-cell>
              <table:table-cell office:value-type="float" office:value="0.0626064807234158">
                <text:p>0.0626064807234158</text:p>
              </table:table-cell>
              <table:table-cell office:value-type="float" office:value="0.595857142857143">
                <text:p>0.595857142857143</text:p>
              </table:table-cell>
              <table:table-cell office:value-type="float" office:value="0.092371403532025">
                <text:p>0.092371403532025</text:p>
              </table:table-cell>
              <table:table-cell office:value-type="float" office:value="0.092371403532025">
                <text:p>0.0923714035320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94714285714286">
                <text:p>0.694714285714286</text:p>
              </table:table-cell>
              <table:table-cell office:value-type="float" office:value="0.104177275650234">
                <text:p>0.104177275650234</text:p>
              </table:table-cell>
              <table:table-cell office:value-type="float" office:value="0.104177275650234">
                <text:p>0.104177275650234</text:p>
              </table:table-cell>
              <table:table-cell office:value-type="float" office:value="0.518285714285714">
                <text:p>0.518285714285714</text:p>
              </table:table-cell>
              <table:table-cell office:value-type="float" office:value="0.091218993427382">
                <text:p>0.091218993427382</text:p>
              </table:table-cell>
              <table:table-cell office:value-type="float" office:value="0.091218993427382">
                <text:p>0.0912189934273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79142857142857">
                <text:p>0.779142857142857</text:p>
              </table:table-cell>
              <table:table-cell office:value-type="float" office:value="0.175222171895595">
                <text:p>0.175222171895595</text:p>
              </table:table-cell>
              <table:table-cell office:value-type="float" office:value="0.175222171895595">
                <text:p>0.175222171895595</text:p>
              </table:table-cell>
              <table:table-cell office:value-type="float" office:value="0.312285714285714">
                <text:p>0.312285714285714</text:p>
              </table:table-cell>
              <table:table-cell office:value-type="float" office:value="0.15357052048458">
                <text:p>0.15357052048458</text:p>
              </table:table-cell>
              <table:table-cell office:value-type="float" office:value="0.15357052048458">
                <text:p>0.153570520484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acttra.B36:acttra.F36" chart:error-lower-range="acttra.B36:acttra.F36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cttra.B36:acttra.F36" chart:error-lower-range="acttra.B36:acttra.F36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acttra.B72:acttra.F72" chart:error-lower-range="acttra.B72:acttra.F72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acttra.B72:acttra.F72" chart:error-lower-range="acttra.B72:acttra.F72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74cm" svg:height="9.005cm" xlink:href=".." xlink:type="simple" chart:class="chart:line" chart:style-name="ch1">
        <chart:title svg:x="3.132cm" svg:y="0.315cm" chart:style-name="ch2">
          <text:p>Action transition exploration for Greedy, varying x
1000 learning rounds, 7 samples</text:p>
        </chart:title>
        <chart:legend chart:legend-position="end" svg:x="11.914cm" svg:y="3.954cm" style:legend-expansion="high" chart:style-name="ch3"/>
        <chart:plot-area chart:style-name="ch4" table:cell-range-address="acttra.B27:acttra.F27 acttra.B35:acttra.F35 acttra.B71:acttra.F71" chart:data-source-has-labels="both" svg:x="1.336cm" svg:y="1.778cm" svg:width="10.253cm" svg:height="6.066cm">
          <chart:coordinate-region svg:x="2.063cm" svg:y="1.977cm" svg:width="9.339cm" svg:height="5.22cm"/>
          <chart:axis chart:dimension="x" chart:name="primary-x" chart:style-name="ch5" chartooo:axis-type="auto">
            <chartooo:date-scale/>
            <chart:title svg:x="5.36cm" svg:y="8.024cm" chart:style-name="ch6">
              <text:p>Exploration (x)</text:p>
            </chart:title>
            <chart:categories table:cell-range-address="acttra.B27:acttra.F27"/>
          </chart:axis>
          <chart:axis chart:dimension="y" chart:name="primary-y" chart:style-name="ch7">
            <chart:title svg:x="0.451cm" svg:y="6.932cm" chart:style-name="ch8">
              <text:p>Action Transition Exploration</text:p>
            </chart:title>
            <chart:grid chart:style-name="ch9" chart:class="major"/>
          </chart:axis>
          <chart:series chart:style-name="ch10" chart:values-cell-range-address="acttra.B35:acttra.F35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acttra.B71:acttra.F71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36</text:p>
              </table:table-cell>
              <table:table-cell office:value-type="string">
                <text:p>Linha 36</text:p>
              </table:table-cell>
              <table:table-cell office:value-type="string">
                <text:p>Second Experiment</text:p>
              </table:table-cell>
              <table:table-cell office:value-type="string">
                <text:p>Linha 72</text:p>
              </table:table-cell>
              <table:table-cell office:value-type="string">
                <text:p>Linha 72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cttra.B27:acttra.F27</svg:desc>
                </draw:g>
              </table:table-cell>
              <table:table-cell office:value-type="float" office:value="0.889571428571429">
                <text:p>0.889571428571429</text:p>
                <draw:g>
                  <svg:desc>acttra.B35:acttra.F35</svg:desc>
                </draw:g>
              </table:table-cell>
              <table:table-cell office:value-type="float" office:value="0.0514031683292549">
                <text:p>0.0514031683292549</text:p>
                <draw:g>
                  <svg:desc>acttra.B36:acttra.F36</svg:desc>
                </draw:g>
              </table:table-cell>
              <table:table-cell office:value-type="float" office:value="0.0514031683292549">
                <text:p>0.0514031683292549</text:p>
                <draw:g>
                  <svg:desc>acttra.B36:acttra.F36</svg:desc>
                </draw:g>
              </table:table-cell>
              <table:table-cell office:value-type="float" office:value="0.640857142857143">
                <text:p>0.640857142857143</text:p>
                <draw:g>
                  <svg:desc>acttra.B71:acttra.F71</svg:desc>
                </draw:g>
              </table:table-cell>
              <table:table-cell office:value-type="float" office:value="0.0324007642473063">
                <text:p>0.0324007642473063</text:p>
                <draw:g>
                  <svg:desc>acttra.B72:acttra.F72</svg:desc>
                </draw:g>
              </table:table-cell>
              <table:table-cell office:value-type="float" office:value="0.0324007642473063">
                <text:p>0.0324007642473063</text:p>
                <draw:g>
                  <svg:desc>acttra.B72:acttra.F7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96142857142857">
                <text:p>0.896142857142857</text:p>
              </table:table-cell>
              <table:table-cell office:value-type="float" office:value="0.0776733085245045">
                <text:p>0.0776733085245045</text:p>
              </table:table-cell>
              <table:table-cell office:value-type="float" office:value="0.0776733085245045">
                <text:p>0.0776733085245045</text:p>
              </table:table-cell>
              <table:table-cell office:value-type="float" office:value="0.669428571428571">
                <text:p>0.669428571428571</text:p>
              </table:table-cell>
              <table:table-cell office:value-type="float" office:value="0.0490063164053273">
                <text:p>0.0490063164053273</text:p>
              </table:table-cell>
              <table:table-cell office:value-type="float" office:value="0.0490063164053273">
                <text:p>0.04900631640532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50714285714286">
                <text:p>0.850714285714286</text:p>
              </table:table-cell>
              <table:table-cell office:value-type="float" office:value="0.110593420970258">
                <text:p>0.110593420970258</text:p>
              </table:table-cell>
              <table:table-cell office:value-type="float" office:value="0.110593420970258">
                <text:p>0.110593420970258</text:p>
              </table:table-cell>
              <table:table-cell office:value-type="float" office:value="0.577714285714286">
                <text:p>0.577714285714286</text:p>
              </table:table-cell>
              <table:table-cell office:value-type="float" office:value="0.0774525968699873">
                <text:p>0.0774525968699873</text:p>
              </table:table-cell>
              <table:table-cell office:value-type="float" office:value="0.0774525968699873">
                <text:p>0.07745259686998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94714285714286">
                <text:p>0.694714285714286</text:p>
              </table:table-cell>
              <table:table-cell office:value-type="float" office:value="0.0899587206921676">
                <text:p>0.0899587206921676</text:p>
              </table:table-cell>
              <table:table-cell office:value-type="float" office:value="0.0899587206921676">
                <text:p>0.0899587206921676</text:p>
              </table:table-cell>
              <table:table-cell office:value-type="float" office:value="0.587714285714286">
                <text:p>0.587714285714286</text:p>
              </table:table-cell>
              <table:table-cell office:value-type="float" office:value="0.0324330812890906">
                <text:p>0.0324330812890906</text:p>
              </table:table-cell>
              <table:table-cell office:value-type="float" office:value="0.0324330812890906">
                <text:p>0.032433081289090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68857142857143">
                <text:p>0.668857142857143</text:p>
              </table:table-cell>
              <table:table-cell office:value-type="float" office:value="0.222280924786203">
                <text:p>0.222280924786203</text:p>
              </table:table-cell>
              <table:table-cell office:value-type="float" office:value="0.222280924786203">
                <text:p>0.222280924786203</text:p>
              </table:table-cell>
              <table:table-cell office:value-type="float" office:value="0.416571428571429">
                <text:p>0.416571428571429</text:p>
              </table:table-cell>
              <table:table-cell office:value-type="float" office:value="0.0554402295054687">
                <text:p>0.0554402295054687</text:p>
              </table:table-cell>
              <table:table-cell office:value-type="float" office:value="0.0554402295054687">
                <text:p>0.05544022950546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2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yneva.B24:syneva.F24" chart:error-lower-range="syneva.B24:syneva.F24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yneva.B24:syneva.F24" chart:error-lower-range="syneva.B24:syneva.F24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yneva.B60:syneva.F60" chart:error-lower-range="syneva.B60:syneva.F60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yneva.B60:syneva.F60" chart:error-lower-range="syneva.B60:syneva.F60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061cm" svg:y="0.315cm" chart:style-name="ch2">
          <text:p>Syntactic evaluation score for LD-DFS, varying x
1000 learning rounds, 7 samples</text:p>
        </chart:title>
        <chart:legend chart:legend-position="end" svg:x="11.638cm" svg:y="3.954cm" style:legend-expansion="high" chart:style-name="ch3"/>
        <chart:plot-area chart:style-name="ch4" table:cell-range-address="syneva.B15:syneva.F15 syneva.B23:syneva.F23 syneva.B59:syneva.F59" chart:data-source-has-labels="both" svg:x="1.33cm" svg:y="1.778cm" svg:width="9.989cm" svg:height="6.066cm">
          <chart:coordinate-region svg:x="2.242cm" svg:y="1.978cm" svg:width="8.89cm" svg:height="5.219cm"/>
          <chart:axis chart:dimension="x" chart:name="primary-x" chart:style-name="ch5" chartooo:axis-type="auto">
            <chartooo:date-scale/>
            <chart:title svg:x="5.222cm" svg:y="8.024cm" chart:style-name="ch6">
              <text:p>Exploration (x)</text:p>
            </chart:title>
            <chart:categories table:cell-range-address="syneva.B15:syneva.F15"/>
          </chart:axis>
          <chart:axis chart:dimension="y" chart:name="primary-y" chart:style-name="ch7">
            <chart:title svg:x="0.451cm" svg:y="6.786cm" chart:style-name="ch8">
              <text:p>Syntactic Evaluation Score</text:p>
            </chart:title>
            <chart:grid chart:style-name="ch9" chart:class="major"/>
          </chart:axis>
          <chart:series chart:style-name="ch10" chart:values-cell-range-address="syneva.B23:syneva.F23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syneva.B59:syneva.F59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24</text:p>
              </table:table-cell>
              <table:table-cell office:value-type="string">
                <text:p>Linha 24</text:p>
              </table:table-cell>
              <table:table-cell office:value-type="string">
                <text:p>Second Experiment</text:p>
              </table:table-cell>
              <table:table-cell office:value-type="string">
                <text:p>Linha 60</text:p>
              </table:table-cell>
              <table:table-cell office:value-type="string">
                <text:p>Linha 60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yneva.B15:syneva.F15</svg:desc>
                </draw:g>
              </table:table-cell>
              <table:table-cell office:value-type="float" office:value="0.414142857142857">
                <text:p>0.414142857142857</text:p>
                <draw:g>
                  <svg:desc>syneva.B23:syneva.F23</svg:desc>
                </draw:g>
              </table:table-cell>
              <table:table-cell office:value-type="float" office:value="0.100608860728779">
                <text:p>0.100608860728779</text:p>
                <draw:g>
                  <svg:desc>syneva.B24:syneva.F24</svg:desc>
                </draw:g>
              </table:table-cell>
              <table:table-cell office:value-type="float" office:value="0.100608860728779">
                <text:p>0.100608860728779</text:p>
                <draw:g>
                  <svg:desc>syneva.B24:syneva.F24</svg:desc>
                </draw:g>
              </table:table-cell>
              <table:table-cell office:value-type="float" office:value="0.312571428571429">
                <text:p>0.312571428571429</text:p>
                <draw:g>
                  <svg:desc>syneva.B59:syneva.F59</svg:desc>
                </draw:g>
              </table:table-cell>
              <table:table-cell office:value-type="float" office:value="0.0981119380144556">
                <text:p>0.0981119380144556</text:p>
                <draw:g>
                  <svg:desc>syneva.B60:syneva.F60</svg:desc>
                </draw:g>
              </table:table-cell>
              <table:table-cell office:value-type="float" office:value="0.0981119380144556">
                <text:p>0.0981119380144556</text:p>
                <draw:g>
                  <svg:desc>syneva.B60:syneva.F6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8666666666667">
                <text:p>0.438666666666667</text:p>
              </table:table-cell>
              <table:table-cell office:value-type="float" office:value="0.0595135838835695">
                <text:p>0.0595135838835695</text:p>
              </table:table-cell>
              <table:table-cell office:value-type="float" office:value="0.0595135838835695">
                <text:p>0.0595135838835695</text:p>
              </table:table-cell>
              <table:table-cell office:value-type="float" office:value="0.312142857142857">
                <text:p>0.312142857142857</text:p>
              </table:table-cell>
              <table:table-cell office:value-type="float" office:value="0.0375917924172665">
                <text:p>0.0375917924172665</text:p>
              </table:table-cell>
              <table:table-cell office:value-type="float" office:value="0.0375917924172665">
                <text:p>0.03759179241726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2">
                <text:p>0.432</text:p>
              </table:table-cell>
              <table:table-cell office:value-type="float" office:value="0.073132300205404">
                <text:p>0.073132300205404</text:p>
              </table:table-cell>
              <table:table-cell office:value-type="float" office:value="0.073132300205404">
                <text:p>0.073132300205404</text:p>
              </table:table-cell>
              <table:table-cell office:value-type="float" office:value="0.356857142857143">
                <text:p>0.356857142857143</text:p>
              </table:table-cell>
              <table:table-cell office:value-type="float" office:value="0.0788657690243969">
                <text:p>0.0788657690243969</text:p>
              </table:table-cell>
              <table:table-cell office:value-type="float" office:value="0.0788657690243969">
                <text:p>0.07886576902439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86">
                <text:p>0.486</text:p>
              </table:table-cell>
              <table:table-cell office:value-type="float" office:value="0.0746592258197204">
                <text:p>0.0746592258197204</text:p>
              </table:table-cell>
              <table:table-cell office:value-type="float" office:value="0.0746592258197204">
                <text:p>0.0746592258197204</text:p>
              </table:table-cell>
              <table:table-cell office:value-type="float" office:value="0.369142857142857">
                <text:p>0.369142857142857</text:p>
              </table:table-cell>
              <table:table-cell office:value-type="float" office:value="0.0492694244991373">
                <text:p>0.0492694244991373</text:p>
              </table:table-cell>
              <table:table-cell office:value-type="float" office:value="0.0492694244991373">
                <text:p>0.04926942449913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2" chart:maximum="0.5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yneva.B36:syneva.F36" chart:error-lower-range="syneva.B36:syneva.F36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yneva.B36:syneva.F36" chart:error-lower-range="syneva.B36:syneva.F36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yneva.B72:syneva.F72" chart:error-lower-range="syneva.B72:syneva.F72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yneva.B72:syneva.F72" chart:error-lower-range="syneva.B72:syneva.F72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127cm" svg:y="0.315cm" chart:style-name="ch2">
          <text:p>Syntactic evaluation score for Greedy, varying x
1000 learning rounds, 7 samples</text:p>
        </chart:title>
        <chart:legend chart:legend-position="end" svg:x="11.638cm" svg:y="3.954cm" style:legend-expansion="high" chart:style-name="ch3"/>
        <chart:plot-area chart:style-name="ch4" table:cell-range-address="syneva.B27:syneva.F27 syneva.B35:syneva.F35 syneva.B71:syneva.F71" chart:data-source-has-labels="both" svg:x="1.33cm" svg:y="1.778cm" svg:width="9.989cm" svg:height="6.066cm">
          <chart:coordinate-region svg:x="2.242cm" svg:y="1.977cm" svg:width="8.89cm" svg:height="5.22cm"/>
          <chart:axis chart:dimension="x" chart:name="primary-x" chart:style-name="ch5" chartooo:axis-type="auto">
            <chartooo:date-scale/>
            <chart:title svg:x="5.222cm" svg:y="8.024cm" chart:style-name="ch6">
              <text:p>Exploration (x)</text:p>
            </chart:title>
            <chart:categories table:cell-range-address="syneva.B27:syneva.F27"/>
          </chart:axis>
          <chart:axis chart:dimension="y" chart:name="primary-y" chart:style-name="ch7">
            <chart:title svg:x="0.451cm" svg:y="6.786cm" chart:style-name="ch8">
              <text:p>Syntactic Evaluation Score</text:p>
            </chart:title>
            <chart:grid chart:style-name="ch9" chart:class="major"/>
          </chart:axis>
          <chart:series chart:style-name="ch10" chart:values-cell-range-address="syneva.B35:syneva.F35" loext:label-string="&quot;First Experiment&quot;" chart:class="chart:line">
            <chart:error-indicator chart:style-name="ch11" chart:dimension="y"/>
            <chart:data-point chart:repeated="5"/>
          </chart:series>
          <chart:series chart:style-name="ch12" chart:values-cell-range-address="syneva.B71:syneva.F71" loext:label-string="&quot;Second Experiment&quot;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36</text:p>
              </table:table-cell>
              <table:table-cell office:value-type="string">
                <text:p>Linha 36</text:p>
              </table:table-cell>
              <table:table-cell office:value-type="string">
                <text:p>Second Experiment</text:p>
              </table:table-cell>
              <table:table-cell office:value-type="string">
                <text:p>Linha 72</text:p>
              </table:table-cell>
              <table:table-cell office:value-type="string">
                <text:p>Linha 72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yneva.B27:syneva.F27</svg:desc>
                </draw:g>
              </table:table-cell>
              <table:table-cell office:value-type="float" office:value="0.440857142857143">
                <text:p>0.440857142857143</text:p>
                <draw:g>
                  <svg:desc>syneva.B35:syneva.F35</svg:desc>
                </draw:g>
              </table:table-cell>
              <table:table-cell office:value-type="float" office:value="0.0670657104920952">
                <text:p>0.0670657104920952</text:p>
                <draw:g>
                  <svg:desc>syneva.B36:syneva.F36</svg:desc>
                </draw:g>
              </table:table-cell>
              <table:table-cell office:value-type="float" office:value="0.0670657104920952">
                <text:p>0.0670657104920952</text:p>
                <draw:g>
                  <svg:desc>syneva.B36:syneva.F36</svg:desc>
                </draw:g>
              </table:table-cell>
              <table:table-cell office:value-type="float" office:value="0.333857142857143">
                <text:p>0.333857142857143</text:p>
                <draw:g>
                  <svg:desc>syneva.B71:syneva.F71</svg:desc>
                </draw:g>
              </table:table-cell>
              <table:table-cell office:value-type="float" office:value="0.0783058715794003">
                <text:p>0.0783058715794003</text:p>
                <draw:g>
                  <svg:desc>syneva.B72:syneva.F72</svg:desc>
                </draw:g>
              </table:table-cell>
              <table:table-cell office:value-type="float" office:value="0.0783058715794003">
                <text:p>0.0783058715794003</text:p>
                <draw:g>
                  <svg:desc>syneva.B72:syneva.F7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86333333333333">
                <text:p>0.386333333333333</text:p>
              </table:table-cell>
              <table:table-cell office:value-type="float" office:value="0.0632097038963692">
                <text:p>0.0632097038963692</text:p>
              </table:table-cell>
              <table:table-cell office:value-type="float" office:value="0.0632097038963692">
                <text:p>0.0632097038963692</text:p>
              </table:table-cell>
              <table:table-cell office:value-type="float" office:value="0.305666666666667">
                <text:p>0.305666666666667</text:p>
              </table:table-cell>
              <table:table-cell office:value-type="float" office:value="0.0484754233263276">
                <text:p>0.0484754233263276</text:p>
              </table:table-cell>
              <table:table-cell office:value-type="float" office:value="0.0484754233263276">
                <text:p>0.04847542332632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372">
                <text:p>0.4372</text:p>
              </table:table-cell>
              <table:table-cell office:value-type="float" office:value="0.0567512114408142">
                <text:p>0.0567512114408142</text:p>
              </table:table-cell>
              <table:table-cell office:value-type="float" office:value="0.0567512114408142">
                <text:p>0.0567512114408142</text:p>
              </table:table-cell>
              <table:table-cell office:value-type="float" office:value="0.330571428571429">
                <text:p>0.330571428571429</text:p>
              </table:table-cell>
              <table:table-cell office:value-type="float" office:value="0.0537768758943134">
                <text:p>0.0537768758943134</text:p>
              </table:table-cell>
              <table:table-cell office:value-type="float" office:value="0.0537768758943134">
                <text:p>0.05377687589431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51285714285714">
                <text:p>0.451285714285714</text:p>
              </table:table-cell>
              <table:table-cell office:value-type="float" office:value="0.0439192982856598">
                <text:p>0.0439192982856598</text:p>
              </table:table-cell>
              <table:table-cell office:value-type="float" office:value="0.0439192982856598">
                <text:p>0.0439192982856598</text:p>
              </table:table-cell>
              <table:table-cell office:value-type="float" office:value="0.313571428571429">
                <text:p>0.313571428571429</text:p>
              </table:table-cell>
              <table:table-cell office:value-type="float" office:value="0.0304239880294982">
                <text:p>0.0304239880294982</text:p>
              </table:table-cell>
              <table:table-cell office:value-type="float" office:value="0.0304239880294982">
                <text:p>0.03042398802949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085">
                <text:p>0.4085</text:p>
              </table:table-cell>
              <table:table-cell office:value-type="float" office:value="0.0964878230659186">
                <text:p>0.0964878230659186</text:p>
              </table:table-cell>
              <table:table-cell office:value-type="float" office:value="0.0964878230659186">
                <text:p>0.0964878230659186</text:p>
              </table:table-cell>
              <table:table-cell office:value-type="float" office:value="0.288285714285714">
                <text:p>0.288285714285714</text:p>
              </table:table-cell>
              <table:table-cell office:value-type="float" office:value="0.0710790974565525">
                <text:p>0.0710790974565525</text:p>
              </table:table-cell>
              <table:table-cell office:value-type="float" office:value="0.0710790974565525">
                <text:p>0.07107909745655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